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table:formula="of:=[.F3]/[.E3]" office:value-type="percentage" office:value="0.894988066825776" calcext:value-type="percentage">
            <text:p>89.50%</text:p>
          </table:table-cell>
          <table:table-cell table:formula="of:=[.F3]/[.C3]" office:value-type="percentage" office:value="0.0702641933670602" calcext:value-type="percentage">
            <text:p>7.03%</text:p>
          </table:table-cell>
          <table:table-cell table:formula="of:=2*([.H3]*[.I3])/([.H3]+[.I3])" office:value-type="percentage" office:value="0.130298818624044" calcext:value-type="percentage">
            <text:p>13.0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table:formula="of:=[.F4]/[.E4]" office:value-type="percentage" office:value="0.900302114803625" calcext:value-type="percentage">
            <text:p>90.03%</text:p>
          </table:table-cell>
          <table:table-cell table:formula="of:=[.F4]/[.C4]" office:value-type="percentage" office:value="0.0953905249679898" calcext:value-type="percentage">
            <text:p>9.54%</text:p>
          </table:table-cell>
          <table:table-cell table:formula="of:=2*([.H4]*[.I4])/([.H4]+[.I4])" office:value-type="percentage" office:value="0.172503617945007" calcext:value-type="percentage">
            <text:p>17.2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table:formula="of:=[.F5]/[.E5]" office:value-type="percentage" office:value="0.908127208480565" calcext:value-type="percentage">
            <text:p>90.81%</text:p>
          </table:table-cell>
          <table:table-cell table:formula="of:=[.F5]/[.C5]" office:value-type="percentage" office:value="0.114019520851819" calcext:value-type="percentage">
            <text:p>11.40%</text:p>
          </table:table-cell>
          <table:table-cell table:formula="of:=2*([.H5]*[.I5])/([.H5]+[.I5])" office:value-type="percentage" office:value="0.202601497832085" calcext:value-type="percentage">
            <text:p>20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[.F6]/[.E6]" office:value-type="percentage" office:value="0.901185770750988" calcext:value-type="percentage">
            <text:p>90.12%</text:p>
          </table:table-cell>
          <table:table-cell table:formula="of:=[.F6]/[.C6]" office:value-type="percentage" office:value="0.133645955451348" calcext:value-type="percentage">
            <text:p>13.36%</text:p>
          </table:table-cell>
          <table:table-cell table:formula="of:=2*([.H6]*[.I6])/([.H6]+[.I6])" office:value-type="percentage" office:value="0.232771822358346" calcext:value-type="percentage">
            <text:p>23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formula="of:=[.F7]/[.E7]" office:value-type="percentage" office:value="0.899122807017544" calcext:value-type="percentage">
            <text:p>89.91%</text:p>
          </table:table-cell>
          <table:table-cell table:formula="of:=[.F7]/[.C7]" office:value-type="percentage" office:value="0.152757078986587" calcext:value-type="percentage">
            <text:p>15.28%</text:p>
          </table:table-cell>
          <table:table-cell table:formula="of:=2*([.H7]*[.I7])/([.H7]+[.I7])" office:value-type="percentage" office:value="0.261146496815287" calcext:value-type="percentage">
            <text:p>26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F8]/[.E8]" office:value-type="percentage" office:value="0.893203883495146" calcext:value-type="percentage">
            <text:p>89.32%</text:p>
          </table:table-cell>
          <table:table-cell table:formula="of:=[.F8]/[.C8]" office:value-type="percentage" office:value="0.16819012797075" calcext:value-type="percentage">
            <text:p>16.82%</text:p>
          </table:table-cell>
          <table:table-cell table:formula="of:=2*([.H8]*[.I8])/([.H8]+[.I8])" office:value-type="percentage" office:value="0.283076923076923" calcext:value-type="percentage">
            <text:p>28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F9]/[.E9]" office:value-type="percentage" office:value="0.887640449438202" calcext:value-type="percentage">
            <text:p>88.76%</text:p>
          </table:table-cell>
          <table:table-cell table:formula="of:=[.F9]/[.C9]" office:value-type="percentage" office:value="0.175166297117517" calcext:value-type="percentage">
            <text:p>17.52%</text:p>
          </table:table-cell>
          <table:table-cell table:formula="of:=2*([.H9]*[.I9])/([.H9]+[.I9])" office:value-type="percentage" office:value="0.292592592592593" calcext:value-type="percentage">
            <text:p>29.2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F10]/[.E10]" office:value-type="percentage" office:value="0.901234567901235" calcext:value-type="percentage">
            <text:p>90.12%</text:p>
          </table:table-cell>
          <table:table-cell table:formula="of:=[.F10]/[.C10]" office:value-type="percentage" office:value="0.187660668380463" calcext:value-type="percentage">
            <text:p>18.77%</text:p>
          </table:table-cell>
          <table:table-cell table:formula="of:=2*([.H10]*[.I10])/([.H10]+[.I10])" office:value-type="percentage" office:value="0.31063829787234" calcext:value-type="percentage">
            <text:p>31.0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904109589041096" calcext:value-type="percentage">
            <text:p>90.41%</text:p>
          </table:table-cell>
          <table:table-cell table:formula="of:=[.F11]/[.C11]" office:value-type="percentage" office:value="0.192139737991266" calcext:value-type="percentage">
            <text:p>19.21%</text:p>
          </table:table-cell>
          <table:table-cell table:formula="of:=2*([.H11]*[.I11])/([.H11]+[.I11])" office:value-type="percentage" office:value="0.316926770708283" calcext:value-type="percentage">
            <text:p>31.6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897058823529412" calcext:value-type="percentage">
            <text:p>89.71%</text:p>
          </table:table-cell>
          <table:table-cell table:formula="of:=[.F12]/[.C12]" office:value-type="percentage" office:value="0.199021207177814" calcext:value-type="percentage">
            <text:p>19.90%</text:p>
          </table:table-cell>
          <table:table-cell table:formula="of:=2*([.H12]*[.I12])/([.H12]+[.I12])" office:value-type="percentage" office:value="0.325767690253672" calcext:value-type="percentage">
            <text:p>32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889763779527559" calcext:value-type="percentage">
            <text:p>88.98%</text:p>
          </table:table-cell>
          <table:table-cell table:formula="of:=[.F13]/[.C13]" office:value-type="percentage" office:value="0.209647495361781" calcext:value-type="percentage">
            <text:p>20.96%</text:p>
          </table:table-cell>
          <table:table-cell table:formula="of:=2*([.H13]*[.I13])/([.H13]+[.I13])" office:value-type="percentage" office:value="0.339339339339339" calcext:value-type="percentage">
            <text:p>33.9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889830508474576" calcext:value-type="percentage">
            <text:p>88.98%</text:p>
          </table:table-cell>
          <table:table-cell table:formula="of:=[.F14]/[.C14]" office:value-type="percentage" office:value="0.215163934426229" calcext:value-type="percentage">
            <text:p>21.52%</text:p>
          </table:table-cell>
          <table:table-cell table:formula="of:=2*([.H14]*[.I14])/([.H14]+[.I14])" office:value-type="percentage" office:value="0.346534653465346" calcext:value-type="percentage">
            <text:p>34.6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889908256880734" calcext:value-type="percentage">
            <text:p>88.99%</text:p>
          </table:table-cell>
          <table:table-cell table:formula="of:=[.F15]/[.C15]" office:value-type="percentage" office:value="0.218468468468468" calcext:value-type="percentage">
            <text:p>21.85%</text:p>
          </table:table-cell>
          <table:table-cell table:formula="of:=2*([.H15]*[.I15])/([.H15]+[.I15])" office:value-type="percentage" office:value="0.350813743218807" calcext:value-type="percentage">
            <text:p>35.0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F16]/[.E16]" office:value-type="percentage" office:value="0.903846153846154" calcext:value-type="percentage">
            <text:p>90.38%</text:p>
          </table:table-cell>
          <table:table-cell table:formula="of:=[.F16]/[.C16]" office:value-type="percentage" office:value="0.236180904522613" calcext:value-type="percentage">
            <text:p>23.62%</text:p>
          </table:table-cell>
          <table:table-cell table:formula="of:=2*([.H16]*[.I16])/([.H16]+[.I16])" office:value-type="percentage" office:value="0.374501992031872" calcext:value-type="percentage">
            <text:p>37.4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F17]/[.E17]" office:value-type="percentage" office:value="0.917525773195876" calcext:value-type="percentage">
            <text:p>91.75%</text:p>
          </table:table-cell>
          <table:table-cell table:formula="of:=[.F17]/[.C17]" office:value-type="percentage" office:value="0.243835616438356" calcext:value-type="percentage">
            <text:p>24.38%</text:p>
          </table:table-cell>
          <table:table-cell table:formula="of:=2*([.H17]*[.I17])/([.H17]+[.I17])" office:value-type="percentage" office:value="0.385281385281385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[.F18]/[.E18]" office:value-type="percentage" office:value="0.913978494623656" calcext:value-type="percentage">
            <text:p>91.40%</text:p>
          </table:table-cell>
          <table:table-cell table:formula="of:=[.F18]/[.C18]" office:value-type="percentage" office:value="0.257575757575758" calcext:value-type="percentage">
            <text:p>25.76%</text:p>
          </table:table-cell>
          <table:table-cell table:formula="of:=2*([.H18]*[.I18])/([.H18]+[.I18])" office:value-type="percentage" office:value="0.401891252955083" calcext:value-type="percentage">
            <text:p>40.1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906976744186046" calcext:value-type="percentage">
            <text:p>90.70%</text:p>
          </table:table-cell>
          <table:table-cell table:formula="of:=[.F19]/[.C19]" office:value-type="percentage" office:value="0.258278145695364" calcext:value-type="percentage">
            <text:p>25.83%</text:p>
          </table:table-cell>
          <table:table-cell table:formula="of:=2*([.H19]*[.I19])/([.H19]+[.I19])" office:value-type="percentage" office:value="0.402061855670103" calcext:value-type="percentage">
            <text:p>40.2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F20]/[.E20]" office:value-type="percentage" office:value="0.914634146341463" calcext:value-type="percentage">
            <text:p>91.46%</text:p>
          </table:table-cell>
          <table:table-cell table:formula="of:=[.F20]/[.C20]" office:value-type="percentage" office:value="0.26978417266187" calcext:value-type="percentage">
            <text:p>26.98%</text:p>
          </table:table-cell>
          <table:table-cell table:formula="of:=2*([.H20]*[.I20])/([.H20]+[.I20])" office:value-type="percentage" office:value="0.416666666666667" calcext:value-type="percentage">
            <text:p>41.6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F21]/[.E21]" office:value-type="percentage" office:value="0.916666666666667" calcext:value-type="percentage">
            <text:p>91.67%</text:p>
          </table:table-cell>
          <table:table-cell table:formula="of:=[.F21]/[.C21]" office:value-type="percentage" office:value="0.259842519685039" calcext:value-type="percentage">
            <text:p>25.98%</text:p>
          </table:table-cell>
          <table:table-cell table:formula="of:=2*([.H21]*[.I21])/([.H21]+[.I21])" office:value-type="percentage" office:value="0.404907975460123" calcext:value-type="percentage">
            <text:p>40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formula="of:=[.F26]/[.E26]" office:value-type="percentage" office:value="0.883720930232558" calcext:value-type="percentage">
            <text:p>88.37%</text:p>
          </table:table-cell>
          <table:table-cell table:formula="of:=[.F26]/[.C26]" office:value-type="percentage" office:value="0.0213603147835863" calcext:value-type="percentage">
            <text:p>2.14%</text:p>
          </table:table-cell>
          <table:table-cell table:formula="of:=2*([.H26]*[.I26])/([.H26]+[.I26])" office:value-type="percentage" office:value="0.0417124039517014" calcext:value-type="percentage">
            <text:p>4.17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[.F27]/[.E27]" office:value-type="percentage" office:value="0.894230769230769" calcext:value-type="percentage">
            <text:p>89.42%</text:p>
          </table:table-cell>
          <table:table-cell table:formula="of:=[.F27]/[.C27]" office:value-type="percentage" office:value="0.0297695262483995" calcext:value-type="percentage">
            <text:p>2.98%</text:p>
          </table:table-cell>
          <table:table-cell table:formula="of:=2*([.H27]*[.I27])/([.H27]+[.I27])" office:value-type="percentage" office:value="0.0576208178438662" calcext:value-type="percentage">
            <text:p>5.7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[.F28]/[.E28]" office:value-type="percentage" office:value="0.911111111111111" calcext:value-type="percentage">
            <text:p>91.11%</text:p>
          </table:table-cell>
          <table:table-cell table:formula="of:=[.F28]/[.C28]" office:value-type="percentage" office:value="0.036379769299024" calcext:value-type="percentage">
            <text:p>3.64%</text:p>
          </table:table-cell>
          <table:table-cell table:formula="of:=2*([.H28]*[.I28])/([.H28]+[.I28])" office:value-type="percentage" office:value="0.0699658703071672" calcext:value-type="percentage">
            <text:p>7.0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F29]/[.E29]" office:value-type="percentage" office:value="0.903614457831325" calcext:value-type="percentage">
            <text:p>90.36%</text:p>
          </table:table-cell>
          <table:table-cell table:formula="of:=[.F29]/[.C29]" office:value-type="percentage" office:value="0.0439624853458382" calcext:value-type="percentage">
            <text:p>4.40%</text:p>
          </table:table-cell>
          <table:table-cell table:formula="of:=2*([.H29]*[.I29])/([.H29]+[.I29])" office:value-type="percentage" office:value="0.0838457238680827" calcext:value-type="percentage">
            <text:p>8.3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905405405405405" calcext:value-type="percentage">
            <text:p>90.54%</text:p>
          </table:table-cell>
          <table:table-cell table:formula="of:=[.F30]/[.C30]" office:value-type="percentage" office:value="0.0499254843517139" calcext:value-type="percentage">
            <text:p>4.99%</text:p>
          </table:table-cell>
          <table:table-cell table:formula="of:=2*([.H30]*[.I30])/([.H30]+[.I30])" office:value-type="percentage" office:value="0.0946327683615819" calcext:value-type="percentage">
            <text:p>9.46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F31]/[.E31]" office:value-type="percentage" office:value="0.911764705882353" calcext:value-type="percentage">
            <text:p>91.18%</text:p>
          </table:table-cell>
          <table:table-cell table:formula="of:=[.F31]/[.C31]" office:value-type="percentage" office:value="0.056672760511883" calcext:value-type="percentage">
            <text:p>5.67%</text:p>
          </table:table-cell>
          <table:table-cell table:formula="of:=2*([.H31]*[.I31])/([.H31]+[.I31])" office:value-type="percentage" office:value="0.10671256454389" calcext:value-type="percentage">
            <text:p>10.6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F32]/[.E32]" office:value-type="percentage" office:value="0.898305084745763" calcext:value-type="percentage">
            <text:p>89.83%</text:p>
          </table:table-cell>
          <table:table-cell table:formula="of:=[.F32]/[.C32]" office:value-type="percentage" office:value="0.0587583148558758" calcext:value-type="percentage">
            <text:p>5.88%</text:p>
          </table:table-cell>
          <table:table-cell table:formula="of:=2*([.H32]*[.I32])/([.H32]+[.I32])" office:value-type="percentage" office:value="0.110301768990635" calcext:value-type="percentage">
            <text:p>11.0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F33]/[.E33]" office:value-type="percentage" office:value="0.890909090909091" calcext:value-type="percentage">
            <text:p>89.09%</text:p>
          </table:table-cell>
          <table:table-cell table:formula="of:=[.F33]/[.C33]" office:value-type="percentage" office:value="0.0629820051413882" calcext:value-type="percentage">
            <text:p>6.30%</text:p>
          </table:table-cell>
          <table:table-cell table:formula="of:=2*([.H33]*[.I33])/([.H33]+[.I3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F34]/[.E34]" office:value-type="percentage" office:value="0.903846153846154" calcext:value-type="percentage">
            <text:p>90.38%</text:p>
          </table:table-cell>
          <table:table-cell table:formula="of:=[.F34]/[.C34]" office:value-type="percentage" office:value="0.0684133915574964" calcext:value-type="percentage">
            <text:p>6.84%</text:p>
          </table:table-cell>
          <table:table-cell table:formula="of:=2*([.H34]*[.I34])/([.H34]+[.I34])" office:value-type="percentage" office:value="0.127198917456022" calcext:value-type="percentage">
            <text:p>12.7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F35]/[.E35]" office:value-type="percentage" office:value="0.9" calcext:value-type="percentage">
            <text:p>90.00%</text:p>
          </table:table-cell>
          <table:table-cell table:formula="of:=[.F35]/[.C35]" office:value-type="percentage" office:value="0.0734094616639478" calcext:value-type="percentage">
            <text:p>7.34%</text:p>
          </table:table-cell>
          <table:table-cell table:formula="of:=2*([.H35]*[.I35])/([.H35]+[.I35])" office:value-type="percentage" office:value="0.135746606334842" calcext:value-type="percentage">
            <text:p>13.57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F36]/[.E36]" office:value-type="percentage" office:value="0.888888888888889" calcext:value-type="percentage">
            <text:p>88.89%</text:p>
          </table:table-cell>
          <table:table-cell table:formula="of:=[.F36]/[.C36]" office:value-type="percentage" office:value="0.0742115027829314" calcext:value-type="percentage">
            <text:p>7.42%</text:p>
          </table:table-cell>
          <table:table-cell table:formula="of:=2*([.H36]*[.I36])/([.H36]+[.I36])" office:value-type="percentage" office:value="0.136986301369863" calcext:value-type="percentage">
            <text:p>13.7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F37]/[.E37]" office:value-type="percentage" office:value="0.904761904761905" calcext:value-type="percentage">
            <text:p>90.48%</text:p>
          </table:table-cell>
          <table:table-cell table:formula="of:=[.F37]/[.C37]" office:value-type="percentage" office:value="0.0778688524590164" calcext:value-type="percentage">
            <text:p>7.79%</text:p>
          </table:table-cell>
          <table:table-cell table:formula="of:=2*([.H37]*[.I37])/([.H37]+[.I37])" office:value-type="percentage" office:value="0.143396226415094" calcext:value-type="percentage">
            <text:p>14.3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F38]/[.E38]" office:value-type="percentage" office:value="0.902439024390244" calcext:value-type="percentage">
            <text:p>90.24%</text:p>
          </table:table-cell>
          <table:table-cell table:formula="of:=[.F38]/[.C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52577319587629" calcext:value-type="percentage">
            <text:p>15.2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23076923076923" calcext:value-type="percentage">
            <text:p>92.31%</text:p>
          </table:table-cell>
          <table:table-cell table:formula="of:=[.F39]/[.C39]" office:value-type="percentage" office:value="0.0904522613065327" calcext:value-type="percentage">
            <text:p>9.05%</text:p>
          </table:table-cell>
          <table:table-cell table:formula="of:=2*([.H39]*[.I39])/([.H39]+[.I39])" office:value-type="percentage" office:value="0.164759725400458" calcext:value-type="percentage">
            <text:p>16.4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45945945945946" calcext:value-type="percentage">
            <text:p>94.59%</text:p>
          </table:table-cell>
          <table:table-cell table:formula="of:=[.F40]/[.C40]" office:value-type="percentage" office:value="0.0958904109589041" calcext:value-type="percentage">
            <text:p>9.59%</text:p>
          </table:table-cell>
          <table:table-cell table:formula="of:=2*([.H40]*[.I40])/([.H40]+[.I40])" office:value-type="percentage" office:value="0.174129353233831" calcext:value-type="percentage">
            <text:p>17.4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45945945945946" calcext:value-type="percentage">
            <text:p>94.59%</text:p>
          </table:table-cell>
          <table:table-cell table:formula="of:=[.F41]/[.C41]" office:value-type="percentage" office:value="0.106060606060606" calcext:value-type="percentage">
            <text:p>10.61%</text:p>
          </table:table-cell>
          <table:table-cell table:formula="of:=2*([.H41]*[.I41])/([.H41]+[.I41])" office:value-type="percentage" office:value="0.190735694822888" calcext:value-type="percentage">
            <text:p>19.0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41176470588235" calcext:value-type="percentage">
            <text:p>94.12%</text:p>
          </table:table-cell>
          <table:table-cell table:formula="of:=[.F42]/[.C42]" office:value-type="percentage" office:value="0.105960264900662" calcext:value-type="percentage">
            <text:p>10.60%</text:p>
          </table:table-cell>
          <table:table-cell table:formula="of:=2*([.H42]*[.I42])/([.H42]+[.I42])" office:value-type="percentage" office:value="0.19047619047619" calcext:value-type="percentage">
            <text:p>19.0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66666666666667" calcext:value-type="percentage">
            <text:p>96.67%</text:p>
          </table:table-cell>
          <table:table-cell table:formula="of:=[.F43]/[.C43]" office:value-type="percentage" office:value="0.10431654676259" calcext:value-type="percentage">
            <text:p>10.43%</text:p>
          </table:table-cell>
          <table:table-cell table:formula="of:=2*([.H43]*[.I43])/([.H43]+[.I43])" office:value-type="percentage" office:value="0.188311688311688" calcext:value-type="percentage">
            <text:p>18.83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64285714285714" calcext:value-type="percentage">
            <text:p>96.43%</text:p>
          </table:table-cell>
          <table:table-cell table:formula="of:=[.F44]/[.C44]" office:value-type="percentage" office:value="0.106299212598425" calcext:value-type="percentage">
            <text:p>10.63%</text:p>
          </table:table-cell>
          <table:table-cell table:formula="of:=2*([.H44]*[.I44])/([.H44]+[.I44])" office:value-type="percentage" office:value="0.191489361702128" calcext:value-type="percentage">
            <text:p>19.1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758" calcext:value-type="float">
            <text:p>758</text:p>
          </table:table-cell>
          <table:table-cell office:value-type="float" office:value="704" calcext:value-type="float">
            <text:p>704</text:p>
          </table:table-cell>
          <table:table-cell office:value-type="float" office:value="54" calcext:value-type="float">
            <text:p>54</text:p>
          </table:table-cell>
          <table:table-cell table:formula="of:=[.F3]/[.E3]" office:value-type="percentage" office:value="0.928759894459103" calcext:value-type="percentage">
            <text:p>92.88%</text:p>
          </table:table-cell>
          <table:table-cell table:formula="of:=[.F3]/[.C3]" office:value-type="percentage" office:value="0.131909312347761" calcext:value-type="percentage">
            <text:p>13.19%</text:p>
          </table:table-cell>
          <table:table-cell table:formula="of:=2*([.H3]*[.I3])/([.H3]+[.I3])" office:value-type="percentage" office:value="0.23100902378999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586" calcext:value-type="float">
            <text:p>586</text:p>
          </table:table-cell>
          <table:table-cell office:value-type="float" office:value="546" calcext:value-type="float">
            <text:p>546</text:p>
          </table:table-cell>
          <table:table-cell office:value-type="float" office:value="40" calcext:value-type="float">
            <text:p>40</text:p>
          </table:table-cell>
          <table:table-cell table:formula="of:=[.F4]/[.E4]" office:value-type="percentage" office:value="0.931740614334471" calcext:value-type="percentage">
            <text:p>93.17%</text:p>
          </table:table-cell>
          <table:table-cell table:formula="of:=[.F4]/[.C4]" office:value-type="percentage" office:value="0.174775928297055" calcext:value-type="percentage">
            <text:p>17.48%</text:p>
          </table:table-cell>
          <table:table-cell table:formula="of:=2*([.H4]*[.I4])/([.H4]+[.I4])" office:value-type="percentage" office:value="0.294339622641509" calcext:value-type="percentage">
            <text:p>29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formula="of:=[.F5]/[.E5]" office:value-type="percentage" office:value="0.933601609657948" calcext:value-type="percentage">
            <text:p>93.36%</text:p>
          </table:table-cell>
          <table:table-cell table:formula="of:=[.F5]/[.C5]" office:value-type="percentage" office:value="0.205856255545696" calcext:value-type="percentage">
            <text:p>20.59%</text:p>
          </table:table-cell>
          <table:table-cell table:formula="of:=2*([.H5]*[.I5])/([.H5]+[.I5])" office:value-type="percentage" office:value="0.337331879316612" calcext:value-type="percentage">
            <text:p>33.7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427" calcext:value-type="float">
            <text:p>427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table:formula="of:=[.F6]/[.E6]" office:value-type="percentage" office:value="0.93208430913349" calcext:value-type="percentage">
            <text:p>93.21%</text:p>
          </table:table-cell>
          <table:table-cell table:formula="of:=[.F6]/[.C6]" office:value-type="percentage" office:value="0.233294255568581" calcext:value-type="percentage">
            <text:p>23.33%</text:p>
          </table:table-cell>
          <table:table-cell table:formula="of:=2*([.H6]*[.I6])/([.H6]+[.I6])" office:value-type="percentage" office:value="0.373183309892171" calcext:value-type="percentage">
            <text:p>37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26" calcext:value-type="float">
            <text:p>26</text:p>
          </table:table-cell>
          <table:table-cell table:formula="of:=[.F7]/[.E7]" office:value-type="percentage" office:value="0.93029490616622" calcext:value-type="percentage">
            <text:p>93.03%</text:p>
          </table:table-cell>
          <table:table-cell table:formula="of:=[.F7]/[.C7]" office:value-type="percentage" office:value="0.258569299552906" calcext:value-type="percentage">
            <text:p>25.86%</text:p>
          </table:table-cell>
          <table:table-cell table:formula="of:=2*([.H7]*[.I7])/([.H7]+[.I7])" office:value-type="percentage" office:value="0.40466472303207" calcext:value-type="percentage">
            <text:p>4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table:formula="of:=[.F8]/[.E8]" office:value-type="percentage" office:value="0.928994082840237" calcext:value-type="percentage">
            <text:p>92.90%</text:p>
          </table:table-cell>
          <table:table-cell table:formula="of:=[.F8]/[.C8]" office:value-type="percentage" office:value="0.287020109689214" calcext:value-type="percentage">
            <text:p>28.70%</text:p>
          </table:table-cell>
          <table:table-cell table:formula="of:=2*([.H8]*[.I8])/([.H8]+[.I8])" office:value-type="percentage" office:value="0.438547486033519" calcext:value-type="percentage">
            <text:p>43.8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[.F9]/[.E9]" office:value-type="percentage" office:value="0.925925925925926" calcext:value-type="percentage">
            <text:p>92.59%</text:p>
          </table:table-cell>
          <table:table-cell table:formula="of:=[.F9]/[.C9]" office:value-type="percentage" office:value="0.304878048780488" calcext:value-type="percentage">
            <text:p>30.49%</text:p>
          </table:table-cell>
          <table:table-cell table:formula="of:=2*([.H9]*[.I9])/([.H9]+[.I9])" office:value-type="percentage" office:value="0.458715596330275" calcext:value-type="percentage">
            <text:p>45.8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table:formula="of:=[.F10]/[.E10]" office:value-type="percentage" office:value="0.932330827067669" calcext:value-type="percentage">
            <text:p>93.23%</text:p>
          </table:table-cell>
          <table:table-cell table:formula="of:=[.F10]/[.C10]" office:value-type="percentage" office:value="0.318766066838046" calcext:value-type="percentage">
            <text:p>31.88%</text:p>
          </table:table-cell>
          <table:table-cell table:formula="of:=2*([.H10]*[.I10])/([.H10]+[.I10])" office:value-type="percentage" office:value="0.475095785440613" calcext:value-type="percentage">
            <text:p>47.5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[.F11]/[.E11]" office:value-type="percentage" office:value="0.934426229508197" calcext:value-type="percentage">
            <text:p>93.44%</text:p>
          </table:table-cell>
          <table:table-cell table:formula="of:=[.F11]/[.C11]" office:value-type="percentage" office:value="0.331877729257642" calcext:value-type="percentage">
            <text:p>33.19%</text:p>
          </table:table-cell>
          <table:table-cell table:formula="of:=2*([.H11]*[.I11])/([.H11]+[.I11])" office:value-type="percentage" office:value="0.489795918367347" calcext:value-type="percentage">
            <text:p>48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F12]/[.E12]" office:value-type="percentage" office:value="0.929203539823009" calcext:value-type="percentage">
            <text:p>92.92%</text:p>
          </table:table-cell>
          <table:table-cell table:formula="of:=[.F12]/[.C12]" office:value-type="percentage" office:value="0.34257748776509" calcext:value-type="percentage">
            <text:p>34.26%</text:p>
          </table:table-cell>
          <table:table-cell table:formula="of:=2*([.H12]*[.I12])/([.H12]+[.I12])" office:value-type="percentage" office:value="0.500595947556615" calcext:value-type="percentage">
            <text:p>50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table:formula="of:=[.F13]/[.E13]" office:value-type="percentage" office:value="0.922705314009662" calcext:value-type="percentage">
            <text:p>92.27%</text:p>
          </table:table-cell>
          <table:table-cell table:formula="of:=[.F13]/[.C13]" office:value-type="percentage" office:value="0.354359925788497" calcext:value-type="percentage">
            <text:p>35.44%</text:p>
          </table:table-cell>
          <table:table-cell table:formula="of:=2*([.H13]*[.I13])/([.H13]+[.I13])" office:value-type="percentage" office:value="0.512064343163539" calcext:value-type="percentage">
            <text:p>51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formula="of:=[.F14]/[.E14]" office:value-type="percentage" office:value="0.922680412371134" calcext:value-type="percentage">
            <text:p>92.27%</text:p>
          </table:table-cell>
          <table:table-cell table:formula="of:=[.F14]/[.C14]" office:value-type="percentage" office:value="0.366803278688525" calcext:value-type="percentage">
            <text:p>36.68%</text:p>
          </table:table-cell>
          <table:table-cell table:formula="of:=2*([.H14]*[.I14])/([.H14]+[.I14])" office:value-type="percentage" office:value="0.524926686217009" calcext:value-type="percentage">
            <text:p>52.4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table:formula="of:=[.F15]/[.E15]" office:value-type="percentage" office:value="0.921348314606742" calcext:value-type="percentage">
            <text:p>92.13%</text:p>
          </table:table-cell>
          <table:table-cell table:formula="of:=[.F15]/[.C15]" office:value-type="percentage" office:value="0.369369369369369" calcext:value-type="percentage">
            <text:p>36.94%</text:p>
          </table:table-cell>
          <table:table-cell table:formula="of:=2*([.H15]*[.I15])/([.H15]+[.I15])" office:value-type="percentage" office:value="0.527331189710611" calcext:value-type="percentage">
            <text:p>52.7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927272727272727" calcext:value-type="percentage">
            <text:p>92.73%</text:p>
          </table:table-cell>
          <table:table-cell table:formula="of:=[.F16]/[.C16]" office:value-type="percentage" office:value="0.384422110552764" calcext:value-type="percentage">
            <text:p>38.44%</text:p>
          </table:table-cell>
          <table:table-cell table:formula="of:=2*([.H16]*[.I16])/([.H16]+[.I16])" office:value-type="percentage" office:value="0.543516873889876" calcext:value-type="percentage">
            <text:p>54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[.F17]/[.E17]" office:value-type="percentage" office:value="0.935064935064935" calcext:value-type="percentage">
            <text:p>93.51%</text:p>
          </table:table-cell>
          <table:table-cell table:formula="of:=[.F17]/[.C17]" office:value-type="percentage" office:value="0.394520547945205" calcext:value-type="percentage">
            <text:p>39.45%</text:p>
          </table:table-cell>
          <table:table-cell table:formula="of:=2*([.H17]*[.I17])/([.H17]+[.I17])" office:value-type="percentage" office:value="0.554913294797688" calcext:value-type="percentage">
            <text:p>55.4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930555555555556" calcext:value-type="percentage">
            <text:p>93.06%</text:p>
          </table:table-cell>
          <table:table-cell table:formula="of:=[.F18]/[.C18]" office:value-type="percentage" office:value="0.406060606060606" calcext:value-type="percentage">
            <text:p>40.61%</text:p>
          </table:table-cell>
          <table:table-cell table:formula="of:=2*([.H18]*[.I18])/([.H18]+[.I18])" office:value-type="percentage" office:value="0.565400843881857" calcext:value-type="percentage">
            <text:p>56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F19]/[.E19]" office:value-type="percentage" office:value="0.924812030075188" calcext:value-type="percentage">
            <text:p>92.48%</text:p>
          </table:table-cell>
          <table:table-cell table:formula="of:=[.F19]/[.C19]" office:value-type="percentage" office:value="0.407284768211921" calcext:value-type="percentage">
            <text:p>40.73%</text:p>
          </table:table-cell>
          <table:table-cell table:formula="of:=2*([.H19]*[.I19])/([.H19]+[.I19])" office:value-type="percentage" office:value="0.56551724137931" calcext:value-type="percentage">
            <text:p>56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[.F20]/[.E20]" office:value-type="percentage" office:value="0.928571428571429" calcext:value-type="percentage">
            <text:p>92.86%</text:p>
          </table:table-cell>
          <table:table-cell table:formula="of:=[.F20]/[.C20]" office:value-type="percentage" office:value="0.420863309352518" calcext:value-type="percentage">
            <text:p>42.09%</text:p>
          </table:table-cell>
          <table:table-cell table:formula="of:=2*([.H20]*[.I20])/([.H20]+[.I20])" office:value-type="percentage" office:value="0.579207920792079" calcext:value-type="percentage">
            <text:p>57.9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F21]/[.E21]" office:value-type="percentage" office:value="0.929824561403509" calcext:value-type="percentage">
            <text:p>92.98%</text:p>
          </table:table-cell>
          <table:table-cell table:formula="of:=[.F21]/[.C21]" office:value-type="percentage" office:value="0.417322834645669" calcext:value-type="percentage">
            <text:p>41.73%</text:p>
          </table:table-cell>
          <table:table-cell table:formula="of:=2*([.H21]*[.I21])/([.H21]+[.I21])" office:value-type="percentage" office:value="0.576086956521739" calcext:value-type="percentage">
            <text:p>57.6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table:formula="of:=[.F26]/[.E26]" office:value-type="percentage" office:value="0.933609958506224" calcext:value-type="percentage">
            <text:p>93.36%</text:p>
          </table:table-cell>
          <table:table-cell table:formula="of:=[.F26]/[.C26]" office:value-type="percentage" office:value="0.0421585160202361" calcext:value-type="percentage">
            <text:p>4.22%</text:p>
          </table:table-cell>
          <table:table-cell table:formula="of:=2*([.H26]*[.I26])/([.H26]+[.I26])" office:value-type="percentage" office:value="0.0806740767300108" calcext:value-type="percentage">
            <text:p>8.07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[.F27]/[.E27]" office:value-type="percentage" office:value="0.94300518134715" calcext:value-type="percentage">
            <text:p>94.30%</text:p>
          </table:table-cell>
          <table:table-cell table:formula="of:=[.F27]/[.C27]" office:value-type="percentage" office:value="0.058258642765685" calcext:value-type="percentage">
            <text:p>5.83%</text:p>
          </table:table-cell>
          <table:table-cell table:formula="of:=2*([.H27]*[.I27])/([.H27]+[.I27])" office:value-type="percentage" office:value="0.109737714802532" calcext:value-type="percentage">
            <text:p>10.9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F28]/[.E28]" office:value-type="percentage" office:value="0.952380952380952" calcext:value-type="percentage">
            <text:p>95.24%</text:p>
          </table:table-cell>
          <table:table-cell table:formula="of:=[.F28]/[.C28]" office:value-type="percentage" office:value="0.0709849157054126" calcext:value-type="percentage">
            <text:p>7.10%</text:p>
          </table:table-cell>
          <table:table-cell table:formula="of:=2*([.H28]*[.I28])/([.H28]+[.I28])" office:value-type="percentage" office:value="0.132122213047069" calcext:value-type="percentage">
            <text:p>13.2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table:formula="of:=[.F29]/[.E29]" office:value-type="percentage" office:value="0.947019867549669" calcext:value-type="percentage">
            <text:p>94.70%</text:p>
          </table:table-cell>
          <table:table-cell table:formula="of:=[.F29]/[.C29]" office:value-type="percentage" office:value="0.0838218053927315" calcext:value-type="percentage">
            <text:p>8.38%</text:p>
          </table:table-cell>
          <table:table-cell table:formula="of:=2*([.H29]*[.I29])/([.H29]+[.I29])" office:value-type="percentage" office:value="0.154011847065159" calcext:value-type="percentage">
            <text:p>15.40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946564885496183" calcext:value-type="percentage">
            <text:p>94.66%</text:p>
          </table:table-cell>
          <table:table-cell table:formula="of:=[.F30]/[.C30]" office:value-type="percentage" office:value="0.0923994038748137" calcext:value-type="percentage">
            <text:p>9.24%</text:p>
          </table:table-cell>
          <table:table-cell table:formula="of:=2*([.H30]*[.I30])/([.H30]+[.I30])" office:value-type="percentage" office:value="0.1683638832315" calcext:value-type="percentage">
            <text:p>16.8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F31]/[.E31]" office:value-type="percentage" office:value="0.95" calcext:value-type="percentage">
            <text:p>95.00%</text:p>
          </table:table-cell>
          <table:table-cell table:formula="of:=[.F31]/[.C31]" office:value-type="percentage" office:value="0.104204753199269" calcext:value-type="percentage">
            <text:p>10.42%</text:p>
          </table:table-cell>
          <table:table-cell table:formula="of:=2*([.H31]*[.I31])/([.H31]+[.I31])" office:value-type="percentage" office:value="0.187808896210873" calcext:value-type="percentage">
            <text:p>18.7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F32]/[.E32]" office:value-type="percentage" office:value="0.943396226415094" calcext:value-type="percentage">
            <text:p>94.34%</text:p>
          </table:table-cell>
          <table:table-cell table:formula="of:=[.F32]/[.C32]" office:value-type="percentage" office:value="0.110864745011086" calcext:value-type="percentage">
            <text:p>11.09%</text:p>
          </table:table-cell>
          <table:table-cell table:formula="of:=2*([.H32]*[.I32])/([.H32]+[.I32])" office:value-type="percentage" office:value="0.198412698412698" calcext:value-type="percentage">
            <text:p>19.8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formula="of:=[.F33]/[.E33]" office:value-type="percentage" office:value="0.936170212765957" calcext:value-type="percentage">
            <text:p>93.62%</text:p>
          </table:table-cell>
          <table:table-cell table:formula="of:=[.F33]/[.C33]" office:value-type="percentage" office:value="0.113110539845758" calcext:value-type="percentage">
            <text:p>11.31%</text:p>
          </table:table-cell>
          <table:table-cell table:formula="of:=2*([.H33]*[.I33])/([.H33]+[.I33])" office:value-type="percentage" office:value="0.201834862385321" calcext:value-type="percentage">
            <text:p>20.1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F34]/[.E34]" office:value-type="percentage" office:value="0.943181818181818" calcext:value-type="percentage">
            <text:p>94.32%</text:p>
          </table:table-cell>
          <table:table-cell table:formula="of:=[.F34]/[.C34]" office:value-type="percentage" office:value="0.120815138282387" calcext:value-type="percentage">
            <text:p>12.08%</text:p>
          </table:table-cell>
          <table:table-cell table:formula="of:=2*([.H34]*[.I34])/([.H34]+[.I34])" office:value-type="percentage" office:value="0.214193548387097" calcext:value-type="percentage">
            <text:p>21.4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F35]/[.E35]" office:value-type="percentage" office:value="0.939024390243902" calcext:value-type="percentage">
            <text:p>93.90%</text:p>
          </table:table-cell>
          <table:table-cell table:formula="of:=[.F35]/[.C35]" office:value-type="percentage" office:value="0.125611745513866" calcext:value-type="percentage">
            <text:p>12.56%</text:p>
          </table:table-cell>
          <table:table-cell table:formula="of:=2*([.H35]*[.I35])/([.H35]+[.I35])" office:value-type="percentage" office:value="0.22158273381295" calcext:value-type="percentage">
            <text:p>22.1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F36]/[.E36]" office:value-type="percentage" office:value="0.934210526315789" calcext:value-type="percentage">
            <text:p>93.42%</text:p>
          </table:table-cell>
          <table:table-cell table:formula="of:=[.F36]/[.C36]" office:value-type="percentage" office:value="0.131725417439703" calcext:value-type="percentage">
            <text:p>13.17%</text:p>
          </table:table-cell>
          <table:table-cell table:formula="of:=2*([.H36]*[.I36])/([.H36]+[.I36])" office:value-type="percentage" office:value="0.230894308943089" calcext:value-type="percentage">
            <text:p>23.0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F37]/[.E37]" office:value-type="percentage" office:value="0.945205479452055" calcext:value-type="percentage">
            <text:p>94.52%</text:p>
          </table:table-cell>
          <table:table-cell table:formula="of:=[.F37]/[.C37]" office:value-type="percentage" office:value="0.141393442622951" calcext:value-type="percentage">
            <text:p>14.14%</text:p>
          </table:table-cell>
          <table:table-cell table:formula="of:=2*([.H37]*[.I37])/([.H37]+[.I37])" office:value-type="percentage" office:value="0.245989304812834" calcext:value-type="percentage">
            <text:p>24.6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F38]/[.E38]" office:value-type="percentage" office:value="0.940298507462687" calcext:value-type="percentage">
            <text:p>94.03%</text:p>
          </table:table-cell>
          <table:table-cell table:formula="of:=[.F38]/[.C38]" office:value-type="percentage" office:value="0.141891891891892" calcext:value-type="percentage">
            <text:p>14.19%</text:p>
          </table:table-cell>
          <table:table-cell table:formula="of:=2*([.H38]*[.I38])/([.H38]+[.I38])" office:value-type="percentage" office:value="0.246575342465753" calcext:value-type="percentage">
            <text:p>24.6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52380952380952" calcext:value-type="percentage">
            <text:p>95.24%</text:p>
          </table:table-cell>
          <table:table-cell table:formula="of:=[.F39]/[.C39]" office:value-type="percentage" office:value="0.150753768844221" calcext:value-type="percentage">
            <text:p>15.08%</text:p>
          </table:table-cell>
          <table:table-cell table:formula="of:=2*([.H39]*[.I39])/([.H39]+[.I39])" office:value-type="percentage" office:value="0.260303687635575" calcext:value-type="percentage">
            <text:p>26.0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66666666666667" calcext:value-type="percentage">
            <text:p>96.67%</text:p>
          </table:table-cell>
          <table:table-cell table:formula="of:=[.F40]/[.C40]" office:value-type="percentage" office:value="0.158904109589041" calcext:value-type="percentage">
            <text:p>15.89%</text:p>
          </table:table-cell>
          <table:table-cell table:formula="of:=2*([.H40]*[.I40])/([.H40]+[.I40])" office:value-type="percentage" office:value="0.272941176470588" calcext:value-type="percentage">
            <text:p>27.2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6551724137931" calcext:value-type="percentage">
            <text:p>96.55%</text:p>
          </table:table-cell>
          <table:table-cell table:formula="of:=[.F41]/[.C41]" office:value-type="percentage" office:value="0.16969696969697" calcext:value-type="percentage">
            <text:p>16.97%</text:p>
          </table:table-cell>
          <table:table-cell table:formula="of:=2*([.H41]*[.I41])/([.H41]+[.I41])" office:value-type="percentage" office:value="0.288659793814433" calcext:value-type="percentage">
            <text:p>28.8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63636363636364" calcext:value-type="percentage">
            <text:p>96.36%</text:p>
          </table:table-cell>
          <table:table-cell table:formula="of:=[.F42]/[.C42]" office:value-type="percentage" office:value="0.175496688741722" calcext:value-type="percentage">
            <text:p>17.55%</text:p>
          </table:table-cell>
          <table:table-cell table:formula="of:=2*([.H42]*[.I42])/([.H42]+[.I42])" office:value-type="percentage" office:value="0.296918767507003" calcext:value-type="percentage">
            <text:p>29.6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8" calcext:value-type="percentage">
            <text:p>98.00%</text:p>
          </table:table-cell>
          <table:table-cell table:formula="of:=[.F43]/[.C43]" office:value-type="percentage" office:value="0.176258992805755" calcext:value-type="percentage">
            <text:p>17.63%</text:p>
          </table:table-cell>
          <table:table-cell table:formula="of:=2*([.H43]*[.I43])/([.H43]+[.I43])" office:value-type="percentage" office:value="0.298780487804878" calcext:value-type="percentage">
            <text:p>29.8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79166666666667" calcext:value-type="percentage">
            <text:p>97.92%</text:p>
          </table:table-cell>
          <table:table-cell table:formula="of:=[.F44]/[.C44]" office:value-type="percentage" office:value="0.18503937007874" calcext:value-type="percentage">
            <text:p>18.50%</text:p>
          </table:table-cell>
          <table:table-cell table:formula="of:=2*([.H44]*[.I44])/([.H44]+[.I44])" office:value-type="percentage" office:value="0.311258278145695" calcext:value-type="percentage">
            <text:p>31.1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1-SYNS'.A2:'INFER-1-SYNS'.A2 'INFER-1-SYNS'.A3:'INFER-1-SYNS'.A3 'INFER-1-SYNS'.A4:'INFER-1-SYNS'.A4 'INFER-1-SYNS'.A5:'INFER-1-SYNS'.A5 'INFER-1-SYNS'.A6:'INFER-1-SYNS'.A6 'INFER-1-SYNS'.A7:'INFER-1-SYNS'.A7 'INFER-1-SYNS'.A8:'INFER-1-SYNS'.A8 'INFER-1-SYNS'.A9:'INFER-1-SYNS'.A9 'INFER-1-SYNS'.A10:'INFER-1-SYNS'.A10 'INFER-1-SYNS'.A11:'INFER-1-SYNS'.A11 'INFER-1-SYNS'.A12:'INFER-1-SYNS'.A12 'INFER-1-SYNS'.A13:'INFER-1-SYNS'.A13 'INFER-1-SYNS'.A14:'INFER-1-SYNS'.A14 'INFER-1-SYNS'.A15:'INFER-1-SYNS'.A15 'INFER-1-SYNS'.A16:'INFER-1-SYNS'.A16 'INFER-1-SYNS'.A17:'INFER-1-SYNS'.A17 'INFER-1-SYNS'.A18:'INFER-1-SYNS'.A18 'INFER-1-SYNS'.A19:'INFER-1-SYNS'.A19 'INFER-1-SYNS'.A20:'INFER-1-SYNS'.A20 'INFER-1-SYNS'.A21:'INFER-1-SYNS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SYNS'.I3:'INFER-1-SYNS'.I21 'INFER-1-SYNS'.A1:'INFER-1-SYNS'.A1 'INFER-1-SYNS'.H3:'INFER-1-SYNS'.H21 'INFER-1-SYNS'.I26:'INFER-1-SYNS'.I44 'INFER-1-SYNS'.A1:'INFER-1-SYNS'.A1 'INFER-1-SYNS'.H26:'INFER-1-SYNS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SYNS'.J2:'INFER-1-SYNS'.J21 'INFER-1-BASE'.A1:'INFER-1-BASE'.A1 'INFER-1-SYNS'.J25:'INFER-1-SYNS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SYNS'.I3:'INFER-1-SYNS'.I21 'INFER-1-BASE'.A1:'INFER-1-BASE'.A1 'INFER-1-SYNS'.H3:'INFER-1-SYNS'.H21 'INFER-1-SYNS'.I26:'INFER-1-SYNS'.I44 'INFER-1-BASE'.A1:'INFER-1-BASE'.A1 'INFER-1-SYNS'.H26:'INFER-1-SYNS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F3]/[.E3]" office:value-type="percentage" office:value="0.878453038674033" calcext:value-type="percentage">
            <text:p>87.85%</text:p>
          </table:table-cell>
          <table:table-cell table:formula="of:=[.F3]/[.C3]" office:value-type="percentage" office:value="0.0297920179876335" calcext:value-type="percentage">
            <text:p>2.98%</text:p>
          </table:table-cell>
          <table:table-cell table:formula="of:=2*([.H3]*[.I3])/([.H3]+[.I3])" office:value-type="percentage" office:value="0.0576295759333092" calcext:value-type="percentage">
            <text:p>5.7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893333333333333" calcext:value-type="percentage">
            <text:p>89.33%</text:p>
          </table:table-cell>
          <table:table-cell table:formula="of:=[.F4]/[.C4]" office:value-type="percentage" office:value="0.0428937259923175" calcext:value-type="percentage">
            <text:p>4.29%</text:p>
          </table:table-cell>
          <table:table-cell table:formula="of:=2*([.H4]*[.I4])/([.H4]+[.I4])" office:value-type="percentage" office:value="0.081857055589493" calcext:value-type="percentage">
            <text:p>8.1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F5]/[.E5]" office:value-type="percentage" office:value="0.909090909090909" calcext:value-type="percentage">
            <text:p>90.91%</text:p>
          </table:table-cell>
          <table:table-cell table:formula="of:=[.F5]/[.C5]" office:value-type="percentage" office:value="0.0532386867790595" calcext:value-type="percentage">
            <text:p>5.32%</text:p>
          </table:table-cell>
          <table:table-cell table:formula="of:=2*([.H5]*[.I5])/([.H5]+[.I5])" office:value-type="percentage" office:value="0.100586756077117" calcext:value-type="percentage">
            <text:p>10.0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F6]/[.E6]" office:value-type="percentage" office:value="0.898305084745763" calcext:value-type="percentage">
            <text:p>89.83%</text:p>
          </table:table-cell>
          <table:table-cell table:formula="of:=[.F6]/[.C6]" office:value-type="percentage" office:value="0.0621336459554514" calcext:value-type="percentage">
            <text:p>6.21%</text:p>
          </table:table-cell>
          <table:table-cell table:formula="of:=2*([.H6]*[.I6])/([.H6]+[.I6])" office:value-type="percentage" office:value="0.116228070175439" calcext:value-type="percentage">
            <text:p>11.6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formula="of:=[.F7]/[.E7]" office:value-type="percentage" office:value="0.89908256880734" calcext:value-type="percentage">
            <text:p>89.91%</text:p>
          </table:table-cell>
          <table:table-cell table:formula="of:=[.F7]/[.C7]" office:value-type="percentage" office:value="0.0730253353204173" calcext:value-type="percentage">
            <text:p>7.30%</text:p>
          </table:table-cell>
          <table:table-cell table:formula="of:=2*([.H7]*[.I7])/([.H7]+[.I7])" office:value-type="percentage" office:value="0.135079255685734" calcext:value-type="percentage">
            <text:p>13.5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[.F8]/[.E8]" office:value-type="percentage" office:value="0.901960784313726" calcext:value-type="percentage">
            <text:p>90.20%</text:p>
          </table:table-cell>
          <table:table-cell table:formula="of:=[.F8]/[.C8]" office:value-type="percentage" office:value="0.0840950639853748" calcext:value-type="percentage">
            <text:p>8.41%</text:p>
          </table:table-cell>
          <table:table-cell table:formula="of:=2*([.H8]*[.I8])/([.H8]+[.I8])" office:value-type="percentage" office:value="0.153846153846154" calcext:value-type="percentage">
            <text:p>15.3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F9]/[.E9]" office:value-type="percentage" office:value="0.902173913043478" calcext:value-type="percentage">
            <text:p>90.22%</text:p>
          </table:table-cell>
          <table:table-cell table:formula="of:=[.F9]/[.C9]" office:value-type="percentage" office:value="0.0920177383592018" calcext:value-type="percentage">
            <text:p>9.20%</text:p>
          </table:table-cell>
          <table:table-cell table:formula="of:=2*([.H9]*[.I9])/([.H9]+[.I9])" office:value-type="percentage" office:value="0.167002012072435" calcext:value-type="percentage">
            <text:p>16.7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F10]/[.E10]" office:value-type="percentage" office:value="0.930232558139535" calcext:value-type="percentage">
            <text:p>93.02%</text:p>
          </table:table-cell>
          <table:table-cell table:formula="of:=[.F10]/[.C10]" office:value-type="percentage" office:value="0.102827763496144" calcext:value-type="percentage">
            <text:p>10.28%</text:p>
          </table:table-cell>
          <table:table-cell table:formula="of:=2*([.H10]*[.I10])/([.H10]+[.I10])" office:value-type="percentage" office:value="0.185185185185185" calcext:value-type="percentage">
            <text:p>18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F11]/[.E11]" office:value-type="percentage" office:value="0.948717948717949" calcext:value-type="percentage">
            <text:p>94.87%</text:p>
          </table:table-cell>
          <table:table-cell table:formula="of:=[.F11]/[.C11]" office:value-type="percentage" office:value="0.107714701601164" calcext:value-type="percentage">
            <text:p>10.77%</text:p>
          </table:table-cell>
          <table:table-cell table:formula="of:=2*([.H11]*[.I11])/([.H11]+[.I11])" office:value-type="percentage" office:value="0.193464052287582" calcext:value-type="percentage">
            <text:p>19.35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945205479452055" calcext:value-type="percentage">
            <text:p>94.52%</text:p>
          </table:table-cell>
          <table:table-cell table:formula="of:=[.F12]/[.C12]" office:value-type="percentage" office:value="0.112561174551387" calcext:value-type="percentage">
            <text:p>11.26%</text:p>
          </table:table-cell>
          <table:table-cell table:formula="of:=2*([.H12]*[.I12])/([.H12]+[.I12])" office:value-type="percentage" office:value="0.201166180758017" calcext:value-type="percentage">
            <text:p>20.1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939393939393939" calcext:value-type="percentage">
            <text:p>93.94%</text:p>
          </table:table-cell>
          <table:table-cell table:formula="of:=[.F13]/[.C13]" office:value-type="percentage" office:value="0.115027829313544" calcext:value-type="percentage">
            <text:p>11.50%</text:p>
          </table:table-cell>
          <table:table-cell table:formula="of:=2*([.H13]*[.I13])/([.H13]+[.I13])" office:value-type="percentage" office:value="0.20495867768595" calcext:value-type="percentage">
            <text:p>20.5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938461538461538" calcext:value-type="percentage">
            <text:p>93.85%</text:p>
          </table:table-cell>
          <table:table-cell table:formula="of:=[.F14]/[.C14]" office:value-type="percentage" office:value="0.125" calcext:value-type="percentage">
            <text:p>12.50%</text:p>
          </table:table-cell>
          <table:table-cell table:formula="of:=2*([.H14]*[.I14])/([.H14]+[.I14])" office:value-type="percentage" office:value="0.220614828209765" calcext:value-type="percentage">
            <text:p>22.0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934426229508197" calcext:value-type="percentage">
            <text:p>93.44%</text:p>
          </table:table-cell>
          <table:table-cell table:formula="of:=[.F15]/[.C15]" office:value-type="percentage" office:value="0.128378378378378" calcext:value-type="percentage">
            <text:p>12.84%</text:p>
          </table:table-cell>
          <table:table-cell table:formula="of:=2*([.H15]*[.I15])/([.H15]+[.I15])" office:value-type="percentage" office:value="0.225742574257426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F16]/[.E16]" office:value-type="percentage" office:value="0.947368421052632" calcext:value-type="percentage">
            <text:p>94.74%</text:p>
          </table:table-cell>
          <table:table-cell table:formula="of:=[.F16]/[.C16]" office:value-type="percentage" office:value="0.135678391959799" calcext:value-type="percentage">
            <text:p>13.57%</text:p>
          </table:table-cell>
          <table:table-cell table:formula="of:=2*([.H16]*[.I16])/([.H16]+[.I16])" office:value-type="percentage" office:value="0.237362637362637" calcext:value-type="percentage">
            <text:p>23.74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F17]/[.E17]" office:value-type="percentage" office:value="0.962264150943396" calcext:value-type="percentage">
            <text:p>96.23%</text:p>
          </table:table-cell>
          <table:table-cell table:formula="of:=[.F17]/[.C17]" office:value-type="percentage" office:value="0.13972602739726" calcext:value-type="percentage">
            <text:p>13.97%</text:p>
          </table:table-cell>
          <table:table-cell table:formula="of:=2*([.H17]*[.I17])/([.H17]+[.I17])" office:value-type="percentage" office:value="0.244019138755981" calcext:value-type="percentage">
            <text:p>24.4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F18]/[.E18]" office:value-type="percentage" office:value="0.959183673469388" calcext:value-type="percentage">
            <text:p>95.92%</text:p>
          </table:table-cell>
          <table:table-cell table:formula="of:=[.F18]/[.C18]" office:value-type="percentage" office:value="0.142424242424242" calcext:value-type="percentage">
            <text:p>14.24%</text:p>
          </table:table-cell>
          <table:table-cell table:formula="of:=2*([.H18]*[.I18])/([.H18]+[.I18])" office:value-type="percentage" office:value="0.24802110817942" calcext:value-type="percentage">
            <text:p>24.8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F19]/[.E19]" office:value-type="percentage" office:value="0.955555555555556" calcext:value-type="percentage">
            <text:p>95.56%</text:p>
          </table:table-cell>
          <table:table-cell table:formula="of:=[.F19]/[.C19]" office:value-type="percentage" office:value="0.142384105960265" calcext:value-type="percentage">
            <text:p>14.24%</text:p>
          </table:table-cell>
          <table:table-cell table:formula="of:=2*([.H19]*[.I19])/([.H19]+[.I19])" office:value-type="percentage" office:value="0.247838616714697" calcext:value-type="percentage">
            <text:p>24.7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976744186046512" calcext:value-type="percentage">
            <text:p>97.67%</text:p>
          </table:table-cell>
          <table:table-cell table:formula="of:=[.F20]/[.C20]" office:value-type="percentage" office:value="0.151079136690647" calcext:value-type="percentage">
            <text:p>15.11%</text:p>
          </table:table-cell>
          <table:table-cell table:formula="of:=2*([.H20]*[.I20])/([.H20]+[.I20])" office:value-type="percentage" office:value="0.261682242990654" calcext:value-type="percentage">
            <text:p>26.1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F21]/[.E21]" office:value-type="percentage" office:value="0.974358974358974" calcext:value-type="percentage">
            <text:p>97.44%</text:p>
          </table:table-cell>
          <table:table-cell table:formula="of:=[.F21]/[.C21]" office:value-type="percentage" office:value="0.149606299212598" calcext:value-type="percentage">
            <text:p>14.96%</text:p>
          </table:table-cell>
          <table:table-cell table:formula="of:=2*([.H21]*[.I21])/([.H21]+[.I21])" office:value-type="percentage" office:value="0.25938566552901" calcext:value-type="percentage">
            <text:p>25.94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F26]/[.E26]" office:value-type="percentage" office:value="0.864406779661017" calcext:value-type="percentage">
            <text:p>86.44%</text:p>
          </table:table-cell>
          <table:table-cell table:formula="of:=[.F26]/[.C26]" office:value-type="percentage" office:value="0.00955593029792018" calcext:value-type="percentage">
            <text:p>0.96%</text:p>
          </table:table-cell>
          <table:table-cell table:formula="of:=2*([.H26]*[.I26])/([.H26]+[.I26])" office:value-type="percentage" office:value="0.0189028910303929" calcext:value-type="percentage">
            <text:p>1.8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F27]/[.E27]" office:value-type="percentage" office:value="0.88" calcext:value-type="percentage">
            <text:p>88.00%</text:p>
          </table:table-cell>
          <table:table-cell table:formula="of:=[.F27]/[.C27]" office:value-type="percentage" office:value="0.0140845070422535" calcext:value-type="percentage">
            <text:p>1.41%</text:p>
          </table:table-cell>
          <table:table-cell table:formula="of:=2*([.H27]*[.I27])/([.H27]+[.I27])" office:value-type="percentage" office:value="0.0277252678008822" calcext:value-type="percentage">
            <text:p>2.7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F28]/[.E28]" office:value-type="percentage" office:value="0.891304347826087" calcext:value-type="percentage">
            <text:p>89.13%</text:p>
          </table:table-cell>
          <table:table-cell table:formula="of:=[.F28]/[.C28]" office:value-type="percentage" office:value="0.018189884649512" calcext:value-type="percentage">
            <text:p>1.82%</text:p>
          </table:table-cell>
          <table:table-cell table:formula="of:=2*([.H28]*[.I28])/([.H28]+[.I28])" office:value-type="percentage" office:value="0.0356521739130435" calcext:value-type="percentage">
            <text:p>3.5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F29]/[.E29]" office:value-type="percentage" office:value="0.878048780487805" calcext:value-type="percentage">
            <text:p>87.80%</text:p>
          </table:table-cell>
          <table:table-cell table:formula="of:=[.F29]/[.C29]" office:value-type="percentage" office:value="0.0211019929660023" calcext:value-type="percentage">
            <text:p>2.11%</text:p>
          </table:table-cell>
          <table:table-cell table:formula="of:=2*([.H29]*[.I29])/([.H29]+[.I29])" office:value-type="percentage" office:value="0.0412135088723526" calcext:value-type="percentage">
            <text:p>4.1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F30]/[.E30]" office:value-type="percentage" office:value="0.868421052631579" calcext:value-type="percentage">
            <text:p>86.84%</text:p>
          </table:table-cell>
          <table:table-cell table:formula="of:=[.F30]/[.C30]" office:value-type="percentage" office:value="0.0245901639344262" calcext:value-type="percentage">
            <text:p>2.46%</text:p>
          </table:table-cell>
          <table:table-cell table:formula="of:=2*([.H30]*[.I30])/([.H30]+[.I30])" office:value-type="percentage" office:value="0.0478260869565217" calcext:value-type="percentage">
            <text:p>4.7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F31]/[.E31]" office:value-type="percentage" office:value="0.885714285714286" calcext:value-type="percentage">
            <text:p>88.57%</text:p>
          </table:table-cell>
          <table:table-cell table:formula="of:=[.F31]/[.C31]" office:value-type="percentage" office:value="0.0283363802559415" calcext:value-type="percentage">
            <text:p>2.83%</text:p>
          </table:table-cell>
          <table:table-cell table:formula="of:=2*([.H31]*[.I31])/([.H31]+[.I31])" office:value-type="percentage" office:value="0.0549158547387068" calcext:value-type="percentage">
            <text:p>5.4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F32]/[.E32]" office:value-type="percentage" office:value="0.875" calcext:value-type="percentage">
            <text:p>87.50%</text:p>
          </table:table-cell>
          <table:table-cell table:formula="of:=[.F32]/[.C32]" office:value-type="percentage" office:value="0.0310421286031042" calcext:value-type="percentage">
            <text:p>3.10%</text:p>
          </table:table-cell>
          <table:table-cell table:formula="of:=2*([.H32]*[.I32])/([.H32]+[.I32])" office:value-type="percentage" office:value="0.0599571734475375" calcext:value-type="percentage">
            <text:p>6.0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F33]/[.E33]" office:value-type="percentage" office:value="0.866666666666667" calcext:value-type="percentage">
            <text:p>86.67%</text:p>
          </table:table-cell>
          <table:table-cell table:formula="of:=[.F33]/[.C33]" office:value-type="percentage" office:value="0.0334190231362468" calcext:value-type="percentage">
            <text:p>3.34%</text:p>
          </table:table-cell>
          <table:table-cell table:formula="of:=2*([.H33]*[.I33])/([.H33]+[.I33])" office:value-type="percentage" office:value="0.0643564356435644" calcext:value-type="percentage">
            <text:p>6.4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892857142857143" calcext:value-type="percentage">
            <text:p>89.29%</text:p>
          </table:table-cell>
          <table:table-cell table:formula="of:=[.F34]/[.C34]" office:value-type="percentage" office:value="0.0363901018922853" calcext:value-type="percentage">
            <text:p>3.64%</text:p>
          </table:table-cell>
          <table:table-cell table:formula="of:=2*([.H34]*[.I34])/([.H34]+[.I34])" office:value-type="percentage" office:value="0.0699300699300699" calcext:value-type="percentage">
            <text:p>6.9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892857142857143" calcext:value-type="percentage">
            <text:p>89.29%</text:p>
          </table:table-cell>
          <table:table-cell table:formula="of:=[.F35]/[.C35]" office:value-type="percentage" office:value="0.0407830342577488" calcext:value-type="percentage">
            <text:p>4.08%</text:p>
          </table:table-cell>
          <table:table-cell table:formula="of:=2*([.H35]*[.I35])/([.H35]+[.I35])" office:value-type="percentage" office:value="0.078003120124805" calcext:value-type="percentage">
            <text:p>7.8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88" calcext:value-type="percentage">
            <text:p>88.00%</text:p>
          </table:table-cell>
          <table:table-cell table:formula="of:=[.F36]/[.C36]" office:value-type="percentage" office:value="0.0408163265306122" calcext:value-type="percentage">
            <text:p>4.08%</text:p>
          </table:table-cell>
          <table:table-cell table:formula="of:=2*([.H36]*[.I36])/([.H36]+[.I36])" office:value-type="percentage" office:value="0.0780141843971631" calcext:value-type="percentage">
            <text:p>7.8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88" calcext:value-type="percentage">
            <text:p>88.00%</text:p>
          </table:table-cell>
          <table:table-cell table:formula="of:=[.F37]/[.C37]" office:value-type="percentage" office:value="0.0450819672131148" calcext:value-type="percentage">
            <text:p>4.51%</text:p>
          </table:table-cell>
          <table:table-cell table:formula="of:=2*([.H37]*[.I37])/([.H37]+[.I37])" office:value-type="percentage" office:value="0.0857699805068226" calcext:value-type="percentage">
            <text:p>8.5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875" calcext:value-type="percentage">
            <text:p>87.50%</text:p>
          </table:table-cell>
          <table:table-cell table:formula="of:=[.F38]/[.C38]" office:value-type="percentage" office:value="0.0472972972972973" calcext:value-type="percentage">
            <text:p>4.73%</text:p>
          </table:table-cell>
          <table:table-cell table:formula="of:=2*([.H38]*[.I38])/([.H38]+[.I38])" office:value-type="percentage" office:value="0.0897435897435897" calcext:value-type="percentage">
            <text:p>8.9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869565217391304" calcext:value-type="percentage">
            <text:p>86.96%</text:p>
          </table:table-cell>
          <table:table-cell table:formula="of:=[.F39]/[.C39]" office:value-type="percentage" office:value="0.050251256281407" calcext:value-type="percentage">
            <text:p>5.03%</text:p>
          </table:table-cell>
          <table:table-cell table:formula="of:=2*([.H39]*[.I39])/([.H39]+[.I39])" office:value-type="percentage" office:value="0.0950118764845606" calcext:value-type="percentage">
            <text:p>9.5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04761904761905" calcext:value-type="percentage">
            <text:p>90.48%</text:p>
          </table:table-cell>
          <table:table-cell table:formula="of:=[.F40]/[.C40]" office:value-type="percentage" office:value="0.052054794520548" calcext:value-type="percentage">
            <text:p>5.21%</text:p>
          </table:table-cell>
          <table:table-cell table:formula="of:=2*([.H40]*[.I40])/([.H40]+[.I40])" office:value-type="percentage" office:value="0.0984455958549223" calcext:value-type="percentage">
            <text:p>9.8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04761904761905" calcext:value-type="percentage">
            <text:p>90.48%</text:p>
          </table:table-cell>
          <table:table-cell table:formula="of:=[.F41]/[.C41]" office:value-type="percentage" office:value="0.0575757575757576" calcext:value-type="percentage">
            <text:p>5.76%</text:p>
          </table:table-cell>
          <table:table-cell table:formula="of:=2*([.H41]*[.I41])/([.H41]+[.I41])" office:value-type="percentage" office:value="0.108262108262108" calcext:value-type="percentage">
            <text:p>10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894736842105263" calcext:value-type="percentage">
            <text:p>89.47%</text:p>
          </table:table-cell>
          <table:table-cell table:formula="of:=[.F42]/[.C42]" office:value-type="percentage" office:value="0.0562913907284768" calcext:value-type="percentage">
            <text:p>5.63%</text:p>
          </table:table-cell>
          <table:table-cell table:formula="of:=2*([.H42]*[.I42])/([.H42]+[.I42])" office:value-type="percentage" office:value="0.105919003115265" calcext:value-type="percentage">
            <text:p>10.5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41176470588235" calcext:value-type="percentage">
            <text:p>94.12%</text:p>
          </table:table-cell>
          <table:table-cell table:formula="of:=[.F43]/[.C43]" office:value-type="percentage" office:value="0.0575539568345324" calcext:value-type="percentage">
            <text:p>5.76%</text:p>
          </table:table-cell>
          <table:table-cell table:formula="of:=2*([.H43]*[.I43])/([.H43]+[.I43])" office:value-type="percentage" office:value="0.108474576271186" calcext:value-type="percentage">
            <text:p>10.8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375" calcext:value-type="percentage">
            <text:p>93.75%</text:p>
          </table:table-cell>
          <table:table-cell table:formula="of:=[.F44]/[.C44]" office:value-type="percentage" office:value="0.0590551181102362" calcext:value-type="percentage">
            <text:p>5.91%</text:p>
          </table:table-cell>
          <table:table-cell table:formula="of:=2*([.H44]*[.I44])/([.H44]+[.I44])" office:value-type="percentage" office:value="0.111111111111111" calcext:value-type="percentage">
            <text:p>11.1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2-SYNS'.A2:'INFER-2-SYNS'.A2 'INFER-2-SYNS'.A3:'INFER-2-SYNS'.A3 'INFER-2-SYNS'.A4:'INFER-2-SYNS'.A4 'INFER-2-SYNS'.A5:'INFER-2-SYNS'.A5 'INFER-2-SYNS'.A6:'INFER-2-SYNS'.A6 'INFER-2-SYNS'.A7:'INFER-2-SYNS'.A7 'INFER-2-SYNS'.A8:'INFER-2-SYNS'.A8 'INFER-2-SYNS'.A9:'INFER-2-SYNS'.A9 'INFER-2-SYNS'.A10:'INFER-2-SYNS'.A10 'INFER-2-SYNS'.A11:'INFER-2-SYNS'.A11 'INFER-2-SYNS'.A12:'INFER-2-SYNS'.A12 'INFER-2-SYNS'.A13:'INFER-2-SYNS'.A13 'INFER-2-SYNS'.A14:'INFER-2-SYNS'.A14 'INFER-2-SYNS'.A15:'INFER-2-SYNS'.A15 'INFER-2-SYNS'.A16:'INFER-2-SYNS'.A16 'INFER-2-SYNS'.A17:'INFER-2-SYNS'.A17 'INFER-2-SYNS'.A18:'INFER-2-SYNS'.A18 'INFER-2-SYNS'.A19:'INFER-2-SYNS'.A19 'INFER-2-SYNS'.A20:'INFER-2-SYNS'.A20 'INFER-2-SYNS'.A21:'INFER-2-SYNS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SYNS'.I3:'INFER-2-SYNS'.I21 'INFER-2-SYNS'.A1:'INFER-2-SYNS'.A1 'INFER-2-SYNS'.H3:'INFER-2-SYNS'.H21 'INFER-2-SYNS'.I26:'INFER-2-SYNS'.I44 'INFER-2-SYNS'.A1:'INFER-2-SYNS'.A1 'INFER-2-SYNS'.H26:'INFER-2-SYNS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SYNS'.J2:'INFER-2-SYNS'.J21 'INFER-1-BASE'.A1:'INFER-1-BASE'.A1 'INFER-2-SYNS'.J25:'INFER-2-SY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SYNS'.I3:'INFER-2-SYNS'.I21 'INFER-1-BASE'.A1:'INFER-1-BASE'.A1 'INFER-2-SYNS'.H3:'INFER-2-SYNS'.H21 'INFER-2-SYNS'.I26:'INFER-2-SYNS'.I44 'INFER-1-BASE'.A1:'INFER-1-BASE'.A1 'INFER-2-SYNS'.H26:'INFER-2-SYNS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table:formula="of:=[.F3]/[.E3]" office:value-type="percentage" office:value="0.906474820143885" calcext:value-type="percentage">
            <text:p>90.65%</text:p>
          </table:table-cell>
          <table:table-cell table:formula="of:=[.F3]/[.C3]" office:value-type="percentage" office:value="0.0472175379426644" calcext:value-type="percentage">
            <text:p>4.72%</text:p>
          </table:table-cell>
          <table:table-cell table:formula="of:=2*([.H3]*[.I3])/([.H3]+[.I3])" office:value-type="percentage" office:value="0.0897595725734639" calcext:value-type="percentage">
            <text:p>8.9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table:formula="of:=[.F4]/[.E4]" office:value-type="percentage" office:value="0.915929203539823" calcext:value-type="percentage">
            <text:p>91.59%</text:p>
          </table:table-cell>
          <table:table-cell table:formula="of:=[.F4]/[.C4]" office:value-type="percentage" office:value="0.0662612035851472" calcext:value-type="percentage">
            <text:p>6.63%</text:p>
          </table:table-cell>
          <table:table-cell table:formula="of:=2*([.H4]*[.I4])/([.H4]+[.I4])" office:value-type="percentage" office:value="0.123582089552239" calcext:value-type="percentage">
            <text:p>12.3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table:formula="of:=[.F5]/[.E5]" office:value-type="percentage" office:value="0.924242424242424" calcext:value-type="percentage">
            <text:p>92.42%</text:p>
          </table:table-cell>
          <table:table-cell table:formula="of:=[.F5]/[.C5]" office:value-type="percentage" office:value="0.0811889973380657" calcext:value-type="percentage">
            <text:p>8.12%</text:p>
          </table:table-cell>
          <table:table-cell table:formula="of:=2*([.H5]*[.I5])/([.H5]+[.I5])" office:value-type="percentage" office:value="0.149265905383361" calcext:value-type="percentage">
            <text:p>14.9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table:formula="of:=[.F6]/[.E6]" office:value-type="percentage" office:value="0.925714285714286" calcext:value-type="percentage">
            <text:p>92.57%</text:p>
          </table:table-cell>
          <table:table-cell table:formula="of:=[.F6]/[.C6]" office:value-type="percentage" office:value="0.0949589683470106" calcext:value-type="percentage">
            <text:p>9.50%</text:p>
          </table:table-cell>
          <table:table-cell table:formula="of:=2*([.H6]*[.I6])/([.H6]+[.I6])" office:value-type="percentage" office:value="0.172248803827751" calcext:value-type="percentage">
            <text:p>17.2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formula="of:=[.F7]/[.E7]" office:value-type="percentage" office:value="0.930379746835443" calcext:value-type="percentage">
            <text:p>93.04%</text:p>
          </table:table-cell>
          <table:table-cell table:formula="of:=[.F7]/[.C7]" office:value-type="percentage" office:value="0.109538002980626" calcext:value-type="percentage">
            <text:p>10.95%</text:p>
          </table:table-cell>
          <table:table-cell table:formula="of:=2*([.H7]*[.I7])/([.H7]+[.I7])" office:value-type="percentage" office:value="0.196" calcext:value-type="percentage">
            <text:p>19.6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table:formula="of:=[.F8]/[.E8]" office:value-type="percentage" office:value="0.932432432432432" calcext:value-type="percentage">
            <text:p>93.24%</text:p>
          </table:table-cell>
          <table:table-cell table:formula="of:=[.F8]/[.C8]" office:value-type="percentage" office:value="0.126142595978062" calcext:value-type="percentage">
            <text:p>12.61%</text:p>
          </table:table-cell>
          <table:table-cell table:formula="of:=2*([.H8]*[.I8])/([.H8]+[.I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[.F9]/[.E9]" office:value-type="percentage" office:value="0.930769230769231" calcext:value-type="percentage">
            <text:p>93.08%</text:p>
          </table:table-cell>
          <table:table-cell table:formula="of:=[.F9]/[.C9]" office:value-type="percentage" office:value="0.134146341463415" calcext:value-type="percentage">
            <text:p>13.41%</text:p>
          </table:table-cell>
          <table:table-cell table:formula="of:=2*([.H9]*[.I9])/([.H9]+[.I9])" office:value-type="percentage" office:value="0.234496124031008" calcext:value-type="percentage">
            <text:p>23.45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F10]/[.E10]" office:value-type="percentage" office:value="0.95" calcext:value-type="percentage">
            <text:p>95.00%</text:p>
          </table:table-cell>
          <table:table-cell table:formula="of:=[.F10]/[.C10]" office:value-type="percentage" office:value="0.146529562982005" calcext:value-type="percentage">
            <text:p>14.65%</text:p>
          </table:table-cell>
          <table:table-cell table:formula="of:=2*([.H10]*[.I10])/([.H10]+[.I10])" office:value-type="percentage" office:value="0.253897550111359" calcext:value-type="percentage">
            <text:p>25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F11]/[.E11]" office:value-type="percentage" office:value="0.963302752293578" calcext:value-type="percentage">
            <text:p>96.33%</text:p>
          </table:table-cell>
          <table:table-cell table:formula="of:=[.F11]/[.C11]" office:value-type="percentage" office:value="0.152838427947598" calcext:value-type="percentage">
            <text:p>15.28%</text:p>
          </table:table-cell>
          <table:table-cell table:formula="of:=2*([.H11]*[.I11])/([.H11]+[.I11])" office:value-type="percentage" office:value="0.263819095477387" calcext:value-type="percentage">
            <text:p>26.3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96078431372549" calcext:value-type="percentage">
            <text:p>96.08%</text:p>
          </table:table-cell>
          <table:table-cell table:formula="of:=[.F12]/[.C12]" office:value-type="percentage" office:value="0.159869494290375" calcext:value-type="percentage">
            <text:p>15.99%</text:p>
          </table:table-cell>
          <table:table-cell table:formula="of:=2*([.H12]*[.I12])/([.H12]+[.I12])" office:value-type="percentage" office:value="0.274125874125874" calcext:value-type="percentage">
            <text:p>27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956521739130435" calcext:value-type="percentage">
            <text:p>95.65%</text:p>
          </table:table-cell>
          <table:table-cell table:formula="of:=[.F13]/[.C13]" office:value-type="percentage" office:value="0.163265306122449" calcext:value-type="percentage">
            <text:p>16.33%</text:p>
          </table:table-cell>
          <table:table-cell table:formula="of:=2*([.H13]*[.I13])/([.H13]+[.I13])" office:value-type="percentage" office:value="0.27892234548336" calcext:value-type="percentage">
            <text:p>27.8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955555555555556" calcext:value-type="percentage">
            <text:p>95.56%</text:p>
          </table:table-cell>
          <table:table-cell table:formula="of:=[.F14]/[.C14]" office:value-type="percentage" office:value="0.176229508196721" calcext:value-type="percentage">
            <text:p>17.62%</text:p>
          </table:table-cell>
          <table:table-cell table:formula="of:=2*([.H14]*[.I14])/([.H14]+[.I14])" office:value-type="percentage" office:value="0.29757785467128" calcext:value-type="percentage">
            <text:p>29.7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951807228915663" calcext:value-type="percentage">
            <text:p>95.18%</text:p>
          </table:table-cell>
          <table:table-cell table:formula="of:=[.F15]/[.C15]" office:value-type="percentage" office:value="0.177927927927928" calcext:value-type="percentage">
            <text:p>17.79%</text:p>
          </table:table-cell>
          <table:table-cell table:formula="of:=2*([.H15]*[.I15])/([.H15]+[.I15])" office:value-type="percentage" office:value="0.299810246679317" calcext:value-type="percentage">
            <text:p>29.9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F16]/[.E16]" office:value-type="percentage" office:value="0.961538461538462" calcext:value-type="percentage">
            <text:p>96.15%</text:p>
          </table:table-cell>
          <table:table-cell table:formula="of:=[.F16]/[.C16]" office:value-type="percentage" office:value="0.188442211055276" calcext:value-type="percentage">
            <text:p>18.84%</text:p>
          </table:table-cell>
          <table:table-cell table:formula="of:=2*([.H16]*[.I16])/([.H16]+[.I16])" office:value-type="percentage" office:value="0.315126050420168" calcext:value-type="percentage">
            <text:p>31.5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F17]/[.E17]" office:value-type="percentage" office:value="0.972602739726027" calcext:value-type="percentage">
            <text:p>97.26%</text:p>
          </table:table-cell>
          <table:table-cell table:formula="of:=[.F17]/[.C17]" office:value-type="percentage" office:value="0.194520547945205" calcext:value-type="percentage">
            <text:p>19.45%</text:p>
          </table:table-cell>
          <table:table-cell table:formula="of:=2*([.H17]*[.I17])/([.H17]+[.I17])" office:value-type="percentage" office:value="0.324200913242009" calcext:value-type="percentage">
            <text:p>32.4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F18]/[.E18]" office:value-type="percentage" office:value="0.971014492753623" calcext:value-type="percentage">
            <text:p>97.10%</text:p>
          </table:table-cell>
          <table:table-cell table:formula="of:=[.F18]/[.C18]" office:value-type="percentage" office:value="0.203030303030303" calcext:value-type="percentage">
            <text:p>20.30%</text:p>
          </table:table-cell>
          <table:table-cell table:formula="of:=2*([.H18]*[.I18])/([.H18]+[.I18])" office:value-type="percentage" office:value="0.335839598997494" calcext:value-type="percentage">
            <text:p>33.5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F19]/[.E19]" office:value-type="percentage" office:value="0.968253968253968" calcext:value-type="percentage">
            <text:p>96.83%</text:p>
          </table:table-cell>
          <table:table-cell table:formula="of:=[.F19]/[.C19]" office:value-type="percentage" office:value="0.201986754966887" calcext:value-type="percentage">
            <text:p>20.20%</text:p>
          </table:table-cell>
          <table:table-cell table:formula="of:=2*([.H19]*[.I19])/([.H19]+[.I19])" office:value-type="percentage" office:value="0.334246575342466" calcext:value-type="percentage">
            <text:p>33.4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983606557377049" calcext:value-type="percentage">
            <text:p>98.36%</text:p>
          </table:table-cell>
          <table:table-cell table:formula="of:=[.F20]/[.C20]" office:value-type="percentage" office:value="0.215827338129496" calcext:value-type="percentage">
            <text:p>21.58%</text:p>
          </table:table-cell>
          <table:table-cell table:formula="of:=2*([.H20]*[.I20])/([.H20]+[.I20])" office:value-type="percentage" office:value="0.353982300884956" calcext:value-type="percentage">
            <text:p>35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F21]/[.E21]" office:value-type="percentage" office:value="0.982456140350877" calcext:value-type="percentage">
            <text:p>98.25%</text:p>
          </table:table-cell>
          <table:table-cell table:formula="of:=[.F21]/[.C21]" office:value-type="percentage" office:value="0.220472440944882" calcext:value-type="percentage">
            <text:p>22.05%</text:p>
          </table:table-cell>
          <table:table-cell table:formula="of:=2*([.H21]*[.I21])/([.H21]+[.I21])" office:value-type="percentage" office:value="0.360128617363344" calcext:value-type="percentage">
            <text:p>36.0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formula="of:=[.F26]/[.E26]" office:value-type="percentage" office:value="0.918918918918919" calcext:value-type="percentage">
            <text:p>91.89%</text:p>
          </table:table-cell>
          <table:table-cell table:formula="of:=[.F26]/[.C26]" office:value-type="percentage" office:value="0.0191118605958404" calcext:value-type="percentage">
            <text:p>1.91%</text:p>
          </table:table-cell>
          <table:table-cell table:formula="of:=2*([.H26]*[.I26])/([.H26]+[.I26])" office:value-type="percentage" office:value="0.0374449339207049" calcext:value-type="percentage">
            <text:p>3.7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[.F27]/[.E27]" office:value-type="percentage" office:value="0.933333333333333" calcext:value-type="percentage">
            <text:p>93.33%</text:p>
          </table:table-cell>
          <table:table-cell table:formula="of:=[.F27]/[.C27]" office:value-type="percentage" office:value="0.0268886043533931" calcext:value-type="percentage">
            <text:p>2.69%</text:p>
          </table:table-cell>
          <table:table-cell table:formula="of:=2*([.H27]*[.I27])/([.H27]+[.I27])" office:value-type="percentage" office:value="0.0522713130056005" calcext:value-type="percentage">
            <text:p>5.2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F28]/[.E28]" office:value-type="percentage" office:value="0.939024390243902" calcext:value-type="percentage">
            <text:p>93.90%</text:p>
          </table:table-cell>
          <table:table-cell table:formula="of:=[.F28]/[.C28]" office:value-type="percentage" office:value="0.0341614906832298" calcext:value-type="percentage">
            <text:p>3.42%</text:p>
          </table:table-cell>
          <table:table-cell table:formula="of:=2*([.H28]*[.I28])/([.H28]+[.I28])" office:value-type="percentage" office:value="0.0659246575342466" calcext:value-type="percentage">
            <text:p>6.5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F29]/[.E29]" office:value-type="percentage" office:value="0.933333333333333" calcext:value-type="percentage">
            <text:p>93.33%</text:p>
          </table:table-cell>
          <table:table-cell table:formula="of:=[.F29]/[.C29]" office:value-type="percentage" office:value="0.041031652989449" calcext:value-type="percentage">
            <text:p>4.10%</text:p>
          </table:table-cell>
          <table:table-cell table:formula="of:=2*([.H29]*[.I29])/([.H29]+[.I29])" office:value-type="percentage" office:value="0.0786075238629983" calcext:value-type="percentage">
            <text:p>7.8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F30]/[.E30]" office:value-type="percentage" office:value="0.925373134328358" calcext:value-type="percentage">
            <text:p>92.54%</text:p>
          </table:table-cell>
          <table:table-cell table:formula="of:=[.F30]/[.C30]" office:value-type="percentage" office:value="0.0461997019374069" calcext:value-type="percentage">
            <text:p>4.62%</text:p>
          </table:table-cell>
          <table:table-cell table:formula="of:=2*([.H30]*[.I30])/([.H30]+[.I30])" office:value-type="percentage" office:value="0.0880056777856636" calcext:value-type="percentage">
            <text:p>8.8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F31]/[.E31]" office:value-type="percentage" office:value="0.936507936507936" calcext:value-type="percentage">
            <text:p>93.65%</text:p>
          </table:table-cell>
          <table:table-cell table:formula="of:=[.F31]/[.C31]" office:value-type="percentage" office:value="0.0539305301645338" calcext:value-type="percentage">
            <text:p>5.39%</text:p>
          </table:table-cell>
          <table:table-cell table:formula="of:=2*([.H31]*[.I31])/([.H31]+[.I31])" office:value-type="percentage" office:value="0.101987899740709" calcext:value-type="percentage">
            <text:p>10.2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F32]/[.E32]" office:value-type="percentage" office:value="0.928571428571429" calcext:value-type="percentage">
            <text:p>92.86%</text:p>
          </table:table-cell>
          <table:table-cell table:formula="of:=[.F32]/[.C32]" office:value-type="percentage" office:value="0.057649667405765" calcext:value-type="percentage">
            <text:p>5.76%</text:p>
          </table:table-cell>
          <table:table-cell table:formula="of:=2*([.H32]*[.I32])/([.H32]+[.I32])" office:value-type="percentage" office:value="0.108559498956159" calcext:value-type="percentage">
            <text:p>10.8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F33]/[.E33]" office:value-type="percentage" office:value="0.92156862745098" calcext:value-type="percentage">
            <text:p>92.16%</text:p>
          </table:table-cell>
          <table:table-cell table:formula="of:=[.F33]/[.C33]" office:value-type="percentage" office:value="0.0604113110539846" calcext:value-type="percentage">
            <text:p>6.04%</text:p>
          </table:table-cell>
          <table:table-cell table:formula="of:=2*([.H33]*[.I33])/([.H33]+[.I33])" office:value-type="percentage" office:value="0.113389626055489" calcext:value-type="percentage">
            <text:p>11.3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936170212765957" calcext:value-type="percentage">
            <text:p>93.62%</text:p>
          </table:table-cell>
          <table:table-cell table:formula="of:=[.F34]/[.C34]" office:value-type="percentage" office:value="0.0640465793304221" calcext:value-type="percentage">
            <text:p>6.40%</text:p>
          </table:table-cell>
          <table:table-cell table:formula="of:=2*([.H34]*[.I34])/([.H34]+[.I34])" office:value-type="percentage" office:value="0.119891008174387" calcext:value-type="percentage">
            <text:p>11.9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934782608695652" calcext:value-type="percentage">
            <text:p>93.48%</text:p>
          </table:table-cell>
          <table:table-cell table:formula="of:=[.F35]/[.C35]" office:value-type="percentage" office:value="0.0701468189233279" calcext:value-type="percentage">
            <text:p>7.01%</text:p>
          </table:table-cell>
          <table:table-cell table:formula="of:=2*([.H35]*[.I35])/([.H35]+[.I35])" office:value-type="percentage" office:value="0.130500758725341" calcext:value-type="percentage">
            <text:p>13.0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928571428571429" calcext:value-type="percentage">
            <text:p>92.86%</text:p>
          </table:table-cell>
          <table:table-cell table:formula="of:=[.F36]/[.C36]" office:value-type="percentage" office:value="0.0723562152133581" calcext:value-type="percentage">
            <text:p>7.24%</text:p>
          </table:table-cell>
          <table:table-cell table:formula="of:=2*([.H36]*[.I36])/([.H36]+[.I36])" office:value-type="percentage" office:value="0.134251290877797" calcext:value-type="percentage">
            <text:p>13.4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928571428571429" calcext:value-type="percentage">
            <text:p>92.86%</text:p>
          </table:table-cell>
          <table:table-cell table:formula="of:=[.F37]/[.C37]" office:value-type="percentage" office:value="0.0799180327868853" calcext:value-type="percentage">
            <text:p>7.99%</text:p>
          </table:table-cell>
          <table:table-cell table:formula="of:=2*([.H37]*[.I37])/([.H37]+[.I37])" office:value-type="percentage" office:value="0.147169811320755" calcext:value-type="percentage">
            <text:p>14.7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923076923076923" calcext:value-type="percentage">
            <text:p>92.31%</text:p>
          </table:table-cell>
          <table:table-cell table:formula="of:=[.F38]/[.C38]" office:value-type="percentage" office:value="0.0810810810810811" calcext:value-type="percentage">
            <text:p>8.11%</text:p>
          </table:table-cell>
          <table:table-cell table:formula="of:=2*([.H38]*[.I38])/([.H38]+[.I38])" office:value-type="percentage" office:value="0.149068322981366" calcext:value-type="percentage">
            <text:p>14.91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18918918918919" calcext:value-type="percentage">
            <text:p>91.89%</text:p>
          </table:table-cell>
          <table:table-cell table:formula="of:=[.F39]/[.C39]" office:value-type="percentage" office:value="0.085427135678392" calcext:value-type="percentage">
            <text:p>8.54%</text:p>
          </table:table-cell>
          <table:table-cell table:formula="of:=2*([.H39]*[.I39])/([.H39]+[.I39])" office:value-type="percentage" office:value="0.15632183908046" calcext:value-type="percentage">
            <text:p>15.6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42857142857143" calcext:value-type="percentage">
            <text:p>94.29%</text:p>
          </table:table-cell>
          <table:table-cell table:formula="of:=[.F40]/[.C40]" office:value-type="percentage" office:value="0.0904109589041096" calcext:value-type="percentage">
            <text:p>9.04%</text:p>
          </table:table-cell>
          <table:table-cell table:formula="of:=2*([.H40]*[.I40])/([.H40]+[.I40])" office:value-type="percentage" office:value="0.165" calcext:value-type="percentage">
            <text:p>16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42857142857143" calcext:value-type="percentage">
            <text:p>94.29%</text:p>
          </table:table-cell>
          <table:table-cell table:formula="of:=[.F41]/[.C41]" office:value-type="percentage" office:value="0.1" calcext:value-type="percentage">
            <text:p>10.00%</text:p>
          </table:table-cell>
          <table:table-cell table:formula="of:=2*([.H41]*[.I41])/([.H41]+[.I41])" office:value-type="percentage" office:value="0.180821917808219" calcext:value-type="percentage">
            <text:p>18.0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39393939393939" calcext:value-type="percentage">
            <text:p>93.94%</text:p>
          </table:table-cell>
          <table:table-cell table:formula="of:=[.F42]/[.C42]" office:value-type="percentage" office:value="0.102649006622517" calcext:value-type="percentage">
            <text:p>10.26%</text:p>
          </table:table-cell>
          <table:table-cell table:formula="of:=2*([.H42]*[.I42])/([.H42]+[.I42])" office:value-type="percentage" office:value="0.185074626865672" calcext:value-type="percentage">
            <text:p>18.5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67741935483871" calcext:value-type="percentage">
            <text:p>96.77%</text:p>
          </table:table-cell>
          <table:table-cell table:formula="of:=[.F43]/[.C43]" office:value-type="percentage" office:value="0.107913669064748" calcext:value-type="percentage">
            <text:p>10.79%</text:p>
          </table:table-cell>
          <table:table-cell table:formula="of:=2*([.H43]*[.I43])/([.H43]+[.I43])" office:value-type="percentage" office:value="0.194174757281553" calcext:value-type="percentage">
            <text:p>19.4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66666666666667" calcext:value-type="percentage">
            <text:p>96.67%</text:p>
          </table:table-cell>
          <table:table-cell table:formula="of:=[.F44]/[.C44]" office:value-type="percentage" office:value="0.114173228346457" calcext:value-type="percentage">
            <text:p>11.42%</text:p>
          </table:table-cell>
          <table:table-cell table:formula="of:=2*([.H44]*[.I44])/([.H44]+[.I44])" office:value-type="percentage" office:value="0.204225352112676" calcext:value-type="percentage">
            <text:p>20.42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1-DIRDEP'.A2:'INFER-1-DIRDEP'.A2 'INFER-1-DIRDEP'.A3:'INFER-1-DIRDEP'.A3 'INFER-1-DIRDEP'.A4:'INFER-1-DIRDEP'.A4 'INFER-1-DIRDEP'.A5:'INFER-1-DIRDEP'.A5 'INFER-1-DIRDEP'.A6:'INFER-1-DIRDEP'.A6 'INFER-1-DIRDEP'.A7:'INFER-1-DIRDEP'.A7 'INFER-1-DIRDEP'.A8:'INFER-1-DIRDEP'.A8 'INFER-1-DIRDEP'.A9:'INFER-1-DIRDEP'.A9 'INFER-1-DIRDEP'.A10:'INFER-1-DIRDEP'.A10 'INFER-1-DIRDEP'.A11:'INFER-1-DIRDEP'.A11 'INFER-1-DIRDEP'.A12:'INFER-1-DIRDEP'.A12 'INFER-1-DIRDEP'.A13:'INFER-1-DIRDEP'.A13 'INFER-1-DIRDEP'.A14:'INFER-1-DIRDEP'.A14 'INFER-1-DIRDEP'.A15:'INFER-1-DIRDEP'.A15 'INFER-1-DIRDEP'.A16:'INFER-1-DIRDEP'.A16 'INFER-1-DIRDEP'.A17:'INFER-1-DIRDEP'.A17 'INFER-1-DIRDEP'.A18:'INFER-1-DIRDEP'.A18 'INFER-1-DIRDEP'.A19:'INFER-1-DIRDEP'.A19 'INFER-1-DIRDEP'.A20:'INFER-1-DIRDEP'.A20 'INFER-1-DIRDEP'.A21:'INFER-1-DIRDEP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DIRDEP'.I3:'INFER-1-DIRDEP'.I21 'INFER-1-DIRDEP'.A1:'INFER-1-DIRDEP'.A1 'INFER-1-DIRDEP'.H3:'INFER-1-DIRDEP'.H21 'INFER-1-DIRDEP'.I26:'INFER-1-DIRDEP'.I44 'INFER-1-DIRDEP'.A1:'INFER-1-DIRDEP'.A1 'INFER-1-DIRDEP'.H26:'INFER-1-DIRDEP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DIRDEP'.J2:'INFER-1-DIRDEP'.J21 'INFER-1-BASE'.A1:'INFER-1-BASE'.A1 'INFER-1-DIRDEP'.J25:'INFER-1-DIRDEP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DIRDEP'.I3:'INFER-1-DIRDEP'.I21 'INFER-1-BASE'.A1:'INFER-1-BASE'.A1 'INFER-1-DIRDEP'.H3:'INFER-1-DIRDEP'.H21 'INFER-1-DIRDEP'.I26:'INFER-1-DIRDEP'.I44 'INFER-1-BASE'.A1:'INFER-1-BASE'.A1 'INFER-1-DIRDEP'.H26:'INFER-1-DIRDEP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table:formula="of:=[.F3]/[.E3]" office:value-type="percentage" office:value="0.894988066825776" calcext:value-type="percentage">
            <text:p>89.50%</text:p>
          </table:table-cell>
          <table:table-cell table:formula="of:=[.F3]/[.C3]" office:value-type="percentage" office:value="0.0702641933670602" calcext:value-type="percentage">
            <text:p>7.03%</text:p>
          </table:table-cell>
          <table:table-cell table:formula="of:=2*([.H3]*[.I3])/([.H3]+[.I3])" office:value-type="percentage" office:value="0.130298818624044" calcext:value-type="percentage">
            <text:p>13.0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table:formula="of:=[.F4]/[.E4]" office:value-type="percentage" office:value="0.900302114803625" calcext:value-type="percentage">
            <text:p>90.03%</text:p>
          </table:table-cell>
          <table:table-cell table:formula="of:=[.F4]/[.C4]" office:value-type="percentage" office:value="0.0953905249679898" calcext:value-type="percentage">
            <text:p>9.54%</text:p>
          </table:table-cell>
          <table:table-cell table:formula="of:=2*([.H4]*[.I4])/([.H4]+[.I4])" office:value-type="percentage" office:value="0.172503617945007" calcext:value-type="percentage">
            <text:p>17.2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table:formula="of:=[.F5]/[.E5]" office:value-type="percentage" office:value="0.908127208480565" calcext:value-type="percentage">
            <text:p>90.81%</text:p>
          </table:table-cell>
          <table:table-cell table:formula="of:=[.F5]/[.C5]" office:value-type="percentage" office:value="0.114019520851819" calcext:value-type="percentage">
            <text:p>11.40%</text:p>
          </table:table-cell>
          <table:table-cell table:formula="of:=2*([.H5]*[.I5])/([.H5]+[.I5])" office:value-type="percentage" office:value="0.202601497832085" calcext:value-type="percentage">
            <text:p>20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[.F6]/[.E6]" office:value-type="percentage" office:value="0.901185770750988" calcext:value-type="percentage">
            <text:p>90.12%</text:p>
          </table:table-cell>
          <table:table-cell table:formula="of:=[.F6]/[.C6]" office:value-type="percentage" office:value="0.133645955451348" calcext:value-type="percentage">
            <text:p>13.36%</text:p>
          </table:table-cell>
          <table:table-cell table:formula="of:=2*([.H6]*[.I6])/([.H6]+[.I6])" office:value-type="percentage" office:value="0.232771822358346" calcext:value-type="percentage">
            <text:p>23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formula="of:=[.F7]/[.E7]" office:value-type="percentage" office:value="0.899122807017544" calcext:value-type="percentage">
            <text:p>89.91%</text:p>
          </table:table-cell>
          <table:table-cell table:formula="of:=[.F7]/[.C7]" office:value-type="percentage" office:value="0.152757078986587" calcext:value-type="percentage">
            <text:p>15.28%</text:p>
          </table:table-cell>
          <table:table-cell table:formula="of:=2*([.H7]*[.I7])/([.H7]+[.I7])" office:value-type="percentage" office:value="0.261146496815287" calcext:value-type="percentage">
            <text:p>26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F8]/[.E8]" office:value-type="percentage" office:value="0.893203883495146" calcext:value-type="percentage">
            <text:p>89.32%</text:p>
          </table:table-cell>
          <table:table-cell table:formula="of:=[.F8]/[.C8]" office:value-type="percentage" office:value="0.16819012797075" calcext:value-type="percentage">
            <text:p>16.82%</text:p>
          </table:table-cell>
          <table:table-cell table:formula="of:=2*([.H8]*[.I8])/([.H8]+[.I8])" office:value-type="percentage" office:value="0.283076923076923" calcext:value-type="percentage">
            <text:p>28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F9]/[.E9]" office:value-type="percentage" office:value="0.887640449438202" calcext:value-type="percentage">
            <text:p>88.76%</text:p>
          </table:table-cell>
          <table:table-cell table:formula="of:=[.F9]/[.C9]" office:value-type="percentage" office:value="0.175166297117517" calcext:value-type="percentage">
            <text:p>17.52%</text:p>
          </table:table-cell>
          <table:table-cell table:formula="of:=2*([.H9]*[.I9])/([.H9]+[.I9])" office:value-type="percentage" office:value="0.292592592592593" calcext:value-type="percentage">
            <text:p>29.2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F10]/[.E10]" office:value-type="percentage" office:value="0.901234567901235" calcext:value-type="percentage">
            <text:p>90.12%</text:p>
          </table:table-cell>
          <table:table-cell table:formula="of:=[.F10]/[.C10]" office:value-type="percentage" office:value="0.187660668380463" calcext:value-type="percentage">
            <text:p>18.77%</text:p>
          </table:table-cell>
          <table:table-cell table:formula="of:=2*([.H10]*[.I10])/([.H10]+[.I10])" office:value-type="percentage" office:value="0.31063829787234" calcext:value-type="percentage">
            <text:p>31.0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904109589041096" calcext:value-type="percentage">
            <text:p>90.41%</text:p>
          </table:table-cell>
          <table:table-cell table:formula="of:=[.F11]/[.C11]" office:value-type="percentage" office:value="0.192139737991266" calcext:value-type="percentage">
            <text:p>19.21%</text:p>
          </table:table-cell>
          <table:table-cell table:formula="of:=2*([.H11]*[.I11])/([.H11]+[.I11])" office:value-type="percentage" office:value="0.316926770708283" calcext:value-type="percentage">
            <text:p>31.6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897058823529412" calcext:value-type="percentage">
            <text:p>89.71%</text:p>
          </table:table-cell>
          <table:table-cell table:formula="of:=[.F12]/[.C12]" office:value-type="percentage" office:value="0.199021207177814" calcext:value-type="percentage">
            <text:p>19.90%</text:p>
          </table:table-cell>
          <table:table-cell table:formula="of:=2*([.H12]*[.I12])/([.H12]+[.I12])" office:value-type="percentage" office:value="0.325767690253672" calcext:value-type="percentage">
            <text:p>32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889763779527559" calcext:value-type="percentage">
            <text:p>88.98%</text:p>
          </table:table-cell>
          <table:table-cell table:formula="of:=[.F13]/[.C13]" office:value-type="percentage" office:value="0.209647495361781" calcext:value-type="percentage">
            <text:p>20.96%</text:p>
          </table:table-cell>
          <table:table-cell table:formula="of:=2*([.H13]*[.I13])/([.H13]+[.I13])" office:value-type="percentage" office:value="0.339339339339339" calcext:value-type="percentage">
            <text:p>33.9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889830508474576" calcext:value-type="percentage">
            <text:p>88.98%</text:p>
          </table:table-cell>
          <table:table-cell table:formula="of:=[.F14]/[.C14]" office:value-type="percentage" office:value="0.215163934426229" calcext:value-type="percentage">
            <text:p>21.52%</text:p>
          </table:table-cell>
          <table:table-cell table:formula="of:=2*([.H14]*[.I14])/([.H14]+[.I14])" office:value-type="percentage" office:value="0.346534653465346" calcext:value-type="percentage">
            <text:p>34.6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889908256880734" calcext:value-type="percentage">
            <text:p>88.99%</text:p>
          </table:table-cell>
          <table:table-cell table:formula="of:=[.F15]/[.C15]" office:value-type="percentage" office:value="0.218468468468468" calcext:value-type="percentage">
            <text:p>21.85%</text:p>
          </table:table-cell>
          <table:table-cell table:formula="of:=2*([.H15]*[.I15])/([.H15]+[.I15])" office:value-type="percentage" office:value="0.350813743218807" calcext:value-type="percentage">
            <text:p>35.0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F16]/[.E16]" office:value-type="percentage" office:value="0.903846153846154" calcext:value-type="percentage">
            <text:p>90.38%</text:p>
          </table:table-cell>
          <table:table-cell table:formula="of:=[.F16]/[.C16]" office:value-type="percentage" office:value="0.236180904522613" calcext:value-type="percentage">
            <text:p>23.62%</text:p>
          </table:table-cell>
          <table:table-cell table:formula="of:=2*([.H16]*[.I16])/([.H16]+[.I16])" office:value-type="percentage" office:value="0.374501992031872" calcext:value-type="percentage">
            <text:p>37.4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F17]/[.E17]" office:value-type="percentage" office:value="0.917525773195876" calcext:value-type="percentage">
            <text:p>91.75%</text:p>
          </table:table-cell>
          <table:table-cell table:formula="of:=[.F17]/[.C17]" office:value-type="percentage" office:value="0.243835616438356" calcext:value-type="percentage">
            <text:p>24.38%</text:p>
          </table:table-cell>
          <table:table-cell table:formula="of:=2*([.H17]*[.I17])/([.H17]+[.I17])" office:value-type="percentage" office:value="0.385281385281385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[.F18]/[.E18]" office:value-type="percentage" office:value="0.913978494623656" calcext:value-type="percentage">
            <text:p>91.40%</text:p>
          </table:table-cell>
          <table:table-cell table:formula="of:=[.F18]/[.C18]" office:value-type="percentage" office:value="0.257575757575758" calcext:value-type="percentage">
            <text:p>25.76%</text:p>
          </table:table-cell>
          <table:table-cell table:formula="of:=2*([.H18]*[.I18])/([.H18]+[.I18])" office:value-type="percentage" office:value="0.401891252955083" calcext:value-type="percentage">
            <text:p>40.1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906976744186046" calcext:value-type="percentage">
            <text:p>90.70%</text:p>
          </table:table-cell>
          <table:table-cell table:formula="of:=[.F19]/[.C19]" office:value-type="percentage" office:value="0.258278145695364" calcext:value-type="percentage">
            <text:p>25.83%</text:p>
          </table:table-cell>
          <table:table-cell table:formula="of:=2*([.H19]*[.I19])/([.H19]+[.I19])" office:value-type="percentage" office:value="0.402061855670103" calcext:value-type="percentage">
            <text:p>40.2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F20]/[.E20]" office:value-type="percentage" office:value="0.914634146341463" calcext:value-type="percentage">
            <text:p>91.46%</text:p>
          </table:table-cell>
          <table:table-cell table:formula="of:=[.F20]/[.C20]" office:value-type="percentage" office:value="0.26978417266187" calcext:value-type="percentage">
            <text:p>26.98%</text:p>
          </table:table-cell>
          <table:table-cell table:formula="of:=2*([.H20]*[.I20])/([.H20]+[.I20])" office:value-type="percentage" office:value="0.416666666666667" calcext:value-type="percentage">
            <text:p>41.6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F21]/[.E21]" office:value-type="percentage" office:value="0.916666666666667" calcext:value-type="percentage">
            <text:p>91.67%</text:p>
          </table:table-cell>
          <table:table-cell table:formula="of:=[.F21]/[.C21]" office:value-type="percentage" office:value="0.259842519685039" calcext:value-type="percentage">
            <text:p>25.98%</text:p>
          </table:table-cell>
          <table:table-cell table:formula="of:=2*([.H21]*[.I21])/([.H21]+[.I21])" office:value-type="percentage" office:value="0.404907975460123" calcext:value-type="percentage">
            <text:p>40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911764705882353" calcext:value-type="percentage">
            <text:p>91.18%</text:p>
          </table:table-cell>
          <table:table-cell table:formula="of:=[.F26]/[.C26]" office:value-type="percentage" office:value="0.00580850665167697" calcext:value-type="percentage">
            <text:p>0.58%</text:p>
          </table:table-cell>
          <table:table-cell table:formula="of:=2*([.H26]*[.I26])/([.H26]+[.I26])" office:value-type="percentage" office:value="0.0115434742133681" calcext:value-type="percentage">
            <text:p>1.1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64285714285714" calcext:value-type="percentage">
            <text:p>96.43%</text:p>
          </table:table-cell>
          <table:table-cell table:formula="of:=[.F27]/[.C27]" office:value-type="percentage" office:value="0.00864276568501921" calcext:value-type="percentage">
            <text:p>0.86%</text:p>
          </table:table-cell>
          <table:table-cell table:formula="of:=2*([.H27]*[.I27])/([.H27]+[.I27])" office:value-type="percentage" office:value="0.0171319796954315" calcext:value-type="percentage">
            <text:p>1.7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28]/[.E28]" office:value-type="percentage" office:value="0.961538461538462" calcext:value-type="percentage">
            <text:p>96.15%</text:p>
          </table:table-cell>
          <table:table-cell table:formula="of:=[.F28]/[.C28]" office:value-type="percentage" office:value="0.0110913930789707" calcext:value-type="percentage">
            <text:p>1.11%</text:p>
          </table:table-cell>
          <table:table-cell table:formula="of:=2*([.H28]*[.I28])/([.H28]+[.I28])" office:value-type="percentage" office:value="0.0219298245614035" calcext:value-type="percentage">
            <text:p>2.1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958333333333333" calcext:value-type="percentage">
            <text:p>95.83%</text:p>
          </table:table-cell>
          <table:table-cell table:formula="of:=[.F29]/[.C29]" office:value-type="percentage" office:value="0.0134818288393904" calcext:value-type="percentage">
            <text:p>1.35%</text:p>
          </table:table-cell>
          <table:table-cell table:formula="of:=2*([.H29]*[.I29])/([.H29]+[.I29])" office:value-type="percentage" office:value="0.0265895953757225" calcext:value-type="percentage">
            <text:p>2.6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956521739130435" calcext:value-type="percentage">
            <text:p>95.65%</text:p>
          </table:table-cell>
          <table:table-cell table:formula="of:=[.F30]/[.C30]" office:value-type="percentage" office:value="0.0163934426229508" calcext:value-type="percentage">
            <text:p>1.64%</text:p>
          </table:table-cell>
          <table:table-cell table:formula="of:=2*([.H30]*[.I30])/([.H30]+[.I30])" office:value-type="percentage" office:value="0.0322344322344322" calcext:value-type="percentage">
            <text:p>3.2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954545454545455" calcext:value-type="percentage">
            <text:p>95.45%</text:p>
          </table:table-cell>
          <table:table-cell table:formula="of:=[.F31]/[.C31]" office:value-type="percentage" office:value="0.0191956124314442" calcext:value-type="percentage">
            <text:p>1.92%</text:p>
          </table:table-cell>
          <table:table-cell table:formula="of:=2*([.H31]*[.I31])/([.H31]+[.I31])" office:value-type="percentage" office:value="0.0376344086021505" calcext:value-type="percentage">
            <text:p>3.7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41176470588235" calcext:value-type="percentage">
            <text:p>94.12%</text:p>
          </table:table-cell>
          <table:table-cell table:formula="of:=[.F32]/[.C32]" office:value-type="percentage" office:value="0.0177383592017738" calcext:value-type="percentage">
            <text:p>1.77%</text:p>
          </table:table-cell>
          <table:table-cell table:formula="of:=2*([.H32]*[.I32])/([.H32]+[.I32])" office:value-type="percentage" office:value="0.0348204570184984" calcext:value-type="percentage">
            <text:p>3.4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933333333333333" calcext:value-type="percentage">
            <text:p>93.33%</text:p>
          </table:table-cell>
          <table:table-cell table:formula="of:=[.F33]/[.C33]" office:value-type="percentage" office:value="0.0179948586118252" calcext:value-type="percentage">
            <text:p>1.80%</text:p>
          </table:table-cell>
          <table:table-cell table:formula="of:=2*([.H33]*[.I33])/([.H33]+[.I33])" office:value-type="percentage" office:value="0.0353089533417402" calcext:value-type="percentage">
            <text:p>3.5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933333333333333" calcext:value-type="percentage">
            <text:p>93.33%</text:p>
          </table:table-cell>
          <table:table-cell table:formula="of:=[.F34]/[.C34]" office:value-type="percentage" office:value="0.0203784570596798" calcext:value-type="percentage">
            <text:p>2.04%</text:p>
          </table:table-cell>
          <table:table-cell table:formula="of:=2*([.H34]*[.I34])/([.H34]+[.I34])" office:value-type="percentage" office:value="0.0398860398860399" calcext:value-type="percentage">
            <text:p>3.9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F35]/[.E35]" office:value-type="percentage" office:value="0.928571428571429" calcext:value-type="percentage">
            <text:p>92.86%</text:p>
          </table:table-cell>
          <table:table-cell table:formula="of:=[.F35]/[.C35]" office:value-type="percentage" office:value="0.0212071778140294" calcext:value-type="percentage">
            <text:p>2.12%</text:p>
          </table:table-cell>
          <table:table-cell table:formula="of:=2*([.H35]*[.I35])/([.H35]+[.I35])" office:value-type="percentage" office:value="0.0414673046251994" calcext:value-type="percentage">
            <text:p>4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36]/[.E36]" office:value-type="percentage" office:value="0.909090909090909" calcext:value-type="percentage">
            <text:p>90.91%</text:p>
          </table:table-cell>
          <table:table-cell table:formula="of:=[.F36]/[.C36]" office:value-type="percentage" office:value="0.0185528756957328" calcext:value-type="percentage">
            <text:p>1.86%</text:p>
          </table:table-cell>
          <table:table-cell table:formula="of:=2*([.H36]*[.I36])/([.H36]+[.I36])" office:value-type="percentage" office:value="0.0363636363636364" calcext:value-type="percentage">
            <text:p>3.6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7]/[.E37]" office:value-type="percentage" office:value="0.9" calcext:value-type="percentage">
            <text:p>90.00%</text:p>
          </table:table-cell>
          <table:table-cell table:formula="of:=[.F37]/[.C37]" office:value-type="percentage" office:value="0.0184426229508197" calcext:value-type="percentage">
            <text:p>1.84%</text:p>
          </table:table-cell>
          <table:table-cell table:formula="of:=2*([.H37]*[.I37])/([.H37]+[.I37])" office:value-type="percentage" office:value="0.036144578313253" calcext:value-type="percentage">
            <text:p>3.6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8]/[.E38]" office:value-type="percentage" office:value="0.9" calcext:value-type="percentage">
            <text:p>90.00%</text:p>
          </table:table-cell>
          <table:table-cell table:formula="of:=[.F38]/[.C38]" office:value-type="percentage" office:value="0.0202702702702703" calcext:value-type="percentage">
            <text:p>2.03%</text:p>
          </table:table-cell>
          <table:table-cell table:formula="of:=2*([.H38]*[.I38])/([.H38]+[.I38])" office:value-type="percentage" office:value="0.039647577092511" calcext:value-type="percentage">
            <text:p>3.9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9]/[.E39]" office:value-type="percentage" office:value="0.9" calcext:value-type="percentage">
            <text:p>90.00%</text:p>
          </table:table-cell>
          <table:table-cell table:formula="of:=[.F39]/[.C39]" office:value-type="percentage" office:value="0.0226130653266332" calcext:value-type="percentage">
            <text:p>2.26%</text:p>
          </table:table-cell>
          <table:table-cell table:formula="of:=2*([.H39]*[.I39])/([.H39]+[.I39])" office:value-type="percentage" office:value="0.0441176470588235" calcext:value-type="percentage">
            <text:p>4.4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46575342465753" calcext:value-type="percentage">
            <text:p>2.47%</text:p>
          </table:table-cell>
          <table:table-cell table:formula="of:=2*([.H40]*[.I40])/([.H40]+[.I40])" office:value-type="percentage" office:value="0.0481283422459893" calcext:value-type="percentage">
            <text:p>4.8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272727272727273" calcext:value-type="percentage">
            <text:p>2.73%</text:p>
          </table:table-cell>
          <table:table-cell table:formula="of:=2*([.H41]*[.I41])/([.H41]+[.I41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264900662251656" calcext:value-type="percentage">
            <text:p>2.65%</text:p>
          </table:table-cell>
          <table:table-cell table:formula="of:=2*([.H42]*[.I42])/([.H42]+[.I42])" office:value-type="percentage" office:value="0.0516129032258065" calcext:value-type="percentage">
            <text:p>5.1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51798561151079" calcext:value-type="percentage">
            <text:p>2.52%</text:p>
          </table:table-cell>
          <table:table-cell table:formula="of:=2*([.H43]*[.I43])/([.H43]+[.I43])" office:value-type="percentage" office:value="0.0491228070175439" calcext:value-type="percentage">
            <text:p>4.9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36220472440945" calcext:value-type="percentage">
            <text:p>2.36%</text:p>
          </table:table-cell>
          <table:table-cell table:formula="of:=2*([.H44]*[.I44])/([.H44]+[.I44])" office:value-type="percentage" office:value="0.0461538461538462" calcext:value-type="percentage">
            <text:p>4.62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2-DIRDEP'.A2:'INFER-2-DIRDEP'.A2 'INFER-2-DIRDEP'.A3:'INFER-2-DIRDEP'.A3 'INFER-2-DIRDEP'.A4:'INFER-2-DIRDEP'.A4 'INFER-2-DIRDEP'.A5:'INFER-2-DIRDEP'.A5 'INFER-2-DIRDEP'.A6:'INFER-2-DIRDEP'.A6 'INFER-2-DIRDEP'.A7:'INFER-2-DIRDEP'.A7 'INFER-2-DIRDEP'.A8:'INFER-2-DIRDEP'.A8 'INFER-2-DIRDEP'.A9:'INFER-2-DIRDEP'.A9 'INFER-2-DIRDEP'.A10:'INFER-2-DIRDEP'.A10 'INFER-2-DIRDEP'.A11:'INFER-2-DIRDEP'.A11 'INFER-2-DIRDEP'.A12:'INFER-2-DIRDEP'.A12 'INFER-2-DIRDEP'.A13:'INFER-2-DIRDEP'.A13 'INFER-2-DIRDEP'.A14:'INFER-2-DIRDEP'.A14 'INFER-2-DIRDEP'.A15:'INFER-2-DIRDEP'.A15 'INFER-2-DIRDEP'.A16:'INFER-2-DIRDEP'.A16 'INFER-2-DIRDEP'.A17:'INFER-2-DIRDEP'.A17 'INFER-2-DIRDEP'.A18:'INFER-2-DIRDEP'.A18 'INFER-2-DIRDEP'.A19:'INFER-2-DIRDEP'.A19 'INFER-2-DIRDEP'.A20:'INFER-2-DIRDEP'.A20 'INFER-2-DIRDEP'.A21:'INFER-2-DIRDEP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DIRDEP'.I3:'INFER-2-DIRDEP'.I21 'INFER-2-DIRDEP'.A1:'INFER-2-DIRDEP'.A1 'INFER-2-DIRDEP'.H3:'INFER-2-DIRDEP'.H21 'INFER-2-DIRDEP'.I26:'INFER-2-DIRDEP'.I44 'INFER-2-DIRDEP'.A1:'INFER-2-DIRDEP'.A1 'INFER-2-DIRDEP'.H26:'INFER-2-DIRDEP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DIRDEP'.J2:'INFER-2-DIRDEP'.J21 'INFER-1-BASE'.A1:'INFER-1-BASE'.A1 'INFER-2-DIRDEP'.J25:'INFER-2-DIRDEP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DIRDEP'.I3:'INFER-2-DIRDEP'.I21 'INFER-1-BASE'.A1:'INFER-1-BASE'.A1 'INFER-2-DIRDEP'.H3:'INFER-2-DIRDEP'.H21 'INFER-2-DIRDEP'.I26:'INFER-2-DIRDEP'.I44 'INFER-1-BASE'.A1:'INFER-1-BASE'.A1 'INFER-2-DIRDEP'.H26:'INFER-2-DIRDEP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758" calcext:value-type="float">
            <text:p>758</text:p>
          </table:table-cell>
          <table:table-cell office:value-type="float" office:value="704" calcext:value-type="float">
            <text:p>704</text:p>
          </table:table-cell>
          <table:table-cell office:value-type="float" office:value="54" calcext:value-type="float">
            <text:p>54</text:p>
          </table:table-cell>
          <table:table-cell table:formula="of:=[.F3]/[.E3]" office:value-type="percentage" office:value="0.928759894459103" calcext:value-type="percentage">
            <text:p>92.88%</text:p>
          </table:table-cell>
          <table:table-cell table:formula="of:=[.F3]/[.C3]" office:value-type="percentage" office:value="0.131909312347761" calcext:value-type="percentage">
            <text:p>13.19%</text:p>
          </table:table-cell>
          <table:table-cell table:formula="of:=2*([.H3]*[.I3])/([.H3]+[.I3])" office:value-type="percentage" office:value="0.23100902378999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586" calcext:value-type="float">
            <text:p>586</text:p>
          </table:table-cell>
          <table:table-cell office:value-type="float" office:value="546" calcext:value-type="float">
            <text:p>546</text:p>
          </table:table-cell>
          <table:table-cell office:value-type="float" office:value="40" calcext:value-type="float">
            <text:p>40</text:p>
          </table:table-cell>
          <table:table-cell table:formula="of:=[.F4]/[.E4]" office:value-type="percentage" office:value="0.931740614334471" calcext:value-type="percentage">
            <text:p>93.17%</text:p>
          </table:table-cell>
          <table:table-cell table:formula="of:=[.F4]/[.C4]" office:value-type="percentage" office:value="0.174775928297055" calcext:value-type="percentage">
            <text:p>17.48%</text:p>
          </table:table-cell>
          <table:table-cell table:formula="of:=2*([.H4]*[.I4])/([.H4]+[.I4])" office:value-type="percentage" office:value="0.294339622641509" calcext:value-type="percentage">
            <text:p>29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formula="of:=[.F5]/[.E5]" office:value-type="percentage" office:value="0.933601609657948" calcext:value-type="percentage">
            <text:p>93.36%</text:p>
          </table:table-cell>
          <table:table-cell table:formula="of:=[.F5]/[.C5]" office:value-type="percentage" office:value="0.205856255545696" calcext:value-type="percentage">
            <text:p>20.59%</text:p>
          </table:table-cell>
          <table:table-cell table:formula="of:=2*([.H5]*[.I5])/([.H5]+[.I5])" office:value-type="percentage" office:value="0.337331879316612" calcext:value-type="percentage">
            <text:p>33.7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427" calcext:value-type="float">
            <text:p>427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table:formula="of:=[.F6]/[.E6]" office:value-type="percentage" office:value="0.93208430913349" calcext:value-type="percentage">
            <text:p>93.21%</text:p>
          </table:table-cell>
          <table:table-cell table:formula="of:=[.F6]/[.C6]" office:value-type="percentage" office:value="0.233294255568581" calcext:value-type="percentage">
            <text:p>23.33%</text:p>
          </table:table-cell>
          <table:table-cell table:formula="of:=2*([.H6]*[.I6])/([.H6]+[.I6])" office:value-type="percentage" office:value="0.373183309892171" calcext:value-type="percentage">
            <text:p>37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26" calcext:value-type="float">
            <text:p>26</text:p>
          </table:table-cell>
          <table:table-cell table:formula="of:=[.F7]/[.E7]" office:value-type="percentage" office:value="0.93029490616622" calcext:value-type="percentage">
            <text:p>93.03%</text:p>
          </table:table-cell>
          <table:table-cell table:formula="of:=[.F7]/[.C7]" office:value-type="percentage" office:value="0.258569299552906" calcext:value-type="percentage">
            <text:p>25.86%</text:p>
          </table:table-cell>
          <table:table-cell table:formula="of:=2*([.H7]*[.I7])/([.H7]+[.I7])" office:value-type="percentage" office:value="0.40466472303207" calcext:value-type="percentage">
            <text:p>4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table:formula="of:=[.F8]/[.E8]" office:value-type="percentage" office:value="0.928994082840237" calcext:value-type="percentage">
            <text:p>92.90%</text:p>
          </table:table-cell>
          <table:table-cell table:formula="of:=[.F8]/[.C8]" office:value-type="percentage" office:value="0.287020109689214" calcext:value-type="percentage">
            <text:p>28.70%</text:p>
          </table:table-cell>
          <table:table-cell table:formula="of:=2*([.H8]*[.I8])/([.H8]+[.I8])" office:value-type="percentage" office:value="0.438547486033519" calcext:value-type="percentage">
            <text:p>43.8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[.F9]/[.E9]" office:value-type="percentage" office:value="0.925925925925926" calcext:value-type="percentage">
            <text:p>92.59%</text:p>
          </table:table-cell>
          <table:table-cell table:formula="of:=[.F9]/[.C9]" office:value-type="percentage" office:value="0.304878048780488" calcext:value-type="percentage">
            <text:p>30.49%</text:p>
          </table:table-cell>
          <table:table-cell table:formula="of:=2*([.H9]*[.I9])/([.H9]+[.I9])" office:value-type="percentage" office:value="0.458715596330275" calcext:value-type="percentage">
            <text:p>45.8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table:formula="of:=[.F10]/[.E10]" office:value-type="percentage" office:value="0.932330827067669" calcext:value-type="percentage">
            <text:p>93.23%</text:p>
          </table:table-cell>
          <table:table-cell table:formula="of:=[.F10]/[.C10]" office:value-type="percentage" office:value="0.318766066838046" calcext:value-type="percentage">
            <text:p>31.88%</text:p>
          </table:table-cell>
          <table:table-cell table:formula="of:=2*([.H10]*[.I10])/([.H10]+[.I10])" office:value-type="percentage" office:value="0.475095785440613" calcext:value-type="percentage">
            <text:p>47.5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[.F11]/[.E11]" office:value-type="percentage" office:value="0.934426229508197" calcext:value-type="percentage">
            <text:p>93.44%</text:p>
          </table:table-cell>
          <table:table-cell table:formula="of:=[.F11]/[.C11]" office:value-type="percentage" office:value="0.331877729257642" calcext:value-type="percentage">
            <text:p>33.19%</text:p>
          </table:table-cell>
          <table:table-cell table:formula="of:=2*([.H11]*[.I11])/([.H11]+[.I11])" office:value-type="percentage" office:value="0.489795918367347" calcext:value-type="percentage">
            <text:p>48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F12]/[.E12]" office:value-type="percentage" office:value="0.929203539823009" calcext:value-type="percentage">
            <text:p>92.92%</text:p>
          </table:table-cell>
          <table:table-cell table:formula="of:=[.F12]/[.C12]" office:value-type="percentage" office:value="0.34257748776509" calcext:value-type="percentage">
            <text:p>34.26%</text:p>
          </table:table-cell>
          <table:table-cell table:formula="of:=2*([.H12]*[.I12])/([.H12]+[.I12])" office:value-type="percentage" office:value="0.500595947556615" calcext:value-type="percentage">
            <text:p>50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table:formula="of:=[.F13]/[.E13]" office:value-type="percentage" office:value="0.922705314009662" calcext:value-type="percentage">
            <text:p>92.27%</text:p>
          </table:table-cell>
          <table:table-cell table:formula="of:=[.F13]/[.C13]" office:value-type="percentage" office:value="0.354359925788497" calcext:value-type="percentage">
            <text:p>35.44%</text:p>
          </table:table-cell>
          <table:table-cell table:formula="of:=2*([.H13]*[.I13])/([.H13]+[.I13])" office:value-type="percentage" office:value="0.512064343163539" calcext:value-type="percentage">
            <text:p>51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formula="of:=[.F14]/[.E14]" office:value-type="percentage" office:value="0.922680412371134" calcext:value-type="percentage">
            <text:p>92.27%</text:p>
          </table:table-cell>
          <table:table-cell table:formula="of:=[.F14]/[.C14]" office:value-type="percentage" office:value="0.366803278688525" calcext:value-type="percentage">
            <text:p>36.68%</text:p>
          </table:table-cell>
          <table:table-cell table:formula="of:=2*([.H14]*[.I14])/([.H14]+[.I14])" office:value-type="percentage" office:value="0.524926686217009" calcext:value-type="percentage">
            <text:p>52.4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table:formula="of:=[.F15]/[.E15]" office:value-type="percentage" office:value="0.921348314606742" calcext:value-type="percentage">
            <text:p>92.13%</text:p>
          </table:table-cell>
          <table:table-cell table:formula="of:=[.F15]/[.C15]" office:value-type="percentage" office:value="0.369369369369369" calcext:value-type="percentage">
            <text:p>36.94%</text:p>
          </table:table-cell>
          <table:table-cell table:formula="of:=2*([.H15]*[.I15])/([.H15]+[.I15])" office:value-type="percentage" office:value="0.527331189710611" calcext:value-type="percentage">
            <text:p>52.7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927272727272727" calcext:value-type="percentage">
            <text:p>92.73%</text:p>
          </table:table-cell>
          <table:table-cell table:formula="of:=[.F16]/[.C16]" office:value-type="percentage" office:value="0.384422110552764" calcext:value-type="percentage">
            <text:p>38.44%</text:p>
          </table:table-cell>
          <table:table-cell table:formula="of:=2*([.H16]*[.I16])/([.H16]+[.I16])" office:value-type="percentage" office:value="0.543516873889876" calcext:value-type="percentage">
            <text:p>54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[.F17]/[.E17]" office:value-type="percentage" office:value="0.935064935064935" calcext:value-type="percentage">
            <text:p>93.51%</text:p>
          </table:table-cell>
          <table:table-cell table:formula="of:=[.F17]/[.C17]" office:value-type="percentage" office:value="0.394520547945205" calcext:value-type="percentage">
            <text:p>39.45%</text:p>
          </table:table-cell>
          <table:table-cell table:formula="of:=2*([.H17]*[.I17])/([.H17]+[.I17])" office:value-type="percentage" office:value="0.554913294797688" calcext:value-type="percentage">
            <text:p>55.4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930555555555556" calcext:value-type="percentage">
            <text:p>93.06%</text:p>
          </table:table-cell>
          <table:table-cell table:formula="of:=[.F18]/[.C18]" office:value-type="percentage" office:value="0.406060606060606" calcext:value-type="percentage">
            <text:p>40.61%</text:p>
          </table:table-cell>
          <table:table-cell table:formula="of:=2*([.H18]*[.I18])/([.H18]+[.I18])" office:value-type="percentage" office:value="0.565400843881857" calcext:value-type="percentage">
            <text:p>56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F19]/[.E19]" office:value-type="percentage" office:value="0.924812030075188" calcext:value-type="percentage">
            <text:p>92.48%</text:p>
          </table:table-cell>
          <table:table-cell table:formula="of:=[.F19]/[.C19]" office:value-type="percentage" office:value="0.407284768211921" calcext:value-type="percentage">
            <text:p>40.73%</text:p>
          </table:table-cell>
          <table:table-cell table:formula="of:=2*([.H19]*[.I19])/([.H19]+[.I19])" office:value-type="percentage" office:value="0.56551724137931" calcext:value-type="percentage">
            <text:p>56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[.F20]/[.E20]" office:value-type="percentage" office:value="0.928571428571429" calcext:value-type="percentage">
            <text:p>92.86%</text:p>
          </table:table-cell>
          <table:table-cell table:formula="of:=[.F20]/[.C20]" office:value-type="percentage" office:value="0.420863309352518" calcext:value-type="percentage">
            <text:p>42.09%</text:p>
          </table:table-cell>
          <table:table-cell table:formula="of:=2*([.H20]*[.I20])/([.H20]+[.I20])" office:value-type="percentage" office:value="0.579207920792079" calcext:value-type="percentage">
            <text:p>57.9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F21]/[.E21]" office:value-type="percentage" office:value="0.929824561403509" calcext:value-type="percentage">
            <text:p>92.98%</text:p>
          </table:table-cell>
          <table:table-cell table:formula="of:=[.F21]/[.C21]" office:value-type="percentage" office:value="0.417322834645669" calcext:value-type="percentage">
            <text:p>41.73%</text:p>
          </table:table-cell>
          <table:table-cell table:formula="of:=2*([.H21]*[.I21])/([.H21]+[.I21])" office:value-type="percentage" office:value="0.576086956521739" calcext:value-type="percentage">
            <text:p>57.6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962962962962963" calcext:value-type="percentage">
            <text:p>96.30%</text:p>
          </table:table-cell>
          <table:table-cell table:formula="of:=[.F26]/[.C26]" office:value-type="percentage" office:value="0.0146149522203485" calcext:value-type="percentage">
            <text:p>1.46%</text:p>
          </table:table-cell>
          <table:table-cell table:formula="of:=2*([.H26]*[.I26])/([.H26]+[.I26])" office:value-type="percentage" office:value="0.0287929125138427" calcext:value-type="percentage">
            <text:p>2.8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84375" calcext:value-type="percentage">
            <text:p>98.44%</text:p>
          </table:table-cell>
          <table:table-cell table:formula="of:=[.F27]/[.C27]" office:value-type="percentage" office:value="0.0201664532650448" calcext:value-type="percentage">
            <text:p>2.02%</text:p>
          </table:table-cell>
          <table:table-cell table:formula="of:=2*([.H27]*[.I27])/([.H27]+[.I27])" office:value-type="percentage" office:value="0.0395232120451694" calcext:value-type="percentage">
            <text:p>3.9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F28]/[.E28]" office:value-type="percentage" office:value="0.983050847457627" calcext:value-type="percentage">
            <text:p>98.31%</text:p>
          </table:table-cell>
          <table:table-cell table:formula="of:=[.F28]/[.C28]" office:value-type="percentage" office:value="0.0257320319432121" calcext:value-type="percentage">
            <text:p>2.57%</text:p>
          </table:table-cell>
          <table:table-cell table:formula="of:=2*([.H28]*[.I28])/([.H28]+[.I28])" office:value-type="percentage" office:value="0.0501513186338089" calcext:value-type="percentage">
            <text:p>5.02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981818181818182" calcext:value-type="percentage">
            <text:p>98.18%</text:p>
          </table:table-cell>
          <table:table-cell table:formula="of:=[.F29]/[.C29]" office:value-type="percentage" office:value="0.0316529894490035" calcext:value-type="percentage">
            <text:p>3.17%</text:p>
          </table:table-cell>
          <table:table-cell table:formula="of:=2*([.H29]*[.I29])/([.H29]+[.I29])" office:value-type="percentage" office:value="0.0613287904599659" calcext:value-type="percentage">
            <text:p>6.1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979591836734694" calcext:value-type="percentage">
            <text:p>97.96%</text:p>
          </table:table-cell>
          <table:table-cell table:formula="of:=[.F30]/[.C30]" office:value-type="percentage" office:value="0.0357675111773472" calcext:value-type="percentage">
            <text:p>3.58%</text:p>
          </table:table-cell>
          <table:table-cell table:formula="of:=2*([.H30]*[.I30])/([.H30]+[.I30])" office:value-type="percentage" office:value="0.0690150970524802" calcext:value-type="percentage">
            <text:p>6.9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978260869565217" calcext:value-type="percentage">
            <text:p>97.83%</text:p>
          </table:table-cell>
          <table:table-cell table:formula="of:=[.F31]/[.C31]" office:value-type="percentage" office:value="0.0411334552102377" calcext:value-type="percentage">
            <text:p>4.11%</text:p>
          </table:table-cell>
          <table:table-cell table:formula="of:=2*([.H31]*[.I31])/([.H31]+[.I31])" office:value-type="percentage" office:value="0.0789473684210526" calcext:value-type="percentage">
            <text:p>7.8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72972972972973" calcext:value-type="percentage">
            <text:p>97.30%</text:p>
          </table:table-cell>
          <table:table-cell table:formula="of:=[.F32]/[.C32]" office:value-type="percentage" office:value="0.0399113082039911" calcext:value-type="percentage">
            <text:p>3.99%</text:p>
          </table:table-cell>
          <table:table-cell table:formula="of:=2*([.H32]*[.I32])/([.H32]+[.I32])" office:value-type="percentage" office:value="0.0766773162939297" calcext:value-type="percentage">
            <text:p>7.6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96969696969697" calcext:value-type="percentage">
            <text:p>96.97%</text:p>
          </table:table-cell>
          <table:table-cell table:formula="of:=[.F33]/[.C33]" office:value-type="percentage" office:value="0.0411311053984576" calcext:value-type="percentage">
            <text:p>4.11%</text:p>
          </table:table-cell>
          <table:table-cell table:formula="of:=2*([.H33]*[.I33])/([.H33]+[.I33])" office:value-type="percentage" office:value="0.0789149198520345" calcext:value-type="percentage">
            <text:p>7.8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96875" calcext:value-type="percentage">
            <text:p>96.88%</text:p>
          </table:table-cell>
          <table:table-cell table:formula="of:=[.F34]/[.C34]" office:value-type="percentage" office:value="0.0451237263464338" calcext:value-type="percentage">
            <text:p>4.51%</text:p>
          </table:table-cell>
          <table:table-cell table:formula="of:=2*([.H34]*[.I34])/([.H34]+[.I34])" office:value-type="percentage" office:value="0.086230876216968" calcext:value-type="percentage">
            <text:p>8.6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35]/[.E35]" office:value-type="percentage" office:value="0.967741935483871" calcext:value-type="percentage">
            <text:p>96.77%</text:p>
          </table:table-cell>
          <table:table-cell table:formula="of:=[.F35]/[.C35]" office:value-type="percentage" office:value="0.0489396411092985" calcext:value-type="percentage">
            <text:p>4.89%</text:p>
          </table:table-cell>
          <table:table-cell table:formula="of:=2*([.H35]*[.I35])/([.H35]+[.I35])" office:value-type="percentage" office:value="0.093167701863354" calcext:value-type="percentage">
            <text:p>9.3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F36]/[.E36]" office:value-type="percentage" office:value="0.962962962962963" calcext:value-type="percentage">
            <text:p>96.30%</text:p>
          </table:table-cell>
          <table:table-cell table:formula="of:=[.F36]/[.C36]" office:value-type="percentage" office:value="0.0482374768089054" calcext:value-type="percentage">
            <text:p>4.82%</text:p>
          </table:table-cell>
          <table:table-cell table:formula="of:=2*([.H36]*[.I36])/([.H36]+[.I36])" office:value-type="percentage" office:value="0.0918727915194346" calcext:value-type="percentage">
            <text:p>9.1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37]/[.E37]" office:value-type="percentage" office:value="0.961538461538462" calcext:value-type="percentage">
            <text:p>96.15%</text:p>
          </table:table-cell>
          <table:table-cell table:formula="of:=[.F37]/[.C37]" office:value-type="percentage" office:value="0.0512295081967213" calcext:value-type="percentage">
            <text:p>5.12%</text:p>
          </table:table-cell>
          <table:table-cell table:formula="of:=2*([.H37]*[.I37])/([.H37]+[.I37])" office:value-type="percentage" office:value="0.0972762645914397" calcext:value-type="percentage">
            <text:p>9.7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F38]/[.E38]" office:value-type="percentage" office:value="0.958333333333333" calcext:value-type="percentage">
            <text:p>95.83%</text:p>
          </table:table-cell>
          <table:table-cell table:formula="of:=[.F38]/[.C38]" office:value-type="percentage" office:value="0.0518018018018018" calcext:value-type="percentage">
            <text:p>5.18%</text:p>
          </table:table-cell>
          <table:table-cell table:formula="of:=2*([.H38]*[.I38])/([.H38]+[.I38])" office:value-type="percentage" office:value="0.0982905982905983" calcext:value-type="percentage">
            <text:p>9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F39]/[.E39]" office:value-type="percentage" office:value="0.956521739130435" calcext:value-type="percentage">
            <text:p>95.65%</text:p>
          </table:table-cell>
          <table:table-cell table:formula="of:=[.F39]/[.C39]" office:value-type="percentage" office:value="0.0552763819095477" calcext:value-type="percentage">
            <text:p>5.53%</text:p>
          </table:table-cell>
          <table:table-cell table:formula="of:=2*([.H39]*[.I39])/([.H39]+[.I39])" office:value-type="percentage" office:value="0.104513064133017" calcext:value-type="percentage">
            <text:p>10.4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602739726027397" calcext:value-type="percentage">
            <text:p>6.03%</text:p>
          </table:table-cell>
          <table:table-cell table:formula="of:=2*([.H40]*[.I40])/([.H40]+[.I40])" office:value-type="percentage" office:value="0.113695090439276" calcext:value-type="percentage">
            <text:p>11.3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666666666666667" calcext:value-type="percentage">
            <text:p>6.67%</text:p>
          </table:table-cell>
          <table:table-cell table:formula="of:=2*([.H41]*[.I41])/([.H41]+[.I41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695364238410596" calcext:value-type="percentage">
            <text:p>6.95%</text:p>
          </table:table-cell>
          <table:table-cell table:formula="of:=2*([.H42]*[.I42])/([.H42]+[.I42])" office:value-type="percentage" office:value="0.130030959752322" calcext:value-type="percentage">
            <text:p>13.0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719424460431655" calcext:value-type="percentage">
            <text:p>7.19%</text:p>
          </table:table-cell>
          <table:table-cell table:formula="of:=2*([.H43]*[.I43])/([.H43]+[.I43])" office:value-type="percentage" office:value="0.134228187919463" calcext:value-type="percentage">
            <text:p>13.4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748031496062992" calcext:value-type="percentage">
            <text:p>7.48%</text:p>
          </table:table-cell>
          <table:table-cell table:formula="of:=2*([.H44]*[.I44])/([.H44]+[.I44])" office:value-type="percentage" office:value="0.139194139194139" calcext:value-type="percentage">
            <text:p>13.92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-00-00</text:date>, <text:time style:data-style-name="N2" text:time-value="08:27:43.227498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01T08:32:02.525377156</dc:date>
    <meta:editing-duration>P3DT10H34M53S</meta:editing-duration>
    <meta:editing-cycles>283</meta:editing-cycles>
    <meta:generator>LibreOffice/6.4.7.2$Linux_X86_64 LibreOffice_project/40$Build-2</meta:generator>
    <meta:document-statistic meta:table-count="6" meta:cell-count="2412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DIRDEP'.A2:'INFER-1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DIRDEP'.A2:'INFER-1-DIRDEP'.A2" chart:class="chart:line">
            <chart:data-point/>
          </chart:series>
          <chart:series chart:attached-axis="primary-y" chart:style-name="ch11" chart:values-cell-range-address="'INFER-1-DIRDEP'.A3:'INFER-1-DIRDEP'.A3" chart:class="chart:line">
            <chart:data-point/>
          </chart:series>
          <chart:series chart:attached-axis="primary-y" chart:style-name="ch12" chart:values-cell-range-address="'INFER-1-DIRDEP'.A4:'INFER-1-DIRDEP'.A4" chart:class="chart:line">
            <chart:data-point/>
          </chart:series>
          <chart:series chart:attached-axis="primary-y" chart:style-name="ch13" chart:values-cell-range-address="'INFER-1-DIRDEP'.A5:'INFER-1-DIRDEP'.A5" chart:class="chart:line">
            <chart:data-point/>
          </chart:series>
          <chart:series chart:attached-axis="primary-y" chart:style-name="ch14" chart:values-cell-range-address="'INFER-1-DIRDEP'.A6:'INFER-1-DIRDEP'.A6" chart:class="chart:line">
            <chart:data-point/>
          </chart:series>
          <chart:series chart:attached-axis="primary-y" chart:style-name="ch15" chart:values-cell-range-address="'INFER-1-DIRDEP'.A7:'INFER-1-DIRDEP'.A7" chart:class="chart:line">
            <chart:data-point/>
          </chart:series>
          <chart:series chart:attached-axis="primary-y" chart:style-name="ch16" chart:values-cell-range-address="'INFER-1-DIRDEP'.A8:'INFER-1-DIRDEP'.A8" chart:class="chart:line">
            <chart:data-point/>
          </chart:series>
          <chart:series chart:attached-axis="primary-y" chart:style-name="ch17" chart:values-cell-range-address="'INFER-1-DIRDEP'.A9:'INFER-1-DIRDEP'.A9" chart:class="chart:line">
            <chart:data-point/>
          </chart:series>
          <chart:series chart:attached-axis="primary-y" chart:style-name="ch18" chart:values-cell-range-address="'INFER-1-DIRDEP'.A10:'INFER-1-DIRDEP'.A10" chart:class="chart:line">
            <chart:data-point/>
          </chart:series>
          <chart:series chart:attached-axis="primary-y" chart:style-name="ch19" chart:values-cell-range-address="'INFER-1-DIRDEP'.A11:'INFER-1-DIRDEP'.A11" chart:class="chart:line">
            <chart:data-point/>
          </chart:series>
          <chart:series chart:attached-axis="primary-y" chart:style-name="ch20" chart:values-cell-range-address="'INFER-1-DIRDEP'.A12:'INFER-1-DIRDEP'.A12" chart:class="chart:line">
            <chart:data-point/>
          </chart:series>
          <chart:series chart:attached-axis="primary-y" chart:style-name="ch21" chart:values-cell-range-address="'INFER-1-DIRDEP'.A13:'INFER-1-DIRDEP'.A13" chart:class="chart:line">
            <chart:data-point/>
          </chart:series>
          <chart:series chart:attached-axis="primary-y" chart:style-name="ch10" chart:values-cell-range-address="'INFER-1-DIRDEP'.A14:'INFER-1-DIRDEP'.A14" chart:class="chart:line">
            <chart:data-point/>
          </chart:series>
          <chart:series chart:attached-axis="primary-y" chart:style-name="ch11" chart:values-cell-range-address="'INFER-1-DIRDEP'.A15:'INFER-1-DIRDEP'.A15" chart:class="chart:line">
            <chart:data-point/>
          </chart:series>
          <chart:series chart:attached-axis="primary-y" chart:style-name="ch12" chart:values-cell-range-address="'INFER-1-DIRDEP'.A16:'INFER-1-DIRDEP'.A16" chart:class="chart:line">
            <chart:data-point/>
          </chart:series>
          <chart:series chart:attached-axis="primary-y" chart:style-name="ch13" chart:values-cell-range-address="'INFER-1-DIRDEP'.A17:'INFER-1-DIRDEP'.A17" chart:class="chart:line">
            <chart:data-point/>
          </chart:series>
          <chart:series chart:attached-axis="primary-y" chart:style-name="ch14" chart:values-cell-range-address="'INFER-1-DIRDEP'.A18:'INFER-1-DIRDEP'.A18" chart:class="chart:line">
            <chart:data-point/>
          </chart:series>
          <chart:series chart:attached-axis="primary-y" chart:style-name="ch15" chart:values-cell-range-address="'INFER-1-DIRDEP'.A19:'INFER-1-DIRDEP'.A19" chart:class="chart:line">
            <chart:data-point/>
          </chart:series>
          <chart:series chart:attached-axis="primary-y" chart:style-name="ch16" chart:values-cell-range-address="'INFER-1-DIRDEP'.A20:'INFER-1-DIRDEP'.A20" chart:class="chart:line">
            <chart:data-point/>
          </chart:series>
          <chart:series chart:attached-axis="primary-y" chart:style-name="ch17" chart:values-cell-range-address="'INFER-1-DIRDEP'.A21:'INFER-1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DIRDEP'.A2:'INFER-1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DIRDEP'.A3:'INFER-1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DIRDEP'.A4:'INFER-1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DIRDEP'.A5:'INFER-1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DIRDEP'.A6:'INFER-1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DIRDEP'.A7:'INFER-1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DIRDEP'.A8:'INFER-1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DIRDEP'.A9:'INFER-1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DIRDEP'.A10:'INFER-1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DIRDEP'.A11:'INFER-1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DIRDEP'.A12:'INFER-1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DIRDEP'.A13:'INFER-1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DIRDEP'.A14:'INFER-1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DIRDEP'.A15:'INFER-1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DIRDEP'.A16:'INFER-1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DIRDEP'.A17:'INFER-1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DIRDEP'.A18:'INFER-1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DIRDEP'.A19:'INFER-1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DIRDEP'.A20:'INFER-1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DIRDEP'.A21:'INFER-1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DIRDEP'.H3:'INFER-1-DIRDEP'.I21 'INFER-1-BASE'.A1:'INFER-1-BASE'.A1 'INFER-1-DIRDEP'.H26:'INFER-1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DIRDEP'.H3:'INFER-1-DIRDEP'.H21" chart:label-cell-address="'INFER-1-BASE'.A1:'INFER-1-BASE'.A1" chart:class="chart:scatter">
            <chart:domain table:cell-range-address="'INFER-1-DIRDEP'.I3:'INFER-1-DIRDEP'.I21"/>
            <chart:data-point chart:repeated="19"/>
          </chart:series>
          <chart:series chart:style-name="ch10" chart:values-cell-range-address="'INFER-1-DIRDEP'.H26:'INFER-1-DIRDEP'.H44" chart:label-cell-address="'INFER-1-BASE'.A1:'INFER-1-BASE'.A1" chart:class="chart:scatter">
            <chart:domain table:cell-range-address="'INFER-1-DIRDEP'.I26:'INFER-1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DIRDEP'.I3:'INFER-1-DIRDEP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DIRDEP'.H3:'INFER-1-DIRDEP'.H21</svg:desc>
                </draw:g>
              </table:table-cell>
              <table:table-cell office:value-type="float" office:value="0.00580850665167697">
                <text:p>0.00580850665167697</text:p>
                <draw:g>
                  <svg:desc>'INFER-1-DIRDEP'.I26:'INFER-1-DIRDEP'.I44</svg:desc>
                </draw:g>
              </table:table-cell>
              <table:table-cell office:value-type="float" office:value="0.911764705882353">
                <text:p>0.911764705882353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0864276568501921">
                <text:p>0.00864276568501921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110913930789707">
                <text:p>0.0110913930789707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134818288393904">
                <text:p>0.0134818288393904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191956124314442">
                <text:p>0.0191956124314442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177383592017738">
                <text:p>0.0177383592017738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179948586118252">
                <text:p>0.0179948586118252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203784570596798">
                <text:p>0.020378457059679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212071778140294">
                <text:p>0.0212071778140294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0185528756957328">
                <text:p>0.018552875695732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0184426229508197">
                <text:p>0.01844262295081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0202702702702703">
                <text:p>0.02027027027027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0226130653266332">
                <text:p>0.02261306532663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.0246575342465753">
                <text:p>0.0246575342465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.0264900662251656">
                <text:p>0.026490066225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.0251798561151079">
                <text:p>0.025179856115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236220472440945">
                <text:p>0.02362204724409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8cm" svg:width="10.462cm" svg:height="6.812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1009023789992">
                <text:p>0.231009023789992</text:p>
              </table:table-cell>
              <table:table-cell office:value-type="float" office:value="0.0806740767300108">
                <text:p>0.08067407673001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4339622641509">
                <text:p>0.294339622641509</text:p>
              </table:table-cell>
              <table:table-cell office:value-type="float" office:value="0.109737714802532">
                <text:p>0.1097377148025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7331879316612">
                <text:p>0.337331879316612</text:p>
              </table:table-cell>
              <table:table-cell office:value-type="float" office:value="0.132122213047069">
                <text:p>0.1321222130470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3183309892171">
                <text:p>0.373183309892171</text:p>
              </table:table-cell>
              <table:table-cell office:value-type="float" office:value="0.154011847065159">
                <text:p>0.154011847065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466472303207">
                <text:p>0.40466472303207</text:p>
              </table:table-cell>
              <table:table-cell office:value-type="float" office:value="0.1683638832315">
                <text:p>0.16836388323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8547486033519">
                <text:p>0.438547486033519</text:p>
              </table:table-cell>
              <table:table-cell office:value-type="float" office:value="0.187808896210873">
                <text:p>0.1878088962108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8715596330275">
                <text:p>0.458715596330275</text:p>
              </table:table-cell>
              <table:table-cell office:value-type="float" office:value="0.198412698412698">
                <text:p>0.1984126984126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095785440613">
                <text:p>0.475095785440613</text:p>
              </table:table-cell>
              <table:table-cell office:value-type="float" office:value="0.201834862385321">
                <text:p>0.2018348623853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214193548387097">
                <text:p>0.2141935483870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0595947556615">
                <text:p>0.500595947556615</text:p>
              </table:table-cell>
              <table:table-cell office:value-type="float" office:value="0.22158273381295">
                <text:p>0.221582733812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12064343163539">
                <text:p>0.512064343163539</text:p>
              </table:table-cell>
              <table:table-cell office:value-type="float" office:value="0.230894308943089">
                <text:p>0.2308943089430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24926686217009">
                <text:p>0.524926686217009</text:p>
              </table:table-cell>
              <table:table-cell office:value-type="float" office:value="0.245989304812834">
                <text:p>0.2459893048128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27331189710611">
                <text:p>0.527331189710611</text:p>
              </table:table-cell>
              <table:table-cell office:value-type="float" office:value="0.246575342465753">
                <text:p>0.2465753424657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43516873889876">
                <text:p>0.543516873889876</text:p>
              </table:table-cell>
              <table:table-cell office:value-type="float" office:value="0.260303687635575">
                <text:p>0.2603036876355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4913294797688">
                <text:p>0.554913294797688</text:p>
              </table:table-cell>
              <table:table-cell office:value-type="float" office:value="0.272941176470588">
                <text:p>0.2729411764705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5400843881857">
                <text:p>0.565400843881857</text:p>
              </table:table-cell>
              <table:table-cell office:value-type="float" office:value="0.288659793814433">
                <text:p>0.2886597938144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551724137931">
                <text:p>0.56551724137931</text:p>
              </table:table-cell>
              <table:table-cell office:value-type="float" office:value="0.296918767507003">
                <text:p>0.296918767507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9207920792079">
                <text:p>0.579207920792079</text:p>
              </table:table-cell>
              <table:table-cell office:value-type="float" office:value="0.298780487804878">
                <text:p>0.2987804878048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6086956521739">
                <text:p>0.576086956521739</text:p>
              </table:table-cell>
              <table:table-cell office:value-type="float" office:value="0.311258278145695">
                <text:p>0.3112582781456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179cm" svg:width="10.053cm" svg:height="7.012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BASE'.I3:'INFER-2-BASE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BASE'.H3:'INFER-2-BASE'.H21</svg:desc>
                </draw:g>
              </table:table-cell>
              <table:table-cell office:value-type="float" office:value="0.0421585160202361">
                <text:p>0.0421585160202361</text:p>
                <draw:g>
                  <svg:desc>'INFER-2-BASE'.I26:'INFER-2-BASE'.I44</svg:desc>
                </draw:g>
              </table:table-cell>
              <table:table-cell office:value-type="float" office:value="0.933609958506224">
                <text:p>0.933609958506224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58258642765685">
                <text:p>0.058258642765685</text:p>
              </table:table-cell>
              <table:table-cell office:value-type="float" office:value="0.94300518134715">
                <text:p>0.94300518134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709849157054126">
                <text:p>0.0709849157054126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838218053927315">
                <text:p>0.0838218053927315</text:p>
              </table:table-cell>
              <table:table-cell office:value-type="float" office:value="0.947019867549669">
                <text:p>0.947019867549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923994038748137">
                <text:p>0.0923994038748137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104204753199269">
                <text:p>0.10420475319926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110864745011086">
                <text:p>0.110864745011086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113110539845758">
                <text:p>0.113110539845758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120815138282387">
                <text:p>0.120815138282387</text:p>
              </table:table-cell>
              <table:table-cell office:value-type="float" office:value="0.943181818181818">
                <text:p>0.943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125611745513866">
                <text:p>0.125611745513866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131725417439703">
                <text:p>0.131725417439703</text:p>
              </table:table-cell>
              <table:table-cell office:value-type="float" office:value="0.934210526315789">
                <text:p>0.93421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141393442622951">
                <text:p>0.141393442622951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141891891891892">
                <text:p>0.141891891891892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150753768844221">
                <text:p>0.150753768844221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158904109589041">
                <text:p>0.158904109589041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16969696969697">
                <text:p>0.16969696969697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.175496688741722">
                <text:p>0.175496688741722</text:p>
              </table:table-cell>
              <table:table-cell office:value-type="float" office:value="0.963636363636364">
                <text:p>0.96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76258992805755">
                <text:p>0.17625899280575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.18503937007874">
                <text:p>0.18503937007874</text:p>
              </table:table-cell>
              <table:table-cell office:value-type="float" office:value="0.979166666666667">
                <text:p>0.97916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SYNS'.A2:'INFER-2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SYNS'.A2:'INFER-2-SYNS'.A2" chart:class="chart:line">
            <chart:data-point/>
          </chart:series>
          <chart:series chart:attached-axis="primary-y" chart:style-name="ch11" chart:values-cell-range-address="'INFER-2-SYNS'.A3:'INFER-2-SYNS'.A3" chart:class="chart:line">
            <chart:data-point/>
          </chart:series>
          <chart:series chart:attached-axis="primary-y" chart:style-name="ch12" chart:values-cell-range-address="'INFER-2-SYNS'.A4:'INFER-2-SYNS'.A4" chart:class="chart:line">
            <chart:data-point/>
          </chart:series>
          <chart:series chart:attached-axis="primary-y" chart:style-name="ch13" chart:values-cell-range-address="'INFER-2-SYNS'.A5:'INFER-2-SYNS'.A5" chart:class="chart:line">
            <chart:data-point/>
          </chart:series>
          <chart:series chart:attached-axis="primary-y" chart:style-name="ch14" chart:values-cell-range-address="'INFER-2-SYNS'.A6:'INFER-2-SYNS'.A6" chart:class="chart:line">
            <chart:data-point/>
          </chart:series>
          <chart:series chart:attached-axis="primary-y" chart:style-name="ch15" chart:values-cell-range-address="'INFER-2-SYNS'.A7:'INFER-2-SYNS'.A7" chart:class="chart:line">
            <chart:data-point/>
          </chart:series>
          <chart:series chart:attached-axis="primary-y" chart:style-name="ch16" chart:values-cell-range-address="'INFER-2-SYNS'.A8:'INFER-2-SYNS'.A8" chart:class="chart:line">
            <chart:data-point/>
          </chart:series>
          <chart:series chart:attached-axis="primary-y" chart:style-name="ch17" chart:values-cell-range-address="'INFER-2-SYNS'.A9:'INFER-2-SYNS'.A9" chart:class="chart:line">
            <chart:data-point/>
          </chart:series>
          <chart:series chart:attached-axis="primary-y" chart:style-name="ch18" chart:values-cell-range-address="'INFER-2-SYNS'.A10:'INFER-2-SYNS'.A10" chart:class="chart:line">
            <chart:data-point/>
          </chart:series>
          <chart:series chart:attached-axis="primary-y" chart:style-name="ch19" chart:values-cell-range-address="'INFER-2-SYNS'.A11:'INFER-2-SYNS'.A11" chart:class="chart:line">
            <chart:data-point/>
          </chart:series>
          <chart:series chart:attached-axis="primary-y" chart:style-name="ch20" chart:values-cell-range-address="'INFER-2-SYNS'.A12:'INFER-2-SYNS'.A12" chart:class="chart:line">
            <chart:data-point/>
          </chart:series>
          <chart:series chart:attached-axis="primary-y" chart:style-name="ch21" chart:values-cell-range-address="'INFER-2-SYNS'.A13:'INFER-2-SYNS'.A13" chart:class="chart:line">
            <chart:data-point/>
          </chart:series>
          <chart:series chart:attached-axis="primary-y" chart:style-name="ch10" chart:values-cell-range-address="'INFER-2-SYNS'.A14:'INFER-2-SYNS'.A14" chart:class="chart:line">
            <chart:data-point/>
          </chart:series>
          <chart:series chart:attached-axis="primary-y" chart:style-name="ch11" chart:values-cell-range-address="'INFER-2-SYNS'.A15:'INFER-2-SYNS'.A15" chart:class="chart:line">
            <chart:data-point/>
          </chart:series>
          <chart:series chart:attached-axis="primary-y" chart:style-name="ch12" chart:values-cell-range-address="'INFER-2-SYNS'.A16:'INFER-2-SYNS'.A16" chart:class="chart:line">
            <chart:data-point/>
          </chart:series>
          <chart:series chart:attached-axis="primary-y" chart:style-name="ch13" chart:values-cell-range-address="'INFER-2-SYNS'.A17:'INFER-2-SYNS'.A17" chart:class="chart:line">
            <chart:data-point/>
          </chart:series>
          <chart:series chart:attached-axis="primary-y" chart:style-name="ch14" chart:values-cell-range-address="'INFER-2-SYNS'.A18:'INFER-2-SYNS'.A18" chart:class="chart:line">
            <chart:data-point/>
          </chart:series>
          <chart:series chart:attached-axis="primary-y" chart:style-name="ch15" chart:values-cell-range-address="'INFER-2-SYNS'.A19:'INFER-2-SYNS'.A19" chart:class="chart:line">
            <chart:data-point/>
          </chart:series>
          <chart:series chart:attached-axis="primary-y" chart:style-name="ch16" chart:values-cell-range-address="'INFER-2-SYNS'.A20:'INFER-2-SYNS'.A20" chart:class="chart:line">
            <chart:data-point/>
          </chart:series>
          <chart:series chart:attached-axis="primary-y" chart:style-name="ch17" chart:values-cell-range-address="'INFER-2-SYNS'.A21:'INFER-2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SYNS'.A2:'INFER-2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SYNS'.A3:'INFER-2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SYNS'.A4:'INFER-2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SYNS'.A5:'INFER-2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SYNS'.A6:'INFER-2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SYNS'.A7:'INFER-2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SYNS'.A8:'INFER-2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SYNS'.A9:'INFER-2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SYNS'.A10:'INFER-2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SYNS'.A11:'INFER-2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SYNS'.A12:'INFER-2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SYNS'.A13:'INFER-2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SYNS'.A14:'INFER-2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SYNS'.A15:'INFER-2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SYNS'.A16:'INFER-2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SYNS'.A17:'INFER-2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SYNS'.A18:'INFER-2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SYNS'.A19:'INFER-2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SYNS'.A20:'INFER-2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SYNS'.A21:'INFER-2-SYNS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SYNS'.H3:'INFER-2-SYNS'.I21 'INFER-2-SYNS'.A1:'INFER-2-SYNS'.A1 'INFER-2-SYNS'.H26:'INFER-2-SYNS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SYNS'.H3:'INFER-2-SYNS'.H21" chart:label-cell-address="'INFER-2-SYNS'.A1:'INFER-2-SYNS'.A1" chart:class="chart:scatter">
            <chart:domain table:cell-range-address="'INFER-2-SYNS'.I3:'INFER-2-SYNS'.I21"/>
            <chart:data-point chart:repeated="19"/>
          </chart:series>
          <chart:series chart:style-name="ch9" chart:values-cell-range-address="'INFER-2-SYNS'.H26:'INFER-2-SYNS'.H44" chart:label-cell-address="'INFER-2-SYNS'.A1:'INFER-2-SYNS'.A1" chart:class="chart:scatter">
            <chart:domain table:cell-range-address="'INFER-2-SYNS'.I26:'INFER-2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175379426644">
                <text:p>0.0472175379426644</text:p>
                <draw:g>
                  <svg:desc>'INFER-2-SYNS'.I3:'INFER-2-SYNS'.I21</svg:desc>
                </draw:g>
              </table:table-cell>
              <table:table-cell office:value-type="float" office:value="0.906474820143885">
                <text:p>0.906474820143885</text:p>
                <draw:g>
                  <svg:desc>'INFER-2-SYNS'.H3:'INFER-2-SYNS'.H21</svg:desc>
                </draw:g>
              </table:table-cell>
              <table:table-cell office:value-type="float" office:value="0.0191118605958404">
                <text:p>0.0191118605958404</text:p>
                <draw:g>
                  <svg:desc>'INFER-2-SYNS'.I26:'INFER-2-SYNS'.I44</svg:desc>
                </draw:g>
              </table:table-cell>
              <table:table-cell office:value-type="float" office:value="0.918918918918919">
                <text:p>0.918918918918919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612035851472">
                <text:p>0.0662612035851472</text:p>
              </table:table-cell>
              <table:table-cell office:value-type="float" office:value="0.915929203539823">
                <text:p>0.915929203539823</text:p>
              </table:table-cell>
              <table:table-cell office:value-type="float" office:value="0.0268886043533931">
                <text:p>0.026888604353393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1889973380657">
                <text:p>0.0811889973380657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0341614906832298">
                <text:p>0.0341614906832298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9589683470106">
                <text:p>0.0949589683470106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041031652989449">
                <text:p>0.04103165298944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538002980626">
                <text:p>0.109538002980626</text:p>
              </table:table-cell>
              <table:table-cell office:value-type="float" office:value="0.930379746835443">
                <text:p>0.930379746835443</text:p>
              </table:table-cell>
              <table:table-cell office:value-type="float" office:value="0.0461997019374069">
                <text:p>0.0461997019374069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142595978062">
                <text:p>0.126142595978062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0539305301645338">
                <text:p>0.0539305301645338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930769230769231">
                <text:p>0.930769230769231</text:p>
              </table:table-cell>
              <table:table-cell office:value-type="float" office:value="0.057649667405765">
                <text:p>0.05764966740576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529562982005">
                <text:p>0.146529562982005</text:p>
              </table:table-cell>
              <table:table-cell office:value-type="float" office:value="0.95">
                <text:p>0.95</text:p>
              </table:table-cell>
              <table:table-cell office:value-type="float" office:value="0.0604113110539846">
                <text:p>0.0604113110539846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963302752293578">
                <text:p>0.963302752293578</text:p>
              </table:table-cell>
              <table:table-cell office:value-type="float" office:value="0.0640465793304221">
                <text:p>0.0640465793304221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69494290375">
                <text:p>0.15986949429037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0701468189233279">
                <text:p>0.0701468189233279</text:p>
              </table:table-cell>
              <table:table-cell office:value-type="float" office:value="0.934782608695652">
                <text:p>0.93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723562152133581">
                <text:p>0.0723562152133581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799180327868853">
                <text:p>0.0799180327868853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927927927928">
                <text:p>0.177927927927928</text:p>
              </table:table-cell>
              <table:table-cell office:value-type="float" office:value="0.951807228915663">
                <text:p>0.951807228915663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42211055276">
                <text:p>0.18844221105527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085427135678392">
                <text:p>0.085427135678392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520547945205">
                <text:p>0.194520547945205</text:p>
              </table:table-cell>
              <table:table-cell office:value-type="float" office:value="0.972602739726027">
                <text:p>0.972602739726027</text:p>
              </table:table-cell>
              <table:table-cell office:value-type="float" office:value="0.0904109589041096">
                <text:p>0.090410958904109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030303030303">
                <text:p>0.203030303030303</text:p>
              </table:table-cell>
              <table:table-cell office:value-type="float" office:value="0.971014492753623">
                <text:p>0.971014492753623</text:p>
              </table:table-cell>
              <table:table-cell office:value-type="float" office:value="0.1">
                <text:p>0.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102649006622517">
                <text:p>0.102649006622517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0.107913669064748">
                <text:p>0.10791366906474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114173228346457">
                <text:p>0.114173228346457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SYNS'.J2:'INFER-2-SYNS'.J21 'INFER-2-SYNS'.J25:'INFER-2-SYNS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SYNS'.J2:'INFER-2-SYNS'.J21" chart:label-cell-address="'INFER-1-BASE'.A1:'INFER-1-BASE'.A1" chart:class="chart:line">
            <chart:data-point chart:repeated="20"/>
          </chart:series>
          <chart:series chart:style-name="ch10" chart:values-cell-range-address="'INFER-2-SYNS'.J25:'INFER-2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SYNS'.J2:'INFER-2-SYNS'.J21</svg:desc>
                </draw:g>
              </table:table-cell>
              <table:table-cell office:value-type="float" office:value="NaN">
                <text:p>NaN</text:p>
                <draw:g>
                  <svg:desc>'INFER-2-SYNS'.J25:'INFER-2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7595725734639">
                <text:p>0.0897595725734639</text:p>
              </table:table-cell>
              <table:table-cell office:value-type="float" office:value="0.0374449339207049">
                <text:p>0.037444933920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582089552239">
                <text:p>0.123582089552239</text:p>
              </table:table-cell>
              <table:table-cell office:value-type="float" office:value="0.0522713130056005">
                <text:p>0.0522713130056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265905383361">
                <text:p>0.149265905383361</text:p>
              </table:table-cell>
              <table:table-cell office:value-type="float" office:value="0.0659246575342466">
                <text:p>0.0659246575342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2248803827751">
                <text:p>0.172248803827751</text:p>
              </table:table-cell>
              <table:table-cell office:value-type="float" office:value="0.0786075238629983">
                <text:p>0.0786075238629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">
                <text:p>0.196</text:p>
              </table:table-cell>
              <table:table-cell office:value-type="float" office:value="0.0880056777856636">
                <text:p>0.0880056777856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01987899740709">
                <text:p>0.101987899740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496124031008">
                <text:p>0.234496124031008</text:p>
              </table:table-cell>
              <table:table-cell office:value-type="float" office:value="0.108559498956159">
                <text:p>0.108559498956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897550111359">
                <text:p>0.253897550111359</text:p>
              </table:table-cell>
              <table:table-cell office:value-type="float" office:value="0.113389626055489">
                <text:p>0.113389626055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19095477387">
                <text:p>0.263819095477387</text:p>
              </table:table-cell>
              <table:table-cell office:value-type="float" office:value="0.119891008174387">
                <text:p>0.119891008174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125874125874">
                <text:p>0.274125874125874</text:p>
              </table:table-cell>
              <table:table-cell office:value-type="float" office:value="0.130500758725341">
                <text:p>0.130500758725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892234548336">
                <text:p>0.27892234548336</text:p>
              </table:table-cell>
              <table:table-cell office:value-type="float" office:value="0.134251290877797">
                <text:p>0.134251290877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757785467128">
                <text:p>0.29757785467128</text:p>
              </table:table-cell>
              <table:table-cell office:value-type="float" office:value="0.147169811320755">
                <text:p>0.147169811320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9810246679317">
                <text:p>0.299810246679317</text:p>
              </table:table-cell>
              <table:table-cell office:value-type="float" office:value="0.149068322981366">
                <text:p>0.149068322981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15632183908046">
                <text:p>0.15632183908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4200913242009">
                <text:p>0.32420091324200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5839598997494">
                <text:p>0.335839598997494</text:p>
              </table:table-cell>
              <table:table-cell office:value-type="float" office:value="0.180821917808219">
                <text:p>0.180821917808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4246575342466">
                <text:p>0.334246575342466</text:p>
              </table:table-cell>
              <table:table-cell office:value-type="float" office:value="0.185074626865672">
                <text:p>0.185074626865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3982300884956">
                <text:p>0.353982300884956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0128617363344">
                <text:p>0.360128617363344</text:p>
              </table:table-cell>
              <table:table-cell office:value-type="float" office:value="0.204225352112676">
                <text:p>0.2042253521126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SYNS'.H3:'INFER-2-SYNS'.I21 'INFER-1-BASE'.A1:'INFER-1-BASE'.A1 'INFER-2-SYNS'.H26:'INFER-2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SYNS'.H3:'INFER-2-SYNS'.H21" chart:label-cell-address="'INFER-1-BASE'.A1:'INFER-1-BASE'.A1" chart:class="chart:scatter">
            <chart:domain table:cell-range-address="'INFER-2-SYNS'.I3:'INFER-2-SYNS'.I21"/>
            <chart:data-point chart:repeated="19"/>
          </chart:series>
          <chart:series chart:style-name="ch10" chart:values-cell-range-address="'INFER-2-SYNS'.H26:'INFER-2-SYNS'.H44" chart:label-cell-address="'INFER-1-BASE'.A1:'INFER-1-BASE'.A1" chart:class="chart:scatter">
            <chart:domain table:cell-range-address="'INFER-2-SYNS'.I26:'INFER-2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175379426644">
                <text:p>0.0472175379426644</text:p>
                <draw:g>
                  <svg:desc>'INFER-2-SYNS'.I3:'INFER-2-SYNS'.I21</svg:desc>
                </draw:g>
              </table:table-cell>
              <table:table-cell office:value-type="float" office:value="0.906474820143885">
                <text:p>0.906474820143885</text:p>
                <draw:g>
                  <svg:desc>'INFER-2-SYNS'.H3:'INFER-2-SYNS'.H21</svg:desc>
                </draw:g>
              </table:table-cell>
              <table:table-cell office:value-type="float" office:value="0.0191118605958404">
                <text:p>0.0191118605958404</text:p>
                <draw:g>
                  <svg:desc>'INFER-2-SYNS'.I26:'INFER-2-SYNS'.I44</svg:desc>
                </draw:g>
              </table:table-cell>
              <table:table-cell office:value-type="float" office:value="0.918918918918919">
                <text:p>0.918918918918919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612035851472">
                <text:p>0.0662612035851472</text:p>
              </table:table-cell>
              <table:table-cell office:value-type="float" office:value="0.915929203539823">
                <text:p>0.915929203539823</text:p>
              </table:table-cell>
              <table:table-cell office:value-type="float" office:value="0.0268886043533931">
                <text:p>0.026888604353393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1889973380657">
                <text:p>0.0811889973380657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0341614906832298">
                <text:p>0.0341614906832298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9589683470106">
                <text:p>0.0949589683470106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041031652989449">
                <text:p>0.04103165298944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538002980626">
                <text:p>0.109538002980626</text:p>
              </table:table-cell>
              <table:table-cell office:value-type="float" office:value="0.930379746835443">
                <text:p>0.930379746835443</text:p>
              </table:table-cell>
              <table:table-cell office:value-type="float" office:value="0.0461997019374069">
                <text:p>0.0461997019374069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142595978062">
                <text:p>0.126142595978062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0539305301645338">
                <text:p>0.0539305301645338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930769230769231">
                <text:p>0.930769230769231</text:p>
              </table:table-cell>
              <table:table-cell office:value-type="float" office:value="0.057649667405765">
                <text:p>0.05764966740576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529562982005">
                <text:p>0.146529562982005</text:p>
              </table:table-cell>
              <table:table-cell office:value-type="float" office:value="0.95">
                <text:p>0.95</text:p>
              </table:table-cell>
              <table:table-cell office:value-type="float" office:value="0.0604113110539846">
                <text:p>0.0604113110539846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963302752293578">
                <text:p>0.963302752293578</text:p>
              </table:table-cell>
              <table:table-cell office:value-type="float" office:value="0.0640465793304221">
                <text:p>0.0640465793304221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69494290375">
                <text:p>0.15986949429037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0701468189233279">
                <text:p>0.0701468189233279</text:p>
              </table:table-cell>
              <table:table-cell office:value-type="float" office:value="0.934782608695652">
                <text:p>0.93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723562152133581">
                <text:p>0.0723562152133581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799180327868853">
                <text:p>0.0799180327868853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927927927928">
                <text:p>0.177927927927928</text:p>
              </table:table-cell>
              <table:table-cell office:value-type="float" office:value="0.951807228915663">
                <text:p>0.951807228915663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42211055276">
                <text:p>0.18844221105527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085427135678392">
                <text:p>0.085427135678392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520547945205">
                <text:p>0.194520547945205</text:p>
              </table:table-cell>
              <table:table-cell office:value-type="float" office:value="0.972602739726027">
                <text:p>0.972602739726027</text:p>
              </table:table-cell>
              <table:table-cell office:value-type="float" office:value="0.0904109589041096">
                <text:p>0.090410958904109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030303030303">
                <text:p>0.203030303030303</text:p>
              </table:table-cell>
              <table:table-cell office:value-type="float" office:value="0.971014492753623">
                <text:p>0.971014492753623</text:p>
              </table:table-cell>
              <table:table-cell office:value-type="float" office:value="0.1">
                <text:p>0.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102649006622517">
                <text:p>0.102649006622517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0.107913669064748">
                <text:p>0.10791366906474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114173228346457">
                <text:p>0.114173228346457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DIRDEP'.A2:'INFER-2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DIRDEP'.A2:'INFER-2-DIRDEP'.A2" chart:class="chart:line">
            <chart:data-point/>
          </chart:series>
          <chart:series chart:attached-axis="primary-y" chart:style-name="ch11" chart:values-cell-range-address="'INFER-2-DIRDEP'.A3:'INFER-2-DIRDEP'.A3" chart:class="chart:line">
            <chart:data-point/>
          </chart:series>
          <chart:series chart:attached-axis="primary-y" chart:style-name="ch12" chart:values-cell-range-address="'INFER-2-DIRDEP'.A4:'INFER-2-DIRDEP'.A4" chart:class="chart:line">
            <chart:data-point/>
          </chart:series>
          <chart:series chart:attached-axis="primary-y" chart:style-name="ch13" chart:values-cell-range-address="'INFER-2-DIRDEP'.A5:'INFER-2-DIRDEP'.A5" chart:class="chart:line">
            <chart:data-point/>
          </chart:series>
          <chart:series chart:attached-axis="primary-y" chart:style-name="ch14" chart:values-cell-range-address="'INFER-2-DIRDEP'.A6:'INFER-2-DIRDEP'.A6" chart:class="chart:line">
            <chart:data-point/>
          </chart:series>
          <chart:series chart:attached-axis="primary-y" chart:style-name="ch15" chart:values-cell-range-address="'INFER-2-DIRDEP'.A7:'INFER-2-DIRDEP'.A7" chart:class="chart:line">
            <chart:data-point/>
          </chart:series>
          <chart:series chart:attached-axis="primary-y" chart:style-name="ch16" chart:values-cell-range-address="'INFER-2-DIRDEP'.A8:'INFER-2-DIRDEP'.A8" chart:class="chart:line">
            <chart:data-point/>
          </chart:series>
          <chart:series chart:attached-axis="primary-y" chart:style-name="ch17" chart:values-cell-range-address="'INFER-2-DIRDEP'.A9:'INFER-2-DIRDEP'.A9" chart:class="chart:line">
            <chart:data-point/>
          </chart:series>
          <chart:series chart:attached-axis="primary-y" chart:style-name="ch18" chart:values-cell-range-address="'INFER-2-DIRDEP'.A10:'INFER-2-DIRDEP'.A10" chart:class="chart:line">
            <chart:data-point/>
          </chart:series>
          <chart:series chart:attached-axis="primary-y" chart:style-name="ch19" chart:values-cell-range-address="'INFER-2-DIRDEP'.A11:'INFER-2-DIRDEP'.A11" chart:class="chart:line">
            <chart:data-point/>
          </chart:series>
          <chart:series chart:attached-axis="primary-y" chart:style-name="ch20" chart:values-cell-range-address="'INFER-2-DIRDEP'.A12:'INFER-2-DIRDEP'.A12" chart:class="chart:line">
            <chart:data-point/>
          </chart:series>
          <chart:series chart:attached-axis="primary-y" chart:style-name="ch21" chart:values-cell-range-address="'INFER-2-DIRDEP'.A13:'INFER-2-DIRDEP'.A13" chart:class="chart:line">
            <chart:data-point/>
          </chart:series>
          <chart:series chart:attached-axis="primary-y" chart:style-name="ch10" chart:values-cell-range-address="'INFER-2-DIRDEP'.A14:'INFER-2-DIRDEP'.A14" chart:class="chart:line">
            <chart:data-point/>
          </chart:series>
          <chart:series chart:attached-axis="primary-y" chart:style-name="ch11" chart:values-cell-range-address="'INFER-2-DIRDEP'.A15:'INFER-2-DIRDEP'.A15" chart:class="chart:line">
            <chart:data-point/>
          </chart:series>
          <chart:series chart:attached-axis="primary-y" chart:style-name="ch12" chart:values-cell-range-address="'INFER-2-DIRDEP'.A16:'INFER-2-DIRDEP'.A16" chart:class="chart:line">
            <chart:data-point/>
          </chart:series>
          <chart:series chart:attached-axis="primary-y" chart:style-name="ch13" chart:values-cell-range-address="'INFER-2-DIRDEP'.A17:'INFER-2-DIRDEP'.A17" chart:class="chart:line">
            <chart:data-point/>
          </chart:series>
          <chart:series chart:attached-axis="primary-y" chart:style-name="ch14" chart:values-cell-range-address="'INFER-2-DIRDEP'.A18:'INFER-2-DIRDEP'.A18" chart:class="chart:line">
            <chart:data-point/>
          </chart:series>
          <chart:series chart:attached-axis="primary-y" chart:style-name="ch15" chart:values-cell-range-address="'INFER-2-DIRDEP'.A19:'INFER-2-DIRDEP'.A19" chart:class="chart:line">
            <chart:data-point/>
          </chart:series>
          <chart:series chart:attached-axis="primary-y" chart:style-name="ch16" chart:values-cell-range-address="'INFER-2-DIRDEP'.A20:'INFER-2-DIRDEP'.A20" chart:class="chart:line">
            <chart:data-point/>
          </chart:series>
          <chart:series chart:attached-axis="primary-y" chart:style-name="ch17" chart:values-cell-range-address="'INFER-2-DIRDEP'.A21:'INFER-2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DIRDEP'.A2:'INFER-2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DIRDEP'.A3:'INFER-2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DIRDEP'.A4:'INFER-2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DIRDEP'.A5:'INFER-2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DIRDEP'.A6:'INFER-2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DIRDEP'.A7:'INFER-2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DIRDEP'.A8:'INFER-2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DIRDEP'.A9:'INFER-2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DIRDEP'.A10:'INFER-2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DIRDEP'.A11:'INFER-2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DIRDEP'.A12:'INFER-2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DIRDEP'.A13:'INFER-2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DIRDEP'.A14:'INFER-2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DIRDEP'.A15:'INFER-2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DIRDEP'.A16:'INFER-2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DIRDEP'.A17:'INFER-2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DIRDEP'.A18:'INFER-2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DIRDEP'.A19:'INFER-2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DIRDEP'.A20:'INFER-2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DIRDEP'.A21:'INFER-2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DIRDEP'.H3:'INFER-2-DIRDEP'.I21 'INFER-2-DIRDEP'.A1:'INFER-2-DIRDEP'.A1 'INFER-2-DIRDEP'.H26:'INFER-2-DIRDEP'.H44" chart:data-source-has-labels="row" svg:x="1.33cm" svg:y="0.179cm" svg:width="11.232cm" svg:height="7.659cm">
          <chartooo:coordinate-region svg:x="2.745cm" svg:y="0.379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DIRDEP'.H3:'INFER-2-DIRDEP'.H21" chart:label-cell-address="'INFER-2-DIRDEP'.A1:'INFER-2-DIRDEP'.A1" chart:class="chart:scatter">
            <chart:domain table:cell-range-address="'INFER-2-DIRDEP'.I3:'INFER-2-DIRDEP'.I21"/>
            <chart:data-point chart:repeated="19"/>
          </chart:series>
          <chart:series chart:style-name="ch9" chart:values-cell-range-address="'INFER-2-DIRDEP'.H26:'INFER-2-DIRDEP'.H44" chart:label-cell-address="'INFER-2-DIRDEP'.A1:'INFER-2-DIRDEP'.A1" chart:class="chart:scatter">
            <chart:domain table:cell-range-address="'INFER-2-DIRDEP'.I26:'INFER-2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DIRDEP'.I3:'INFER-2-DIRDEP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DIRDEP'.H3:'INFER-2-DIRDEP'.H21</svg:desc>
                </draw:g>
              </table:table-cell>
              <table:table-cell office:value-type="float" office:value="0.0146149522203485">
                <text:p>0.0146149522203485</text:p>
                <draw:g>
                  <svg:desc>'INFER-2-DIRDEP'.I26:'INFER-2-DIRDEP'.I44</svg:desc>
                </draw:g>
              </table:table-cell>
              <table:table-cell office:value-type="float" office:value="0.962962962962963">
                <text:p>0.962962962962963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201664532650448">
                <text:p>0.020166453265044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257320319432121">
                <text:p>0.0257320319432121</text:p>
              </table:table-cell>
              <table:table-cell office:value-type="float" office:value="0.983050847457627">
                <text:p>0.98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316529894490035">
                <text:p>0.0316529894490035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357675111773472">
                <text:p>0.0357675111773472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411334552102377">
                <text:p>0.0411334552102377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399113082039911">
                <text:p>0.0399113082039911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411311053984576">
                <text:p>0.0411311053984576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451237263464338">
                <text:p>0.045123726346433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489396411092985">
                <text:p>0.048939641109298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482374768089054">
                <text:p>0.048237476808905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512295081967213">
                <text:p>0.0512295081967213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518018018018018">
                <text:p>0.0518018018018018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552763819095477">
                <text:p>0.0552763819095477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0602739726027397">
                <text:p>0.0602739726027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.0695364238410596">
                <text:p>0.0695364238410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0719424460431655">
                <text:p>0.071942446043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.0748031496062992">
                <text:p>0.074803149606299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DIRDEP'.J2:'INFER-2-DIRDEP'.J21 'INFER-2-DIRDEP'.J25:'INFER-2-DIRDEP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DIRDEP'.J2:'INFER-2-DIRDEP'.J21" chart:label-cell-address="'INFER-1-BASE'.A1:'INFER-1-BASE'.A1" chart:class="chart:line">
            <chart:data-point chart:repeated="20"/>
          </chart:series>
          <chart:series chart:style-name="ch10" chart:values-cell-range-address="'INFER-2-DIRDEP'.J25:'INFER-2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DIRDEP'.J2:'INFER-2-DIRDEP'.J21</svg:desc>
                </draw:g>
              </table:table-cell>
              <table:table-cell office:value-type="float" office:value="NaN">
                <text:p>NaN</text:p>
                <draw:g>
                  <svg:desc>'INFER-2-DIRDEP'.J25:'INFER-2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1009023789992">
                <text:p>0.231009023789992</text:p>
              </table:table-cell>
              <table:table-cell office:value-type="float" office:value="0.0287929125138427">
                <text:p>0.028792912513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4339622641509">
                <text:p>0.294339622641509</text:p>
              </table:table-cell>
              <table:table-cell office:value-type="float" office:value="0.0395232120451694">
                <text:p>0.0395232120451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7331879316612">
                <text:p>0.337331879316612</text:p>
              </table:table-cell>
              <table:table-cell office:value-type="float" office:value="0.0501513186338089">
                <text:p>0.0501513186338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3183309892171">
                <text:p>0.373183309892171</text:p>
              </table:table-cell>
              <table:table-cell office:value-type="float" office:value="0.0613287904599659">
                <text:p>0.0613287904599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466472303207">
                <text:p>0.40466472303207</text:p>
              </table:table-cell>
              <table:table-cell office:value-type="float" office:value="0.0690150970524802">
                <text:p>0.0690150970524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8547486033519">
                <text:p>0.438547486033519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715596330275">
                <text:p>0.458715596330275</text:p>
              </table:table-cell>
              <table:table-cell office:value-type="float" office:value="0.0766773162939297">
                <text:p>0.0766773162939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5095785440613">
                <text:p>0.475095785440613</text:p>
              </table:table-cell>
              <table:table-cell office:value-type="float" office:value="0.0789149198520345">
                <text:p>0.0789149198520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086230876216968">
                <text:p>0.086230876216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595947556615">
                <text:p>0.500595947556615</text:p>
              </table:table-cell>
              <table:table-cell office:value-type="float" office:value="0.093167701863354">
                <text:p>0.093167701863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2064343163539">
                <text:p>0.512064343163539</text:p>
              </table:table-cell>
              <table:table-cell office:value-type="float" office:value="0.0918727915194346">
                <text:p>0.0918727915194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4926686217009">
                <text:p>0.524926686217009</text:p>
              </table:table-cell>
              <table:table-cell office:value-type="float" office:value="0.0972762645914397">
                <text:p>0.0972762645914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7331189710611">
                <text:p>0.527331189710611</text:p>
              </table:table-cell>
              <table:table-cell office:value-type="float" office:value="0.0982905982905983">
                <text:p>0.0982905982905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3516873889876">
                <text:p>0.543516873889876</text:p>
              </table:table-cell>
              <table:table-cell office:value-type="float" office:value="0.104513064133017">
                <text:p>0.104513064133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4913294797688">
                <text:p>0.554913294797688</text:p>
              </table:table-cell>
              <table:table-cell office:value-type="float" office:value="0.113695090439276">
                <text:p>0.113695090439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5400843881857">
                <text:p>0.56540084388185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551724137931">
                <text:p>0.56551724137931</text:p>
              </table:table-cell>
              <table:table-cell office:value-type="float" office:value="0.130030959752322">
                <text:p>0.130030959752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207920792079">
                <text:p>0.579207920792079</text:p>
              </table:table-cell>
              <table:table-cell office:value-type="float" office:value="0.134228187919463">
                <text:p>0.134228187919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6086956521739">
                <text:p>0.576086956521739</text:p>
              </table:table-cell>
              <table:table-cell office:value-type="float" office:value="0.139194139194139">
                <text:p>0.13919413919413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DIRDEP'.H3:'INFER-1-DIRDEP'.I21 'INFER-1-DIRDEP'.A1:'INFER-1-DIRDEP'.A1 'INFER-1-DIRDEP'.H26:'INFER-1-DIRDEP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DIRDEP'.H3:'INFER-1-DIRDEP'.H21" chart:label-cell-address="'INFER-1-DIRDEP'.A1:'INFER-1-DIRDEP'.A1" chart:class="chart:scatter">
            <chart:domain table:cell-range-address="'INFER-1-DIRDEP'.I3:'INFER-1-DIRDEP'.I21"/>
            <chart:data-point chart:repeated="19"/>
          </chart:series>
          <chart:series chart:style-name="ch9" chart:values-cell-range-address="'INFER-1-DIRDEP'.H26:'INFER-1-DIRDEP'.H44" chart:label-cell-address="'INFER-1-DIRDEP'.A1:'INFER-1-DIRDEP'.A1" chart:class="chart:scatter">
            <chart:domain table:cell-range-address="'INFER-1-DIRDEP'.I26:'INFER-1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DIRDEP'.I3:'INFER-1-DIRDEP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DIRDEP'.H3:'INFER-1-DIRDEP'.H21</svg:desc>
                </draw:g>
              </table:table-cell>
              <table:table-cell office:value-type="float" office:value="0.00580850665167697">
                <text:p>0.00580850665167697</text:p>
                <draw:g>
                  <svg:desc>'INFER-1-DIRDEP'.I26:'INFER-1-DIRDEP'.I44</svg:desc>
                </draw:g>
              </table:table-cell>
              <table:table-cell office:value-type="float" office:value="0.911764705882353">
                <text:p>0.911764705882353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0864276568501921">
                <text:p>0.00864276568501921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110913930789707">
                <text:p>0.0110913930789707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134818288393904">
                <text:p>0.0134818288393904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191956124314442">
                <text:p>0.0191956124314442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177383592017738">
                <text:p>0.0177383592017738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179948586118252">
                <text:p>0.0179948586118252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203784570596798">
                <text:p>0.020378457059679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212071778140294">
                <text:p>0.0212071778140294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0185528756957328">
                <text:p>0.018552875695732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0184426229508197">
                <text:p>0.01844262295081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0202702702702703">
                <text:p>0.02027027027027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0226130653266332">
                <text:p>0.02261306532663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.0246575342465753">
                <text:p>0.0246575342465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.0264900662251656">
                <text:p>0.026490066225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.0251798561151079">
                <text:p>0.025179856115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236220472440945">
                <text:p>0.02362204724409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DIRDEP'.H3:'INFER-2-DIRDEP'.I21 'INFER-1-BASE'.A1:'INFER-1-BASE'.A1 'INFER-2-DIRDEP'.H26:'INFER-2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DIRDEP'.H3:'INFER-2-DIRDEP'.H21" chart:label-cell-address="'INFER-1-BASE'.A1:'INFER-1-BASE'.A1" chart:class="chart:scatter">
            <chart:domain table:cell-range-address="'INFER-2-DIRDEP'.I3:'INFER-2-DIRDEP'.I21"/>
            <chart:data-point chart:repeated="19"/>
          </chart:series>
          <chart:series chart:style-name="ch10" chart:values-cell-range-address="'INFER-2-DIRDEP'.H26:'INFER-2-DIRDEP'.H44" chart:label-cell-address="'INFER-1-BASE'.A1:'INFER-1-BASE'.A1" chart:class="chart:scatter">
            <chart:domain table:cell-range-address="'INFER-2-DIRDEP'.I26:'INFER-2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DIRDEP'.I3:'INFER-2-DIRDEP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DIRDEP'.H3:'INFER-2-DIRDEP'.H21</svg:desc>
                </draw:g>
              </table:table-cell>
              <table:table-cell office:value-type="float" office:value="0.0146149522203485">
                <text:p>0.0146149522203485</text:p>
                <draw:g>
                  <svg:desc>'INFER-2-DIRDEP'.I26:'INFER-2-DIRDEP'.I44</svg:desc>
                </draw:g>
              </table:table-cell>
              <table:table-cell office:value-type="float" office:value="0.962962962962963">
                <text:p>0.962962962962963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201664532650448">
                <text:p>0.020166453265044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257320319432121">
                <text:p>0.0257320319432121</text:p>
              </table:table-cell>
              <table:table-cell office:value-type="float" office:value="0.983050847457627">
                <text:p>0.98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316529894490035">
                <text:p>0.0316529894490035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357675111773472">
                <text:p>0.0357675111773472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411334552102377">
                <text:p>0.0411334552102377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399113082039911">
                <text:p>0.0399113082039911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411311053984576">
                <text:p>0.0411311053984576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451237263464338">
                <text:p>0.045123726346433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489396411092985">
                <text:p>0.048939641109298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482374768089054">
                <text:p>0.048237476808905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512295081967213">
                <text:p>0.0512295081967213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518018018018018">
                <text:p>0.0518018018018018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552763819095477">
                <text:p>0.0552763819095477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0602739726027397">
                <text:p>0.0602739726027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.0695364238410596">
                <text:p>0.0695364238410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0719424460431655">
                <text:p>0.071942446043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.0748031496062992">
                <text:p>0.074803149606299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8cm" svg:width="10.462cm" svg:height="6.812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0298818624044">
                <text:p>0.130298818624044</text:p>
              </table:table-cell>
              <table:table-cell office:value-type="float" office:value="0.0417124039517014">
                <text:p>0.04171240395170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2503617945007">
                <text:p>0.172503617945007</text:p>
              </table:table-cell>
              <table:table-cell office:value-type="float" office:value="0.0576208178438662">
                <text:p>0.05762081784386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2601497832085">
                <text:p>0.202601497832085</text:p>
              </table:table-cell>
              <table:table-cell office:value-type="float" office:value="0.0699658703071672">
                <text:p>0.0699658703071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2771822358346">
                <text:p>0.232771822358346</text:p>
              </table:table-cell>
              <table:table-cell office:value-type="float" office:value="0.0838457238680827">
                <text:p>0.08384572386808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1146496815287">
                <text:p>0.261146496815287</text:p>
              </table:table-cell>
              <table:table-cell office:value-type="float" office:value="0.0946327683615819">
                <text:p>0.09463276836158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3076923076923">
                <text:p>0.283076923076923</text:p>
              </table:table-cell>
              <table:table-cell office:value-type="float" office:value="0.10671256454389">
                <text:p>0.106712564543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110301768990635">
                <text:p>0.1103017689906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063829787234">
                <text:p>0.3106382978723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6926770708283">
                <text:p>0.316926770708283</text:p>
              </table:table-cell>
              <table:table-cell office:value-type="float" office:value="0.127198917456022">
                <text:p>0.1271989174560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135746606334842">
                <text:p>0.1357466063348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9339339339339">
                <text:p>0.339339339339339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6534653465346">
                <text:p>0.346534653465346</text:p>
              </table:table-cell>
              <table:table-cell office:value-type="float" office:value="0.143396226415094">
                <text:p>0.1433962264150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0813743218807">
                <text:p>0.350813743218807</text:p>
              </table:table-cell>
              <table:table-cell office:value-type="float" office:value="0.152577319587629">
                <text:p>0.1525773195876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4501992031872">
                <text:p>0.374501992031872</text:p>
              </table:table-cell>
              <table:table-cell office:value-type="float" office:value="0.164759725400458">
                <text:p>0.164759725400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5281385281385">
                <text:p>0.385281385281385</text:p>
              </table:table-cell>
              <table:table-cell office:value-type="float" office:value="0.174129353233831">
                <text:p>0.1741293532338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01891252955083">
                <text:p>0.401891252955083</text:p>
              </table:table-cell>
              <table:table-cell office:value-type="float" office:value="0.190735694822888">
                <text:p>0.1907356948228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02061855670103">
                <text:p>0.402061855670103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88311688311688">
                <text:p>0.1883116883116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04907975460123">
                <text:p>0.404907975460123</text:p>
              </table:table-cell>
              <table:table-cell office:value-type="float" office:value="0.191489361702128">
                <text:p>0.191489361702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179cm" svg:width="10.053cm" svg:height="7.012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BASE'.I3:'INFER-1-BASE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BASE'.H3:'INFER-1-BASE'.H21</svg:desc>
                </draw:g>
              </table:table-cell>
              <table:table-cell office:value-type="float" office:value="0.0213603147835863">
                <text:p>0.0213603147835863</text:p>
                <draw:g>
                  <svg:desc>'INFER-1-BASE'.I26:'INFER-1-BASE'.I44</svg:desc>
                </draw:g>
              </table:table-cell>
              <table:table-cell office:value-type="float" office:value="0.883720930232558">
                <text:p>0.883720930232558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297695262483995">
                <text:p>0.0297695262483995</text:p>
              </table:table-cell>
              <table:table-cell office:value-type="float" office:value="0.894230769230769">
                <text:p>0.894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36379769299024">
                <text:p>0.036379769299024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439624853458382">
                <text:p>0.0439624853458382</text:p>
              </table:table-cell>
              <table:table-cell office:value-type="float" office:value="0.903614457831325">
                <text:p>0.90361445783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499254843517139">
                <text:p>0.0499254843517139</text:p>
              </table:table-cell>
              <table:table-cell office:value-type="float" office:value="0.905405405405405">
                <text:p>0.90540540540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56672760511883">
                <text:p>0.056672760511883</text:p>
              </table:table-cell>
              <table:table-cell office:value-type="float" office:value="0.911764705882353">
                <text:p>0.911764705882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587583148558758">
                <text:p>0.0587583148558758</text:p>
              </table:table-cell>
              <table:table-cell office:value-type="float" office:value="0.898305084745763">
                <text:p>0.898305084745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629820051413882">
                <text:p>0.0629820051413882</text:p>
              </table:table-cell>
              <table:table-cell office:value-type="float" office:value="0.890909090909091">
                <text:p>0.890909090909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684133915574964">
                <text:p>0.0684133915574964</text:p>
              </table:table-cell>
              <table:table-cell office:value-type="float" office:value="0.903846153846154">
                <text:p>0.903846153846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734094616639478">
                <text:p>0.07340946166394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0742115027829314">
                <text:p>0.0742115027829314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0778688524590164">
                <text:p>0.0778688524590164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0904522613065327">
                <text:p>0.0904522613065327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.0958904109589041">
                <text:p>0.0958904109589041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.10431654676259">
                <text:p>0.1043165467625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06299212598425">
                <text:p>0.106299212598425</text:p>
              </table:table-cell>
              <table:table-cell office:value-type="float" office:value="0.964285714285714">
                <text:p>0.96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SYNS'.A2:'INFER-1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SYNS'.A2:'INFER-1-SYNS'.A2" chart:class="chart:line">
            <chart:data-point/>
          </chart:series>
          <chart:series chart:attached-axis="primary-y" chart:style-name="ch11" chart:values-cell-range-address="'INFER-1-SYNS'.A3:'INFER-1-SYNS'.A3" chart:class="chart:line">
            <chart:data-point/>
          </chart:series>
          <chart:series chart:attached-axis="primary-y" chart:style-name="ch12" chart:values-cell-range-address="'INFER-1-SYNS'.A4:'INFER-1-SYNS'.A4" chart:class="chart:line">
            <chart:data-point/>
          </chart:series>
          <chart:series chart:attached-axis="primary-y" chart:style-name="ch13" chart:values-cell-range-address="'INFER-1-SYNS'.A5:'INFER-1-SYNS'.A5" chart:class="chart:line">
            <chart:data-point/>
          </chart:series>
          <chart:series chart:attached-axis="primary-y" chart:style-name="ch14" chart:values-cell-range-address="'INFER-1-SYNS'.A6:'INFER-1-SYNS'.A6" chart:class="chart:line">
            <chart:data-point/>
          </chart:series>
          <chart:series chart:attached-axis="primary-y" chart:style-name="ch15" chart:values-cell-range-address="'INFER-1-SYNS'.A7:'INFER-1-SYNS'.A7" chart:class="chart:line">
            <chart:data-point/>
          </chart:series>
          <chart:series chart:attached-axis="primary-y" chart:style-name="ch16" chart:values-cell-range-address="'INFER-1-SYNS'.A8:'INFER-1-SYNS'.A8" chart:class="chart:line">
            <chart:data-point/>
          </chart:series>
          <chart:series chart:attached-axis="primary-y" chart:style-name="ch17" chart:values-cell-range-address="'INFER-1-SYNS'.A9:'INFER-1-SYNS'.A9" chart:class="chart:line">
            <chart:data-point/>
          </chart:series>
          <chart:series chart:attached-axis="primary-y" chart:style-name="ch18" chart:values-cell-range-address="'INFER-1-SYNS'.A10:'INFER-1-SYNS'.A10" chart:class="chart:line">
            <chart:data-point/>
          </chart:series>
          <chart:series chart:attached-axis="primary-y" chart:style-name="ch19" chart:values-cell-range-address="'INFER-1-SYNS'.A11:'INFER-1-SYNS'.A11" chart:class="chart:line">
            <chart:data-point/>
          </chart:series>
          <chart:series chart:attached-axis="primary-y" chart:style-name="ch20" chart:values-cell-range-address="'INFER-1-SYNS'.A12:'INFER-1-SYNS'.A12" chart:class="chart:line">
            <chart:data-point/>
          </chart:series>
          <chart:series chart:attached-axis="primary-y" chart:style-name="ch21" chart:values-cell-range-address="'INFER-1-SYNS'.A13:'INFER-1-SYNS'.A13" chart:class="chart:line">
            <chart:data-point/>
          </chart:series>
          <chart:series chart:attached-axis="primary-y" chart:style-name="ch10" chart:values-cell-range-address="'INFER-1-SYNS'.A14:'INFER-1-SYNS'.A14" chart:class="chart:line">
            <chart:data-point/>
          </chart:series>
          <chart:series chart:attached-axis="primary-y" chart:style-name="ch11" chart:values-cell-range-address="'INFER-1-SYNS'.A15:'INFER-1-SYNS'.A15" chart:class="chart:line">
            <chart:data-point/>
          </chart:series>
          <chart:series chart:attached-axis="primary-y" chart:style-name="ch12" chart:values-cell-range-address="'INFER-1-SYNS'.A16:'INFER-1-SYNS'.A16" chart:class="chart:line">
            <chart:data-point/>
          </chart:series>
          <chart:series chart:attached-axis="primary-y" chart:style-name="ch13" chart:values-cell-range-address="'INFER-1-SYNS'.A17:'INFER-1-SYNS'.A17" chart:class="chart:line">
            <chart:data-point/>
          </chart:series>
          <chart:series chart:attached-axis="primary-y" chart:style-name="ch14" chart:values-cell-range-address="'INFER-1-SYNS'.A18:'INFER-1-SYNS'.A18" chart:class="chart:line">
            <chart:data-point/>
          </chart:series>
          <chart:series chart:attached-axis="primary-y" chart:style-name="ch15" chart:values-cell-range-address="'INFER-1-SYNS'.A19:'INFER-1-SYNS'.A19" chart:class="chart:line">
            <chart:data-point/>
          </chart:series>
          <chart:series chart:attached-axis="primary-y" chart:style-name="ch16" chart:values-cell-range-address="'INFER-1-SYNS'.A20:'INFER-1-SYNS'.A20" chart:class="chart:line">
            <chart:data-point/>
          </chart:series>
          <chart:series chart:attached-axis="primary-y" chart:style-name="ch17" chart:values-cell-range-address="'INFER-1-SYNS'.A21:'INFER-1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SYNS'.A2:'INFER-1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SYNS'.A3:'INFER-1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SYNS'.A4:'INFER-1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SYNS'.A5:'INFER-1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SYNS'.A6:'INFER-1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SYNS'.A7:'INFER-1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SYNS'.A8:'INFER-1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SYNS'.A9:'INFER-1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SYNS'.A10:'INFER-1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SYNS'.A11:'INFER-1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SYNS'.A12:'INFER-1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SYNS'.A13:'INFER-1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SYNS'.A14:'INFER-1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SYNS'.A15:'INFER-1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SYNS'.A16:'INFER-1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SYNS'.A17:'INFER-1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SYNS'.A18:'INFER-1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SYNS'.A19:'INFER-1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SYNS'.A20:'INFER-1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SYNS'.A21:'INFER-1-SYNS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SYNS'.H3:'INFER-1-SYNS'.I21 'INFER-1-SYNS'.A1:'INFER-1-SYNS'.A1 'INFER-1-SYNS'.H26:'INFER-1-SYNS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SYNS'.H3:'INFER-1-SYNS'.H21" chart:label-cell-address="'INFER-1-SYNS'.A1:'INFER-1-SYNS'.A1" chart:class="chart:scatter">
            <chart:domain table:cell-range-address="'INFER-1-SYNS'.I3:'INFER-1-SYNS'.I21"/>
            <chart:data-point chart:repeated="19"/>
          </chart:series>
          <chart:series chart:style-name="ch9" chart:values-cell-range-address="'INFER-1-SYNS'.H26:'INFER-1-SYNS'.H44" chart:label-cell-address="'INFER-1-SYNS'.A1:'INFER-1-SYNS'.A1" chart:class="chart:scatter">
            <chart:domain table:cell-range-address="'INFER-1-SYNS'.I26:'INFER-1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20179876335">
                <text:p>0.0297920179876335</text:p>
                <draw:g>
                  <svg:desc>'INFER-1-SYNS'.I3:'INFER-1-SYNS'.I21</svg:desc>
                </draw:g>
              </table:table-cell>
              <table:table-cell office:value-type="float" office:value="0.878453038674033">
                <text:p>0.878453038674033</text:p>
                <draw:g>
                  <svg:desc>'INFER-1-SYNS'.H3:'INFER-1-SYNS'.H21</svg:desc>
                </draw:g>
              </table:table-cell>
              <table:table-cell office:value-type="float" office:value="0.00955593029792018">
                <text:p>0.00955593029792018</text:p>
                <draw:g>
                  <svg:desc>'INFER-1-SYNS'.I26:'INFER-1-SYNS'.I44</svg:desc>
                </draw:g>
              </table:table-cell>
              <table:table-cell office:value-type="float" office:value="0.864406779661017">
                <text:p>0.864406779661017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937259923175">
                <text:p>0.042893725992317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2386867790595">
                <text:p>0.053238686779059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018189884649512">
                <text:p>0.018189884649512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336459554514">
                <text:p>0.0621336459554514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0211019929660023">
                <text:p>0.0211019929660023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0253353204173">
                <text:p>0.0730253353204173</text:p>
              </table:table-cell>
              <table:table-cell office:value-type="float" office:value="0.89908256880734">
                <text:p>0.89908256880734</text:p>
              </table:table-cell>
              <table:table-cell office:value-type="float" office:value="0.0245901639344262">
                <text:p>0.024590163934426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950639853748">
                <text:p>0.0840950639853748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0283363802559415">
                <text:p>0.0283363802559415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0177383592018">
                <text:p>0.092017738359201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0310421286031042">
                <text:p>0.031042128603104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827763496144">
                <text:p>0.102827763496144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0.0334190231362468">
                <text:p>0.0334190231362468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14701601164">
                <text:p>0.107714701601164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561174551387">
                <text:p>0.112561174551387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0407830342577488">
                <text:p>0.0407830342577488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7829313544">
                <text:p>0.115027829313544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0450819672131148">
                <text:p>0.045081967213114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378378378378">
                <text:p>0.128378378378378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472972972972973">
                <text:p>0.047297297297297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050251256281407">
                <text:p>0.050251256281407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72602739726">
                <text:p>0.1397260273972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52054794520548">
                <text:p>0.052054794520548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424242424242">
                <text:p>0.142424242424242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0.0575757575757576">
                <text:p>0.0575757575757576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84105960265">
                <text:p>0.142384105960265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0575539568345324">
                <text:p>0.0575539568345324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0590551181102362">
                <text:p>0.0590551181102362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SYNS'.J2:'INFER-1-SYNS'.J21 'INFER-1-SYNS'.J25:'INFER-1-SYNS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SYNS'.J2:'INFER-1-SYNS'.J21" chart:label-cell-address="'INFER-1-BASE'.A1:'INFER-1-BASE'.A1" chart:class="chart:line">
            <chart:data-point chart:repeated="20"/>
          </chart:series>
          <chart:series chart:style-name="ch10" chart:values-cell-range-address="'INFER-1-SYNS'.J25:'INFER-1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SYNS'.J2:'INFER-1-SYNS'.J21</svg:desc>
                </draw:g>
              </table:table-cell>
              <table:table-cell office:value-type="float" office:value="NaN">
                <text:p>NaN</text:p>
                <draw:g>
                  <svg:desc>'INFER-1-SYNS'.J25:'INFER-1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6295759333092">
                <text:p>0.0576295759333092</text:p>
              </table:table-cell>
              <table:table-cell office:value-type="float" office:value="0.0189028910303929">
                <text:p>0.0189028910303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857055589493">
                <text:p>0.081857055589493</text:p>
              </table:table-cell>
              <table:table-cell office:value-type="float" office:value="0.0277252678008822">
                <text:p>0.0277252678008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0586756077117">
                <text:p>0.100586756077117</text:p>
              </table:table-cell>
              <table:table-cell office:value-type="float" office:value="0.0356521739130435">
                <text:p>0.0356521739130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228070175439">
                <text:p>0.116228070175439</text:p>
              </table:table-cell>
              <table:table-cell office:value-type="float" office:value="0.0412135088723526">
                <text:p>0.0412135088723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079255685734">
                <text:p>0.135079255685734</text:p>
              </table:table-cell>
              <table:table-cell office:value-type="float" office:value="0.0478260869565217">
                <text:p>0.04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0549158547387068">
                <text:p>0.0549158547387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002012072435">
                <text:p>0.167002012072435</text:p>
              </table:table-cell>
              <table:table-cell office:value-type="float" office:value="0.0599571734475375">
                <text:p>0.0599571734475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0643564356435644">
                <text:p>0.064356435643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464052287582">
                <text:p>0.193464052287582</text:p>
              </table:table-cell>
              <table:table-cell office:value-type="float" office:value="0.0699300699300699">
                <text:p>0.0699300699300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1166180758017">
                <text:p>0.201166180758017</text:p>
              </table:table-cell>
              <table:table-cell office:value-type="float" office:value="0.078003120124805">
                <text:p>0.078003120124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95867768595">
                <text:p>0.20495867768595</text:p>
              </table:table-cell>
              <table:table-cell office:value-type="float" office:value="0.0780141843971631">
                <text:p>0.0780141843971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0614828209765">
                <text:p>0.220614828209765</text:p>
              </table:table-cell>
              <table:table-cell office:value-type="float" office:value="0.0857699805068226">
                <text:p>0.0857699805068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742574257426">
                <text:p>0.225742574257426</text:p>
              </table:table-cell>
              <table:table-cell office:value-type="float" office:value="0.0897435897435897">
                <text:p>0.0897435897435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7362637362637">
                <text:p>0.237362637362637</text:p>
              </table:table-cell>
              <table:table-cell office:value-type="float" office:value="0.0950118764845606">
                <text:p>0.0950118764845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019138755981">
                <text:p>0.244019138755981</text:p>
              </table:table-cell>
              <table:table-cell office:value-type="float" office:value="0.0984455958549223">
                <text:p>0.0984455958549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802110817942">
                <text:p>0.24802110817942</text:p>
              </table:table-cell>
              <table:table-cell office:value-type="float" office:value="0.108262108262108">
                <text:p>0.108262108262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7838616714697">
                <text:p>0.247838616714697</text:p>
              </table:table-cell>
              <table:table-cell office:value-type="float" office:value="0.105919003115265">
                <text:p>0.105919003115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108474576271186">
                <text:p>0.108474576271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38566552901">
                <text:p>0.25938566552901</text:p>
              </table:table-cell>
              <table:table-cell office:value-type="float" office:value="0.111111111111111">
                <text:p>0.1111111111111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DIRDEP'.J2:'INFER-1-DIRDEP'.J21 'INFER-1-DIRDEP'.J25:'INFER-1-DIRDEP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DIRDEP'.J2:'INFER-1-DIRDEP'.J21" chart:label-cell-address="'INFER-1-BASE'.A1:'INFER-1-BASE'.A1" chart:class="chart:line">
            <chart:data-point chart:repeated="20"/>
          </chart:series>
          <chart:series chart:style-name="ch10" chart:values-cell-range-address="'INFER-1-DIRDEP'.J25:'INFER-1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DIRDEP'.J2:'INFER-1-DIRDEP'.J21</svg:desc>
                </draw:g>
              </table:table-cell>
              <table:table-cell office:value-type="float" office:value="NaN">
                <text:p>NaN</text:p>
                <draw:g>
                  <svg:desc>'INFER-1-DIRDEP'.J25:'INFER-1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298818624044">
                <text:p>0.130298818624044</text:p>
              </table:table-cell>
              <table:table-cell office:value-type="float" office:value="0.0115434742133681">
                <text:p>0.0115434742133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2503617945007">
                <text:p>0.172503617945007</text:p>
              </table:table-cell>
              <table:table-cell office:value-type="float" office:value="0.0171319796954315">
                <text:p>0.0171319796954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601497832085">
                <text:p>0.202601497832085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2771822358346">
                <text:p>0.232771822358346</text:p>
              </table:table-cell>
              <table:table-cell office:value-type="float" office:value="0.0265895953757225">
                <text:p>0.0265895953757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146496815287">
                <text:p>0.261146496815287</text:p>
              </table:table-cell>
              <table:table-cell office:value-type="float" office:value="0.0322344322344322">
                <text:p>0.0322344322344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076923076923">
                <text:p>0.283076923076923</text:p>
              </table:table-cell>
              <table:table-cell office:value-type="float" office:value="0.0376344086021505">
                <text:p>0.0376344086021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0348204570184984">
                <text:p>0.0348204570184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063829787234">
                <text:p>0.31063829787234</text:p>
              </table:table-cell>
              <table:table-cell office:value-type="float" office:value="0.0353089533417402">
                <text:p>0.0353089533417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926770708283">
                <text:p>0.316926770708283</text:p>
              </table:table-cell>
              <table:table-cell office:value-type="float" office:value="0.0398860398860399">
                <text:p>0.0398860398860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0414673046251994">
                <text:p>0.0414673046251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39339339339">
                <text:p>0.339339339339339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6534653465346">
                <text:p>0.346534653465346</text:p>
              </table:table-cell>
              <table:table-cell office:value-type="float" office:value="0.036144578313253">
                <text:p>0.036144578313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813743218807">
                <text:p>0.350813743218807</text:p>
              </table:table-cell>
              <table:table-cell office:value-type="float" office:value="0.039647577092511">
                <text:p>0.039647577092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4501992031872">
                <text:p>0.374501992031872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281385281385">
                <text:p>0.385281385281385</text:p>
              </table:table-cell>
              <table:table-cell office:value-type="float" office:value="0.0481283422459893">
                <text:p>0.0481283422459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1891252955083">
                <text:p>0.401891252955083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061855670103">
                <text:p>0.402061855670103</text:p>
              </table:table-cell>
              <table:table-cell office:value-type="float" office:value="0.0516129032258065">
                <text:p>0.0516129032258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491228070175439">
                <text:p>0.0491228070175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4907975460123">
                <text:p>0.404907975460123</text:p>
              </table:table-cell>
              <table:table-cell office:value-type="float" office:value="0.0461538461538462">
                <text:p>0.04615384615384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SYNS'.H3:'INFER-1-SYNS'.I21 'INFER-1-BASE'.A1:'INFER-1-BASE'.A1 'INFER-1-SYNS'.H26:'INFER-1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SYNS'.H3:'INFER-1-SYNS'.H21" chart:label-cell-address="'INFER-1-BASE'.A1:'INFER-1-BASE'.A1" chart:class="chart:scatter">
            <chart:domain table:cell-range-address="'INFER-1-SYNS'.I3:'INFER-1-SYNS'.I21"/>
            <chart:data-point chart:repeated="19"/>
          </chart:series>
          <chart:series chart:style-name="ch10" chart:values-cell-range-address="'INFER-1-SYNS'.H26:'INFER-1-SYNS'.H44" chart:label-cell-address="'INFER-1-BASE'.A1:'INFER-1-BASE'.A1" chart:class="chart:scatter">
            <chart:domain table:cell-range-address="'INFER-1-SYNS'.I26:'INFER-1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20179876335">
                <text:p>0.0297920179876335</text:p>
                <draw:g>
                  <svg:desc>'INFER-1-SYNS'.I3:'INFER-1-SYNS'.I21</svg:desc>
                </draw:g>
              </table:table-cell>
              <table:table-cell office:value-type="float" office:value="0.878453038674033">
                <text:p>0.878453038674033</text:p>
                <draw:g>
                  <svg:desc>'INFER-1-SYNS'.H3:'INFER-1-SYNS'.H21</svg:desc>
                </draw:g>
              </table:table-cell>
              <table:table-cell office:value-type="float" office:value="0.00955593029792018">
                <text:p>0.00955593029792018</text:p>
                <draw:g>
                  <svg:desc>'INFER-1-SYNS'.I26:'INFER-1-SYNS'.I44</svg:desc>
                </draw:g>
              </table:table-cell>
              <table:table-cell office:value-type="float" office:value="0.864406779661017">
                <text:p>0.864406779661017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937259923175">
                <text:p>0.042893725992317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2386867790595">
                <text:p>0.053238686779059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018189884649512">
                <text:p>0.018189884649512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336459554514">
                <text:p>0.0621336459554514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0211019929660023">
                <text:p>0.0211019929660023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0253353204173">
                <text:p>0.0730253353204173</text:p>
              </table:table-cell>
              <table:table-cell office:value-type="float" office:value="0.89908256880734">
                <text:p>0.89908256880734</text:p>
              </table:table-cell>
              <table:table-cell office:value-type="float" office:value="0.0245901639344262">
                <text:p>0.024590163934426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950639853748">
                <text:p>0.0840950639853748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0283363802559415">
                <text:p>0.0283363802559415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0177383592018">
                <text:p>0.092017738359201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0310421286031042">
                <text:p>0.031042128603104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827763496144">
                <text:p>0.102827763496144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0.0334190231362468">
                <text:p>0.0334190231362468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14701601164">
                <text:p>0.107714701601164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561174551387">
                <text:p>0.112561174551387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0407830342577488">
                <text:p>0.0407830342577488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7829313544">
                <text:p>0.115027829313544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0450819672131148">
                <text:p>0.045081967213114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378378378378">
                <text:p>0.128378378378378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472972972972973">
                <text:p>0.047297297297297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050251256281407">
                <text:p>0.050251256281407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72602739726">
                <text:p>0.1397260273972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52054794520548">
                <text:p>0.052054794520548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424242424242">
                <text:p>0.142424242424242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0.0575757575757576">
                <text:p>0.0575757575757576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84105960265">
                <text:p>0.142384105960265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0575539568345324">
                <text:p>0.0575539568345324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0590551181102362">
                <text:p>0.0590551181102362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